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Cambria" svg:font-family="Cambria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77mm"/>
    </style:style>
    <style:style style:name="co2" style:family="table-column">
      <style:table-column-properties fo:break-before="auto" style:column-width="11.1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15.95mm"/>
    </style:style>
    <style:style style:name="co5" style:family="table-column">
      <style:table-column-properties fo:break-before="auto" style:column-width="15.42mm"/>
    </style:style>
    <style:style style:name="co6" style:family="table-column">
      <style:table-column-properties fo:break-before="auto" style:column-width="19.03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10.37mm"/>
    </style:style>
    <style:style style:name="co11" style:family="table-column">
      <style:table-column-properties fo:break-before="auto" style:column-width="33.88mm"/>
    </style:style>
    <style:style style:name="co12" style:family="table-column">
      <style:table-column-properties fo:break-before="auto" style:column-width="48.74mm"/>
    </style:style>
    <style:style style:name="co13" style:family="table-column">
      <style:table-column-properties fo:break-before="auto" style:column-width="26.6mm"/>
    </style:style>
    <style:style style:name="co14" style:family="table-column">
      <style:table-column-properties fo:break-before="auto" style:column-width="23.51mm"/>
    </style:style>
    <style:style style:name="co15" style:family="table-column">
      <style:table-column-properties fo:break-before="auto" style:column-width="27.71mm"/>
    </style:style>
    <style:style style:name="co16" style:family="table-column">
      <style:table-column-properties fo:break-before="auto" style:column-width="28.56mm"/>
    </style:style>
    <style:style style:name="co17" style:family="table-column">
      <style:table-column-properties fo:break-before="auto" style:column-width="20.16mm"/>
    </style:style>
    <style:style style:name="co18" style:family="table-column">
      <style:table-column-properties fo:break-before="auto" style:column-width="31.36mm"/>
    </style:style>
    <style:style style:name="co19" style:family="table-column">
      <style:table-column-properties fo:break-before="auto" style:column-width="29.4mm"/>
    </style:style>
    <style:style style:name="co20" style:family="table-column">
      <style:table-column-properties fo:break-before="auto" style:column-width="34.17mm"/>
    </style:style>
    <style:style style:name="co21" style:family="table-column">
      <style:table-column-properties fo:break-before="auto" style:column-width="31.93mm"/>
    </style:style>
    <style:style style:name="co22" style:family="table-column">
      <style:table-column-properties fo:break-before="auto" style:column-width="38.75mm"/>
    </style:style>
    <style:style style:name="co23" style:family="table-column">
      <style:table-column-properties fo:break-before="auto" style:column-width="5.26mm"/>
    </style:style>
    <style:style style:name="co24" style:family="table-column">
      <style:table-column-properties fo:break-before="auto" style:column-width="42.3mm"/>
    </style:style>
    <style:style style:name="co25" style:family="table-column">
      <style:table-column-properties fo:break-before="auto" style:column-width="48.01mm"/>
    </style:style>
    <style:style style:name="co26" style:family="table-column">
      <style:table-column-properties fo:break-before="auto" style:column-width="49.92mm"/>
    </style:style>
    <style:style style:name="co27" style:family="table-column">
      <style:table-column-properties fo:break-before="auto" style:column-width="30.3mm"/>
    </style:style>
    <style:style style:name="co28" style:family="table-column">
      <style:table-column-properties fo:break-before="auto" style:column-width="33.85mm"/>
    </style:style>
    <style:style style:name="co29" style:family="table-column">
      <style:table-column-properties fo:break-before="auto" style:column-width="33.3mm"/>
    </style:style>
    <style:style style:name="co30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10.64mm"/>
    </style:style>
    <style:style style:name="co32" style:family="table-column">
      <style:table-column-properties fo:break-before="auto" style:column-width="26.05mm"/>
    </style:style>
    <style:style style:name="co33" style:family="table-column">
      <style:table-column-properties fo:break-before="auto" style:column-width="7.27mm"/>
    </style:style>
    <style:style style:name="co34" style:family="table-column">
      <style:table-column-properties fo:break-before="auto" style:column-width="38.63mm"/>
    </style:style>
    <style:style style:name="co35" style:family="table-column">
      <style:table-column-properties fo:break-before="auto" style:column-width="5.87mm"/>
    </style:style>
    <style:style style:name="co36" style:family="table-column">
      <style:table-column-properties fo:break-before="auto" style:column-width="16.25mm"/>
    </style:style>
    <style:style style:name="co37" style:family="table-column">
      <style:table-column-properties fo:break-before="auto" style:column-width="4.5mm"/>
    </style:style>
    <style:style style:name="co38" style:family="table-column">
      <style:table-column-properties fo:break-before="auto" style:column-width="9.81mm"/>
    </style:style>
    <style:style style:name="co39" style:family="table-column">
      <style:table-column-properties fo:break-before="auto" style:column-width="11.77mm"/>
    </style:style>
    <style:style style:name="co40" style:family="table-column">
      <style:table-column-properties fo:break-before="auto" style:column-width="5.61mm"/>
    </style:style>
    <style:style style:name="co41" style:family="table-column">
      <style:table-column-properties fo:break-before="auto" style:column-width="84.84mm"/>
    </style:style>
    <style:style style:name="co42" style:family="table-column">
      <style:table-column-properties fo:break-before="auto" style:column-width="82.5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Research">
      <style:table-properties table:display="true" style:writing-mode="lr-tb"/>
    </style:style>
    <style:style style:name="ta2" style:family="table" style:master-page-name="PageStyle_5f_Split_20_Configuration_20__28_buildings_29_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Concat_20_BuildingSplitsConfig">
      <style:table-properties table:display="true" style:writing-mode="lr-tb"/>
    </style:style>
    <style:style style:name="ta5" style:family="table" style:master-page-name="PageStyle_5f_Concat_20_BuildingsAddressList_20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3434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ab4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a64d7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fo:background-color="#bdbd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4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Segoe U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Segoe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0000" style:text-outline="false" style:text-line-through-style="none" style:text-line-through-type="none" style:font-name="Segoe U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Segoe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fo:border="0.06pt solid #000000"/>
    </style:style>
    <style:style style:name="ce44" style:family="table-cell" style:parent-style-name="Default" style:data-style-name="N100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00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Split Configuration (buildings)'.$A$2:.$AMJ$2])" table:allow-empty-cell="true" table:display-list="unsorted" table:base-cell-address="'Concat BuildingsAddressList '.B2"/>
      </table:content-validations>
      <table:table table:name="Resear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8" table:default-cell-style-name="Default"/>
        <table:table-column table:style-name="co9" table:number-columns-repeated="988" table:default-cell-style-name="Default"/>
        <table:table-row table:style-name="ro1">
          <table:table-cell table:style-name="ce1"/>
          <table:table-cell table:style-name="ce4" office:value-type="string" calcext:value-type="string">
            <text:p>Time</text:p>
          </table:table-cell>
          <table:table-cell table:style-name="ce8" office:value-type="string" calcext:value-type="string">
            <text:p>Automation</text:p>
          </table:table-cell>
          <table:table-cell table:style-name="ce10" office:value-type="string" calcext:value-type="string">
            <text:p>Logistic</text:p>
          </table:table-cell>
          <table:table-cell table:style-name="ce12" office:value-type="string" calcext:value-type="string">
            <text:p>Military</text:p>
          </table:table-cell>
          <table:table-cell table:style-name="ce14" office:value-type="string" calcext:value-type="string">
            <text:p>Chemical</text:p>
          </table:table-cell>
          <table:table-cell table:style-name="ce16" office:value-type="string" calcext:value-type="string">
            <text:p>Production</text:p>
          </table:table-cell>
          <table:table-cell table:style-name="ce18" office:value-type="string" calcext:value-type="string">
            <text:p>Utilit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utomation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11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Logistics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20" calcext:value-type="float">
            <text:p>20</text:p>
          </table:table-cell>
          <table:table-cell table:style-name="ce11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30" calcext:value-type="float">
            <text:p>30</text:p>
          </table:table-cell>
          <table:table-cell table:style-name="ce11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Fast Inserter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30" calcext:value-type="float">
            <text:p>30</text:p>
          </table:table-cell>
          <table:table-cell table:style-name="ce11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Logistic Science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75" calcext:value-type="float">
            <text:p>75</text:p>
          </table:table-cell>
          <table:table-cell table:style-name="ce11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Steel Processing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float" office:value="50" calcext:value-type="float">
            <text:p>50</text:p>
          </table:table-cell>
          <table:table-cell table:style-name="ce11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Steel Axe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11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Automation 2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40" calcext:value-type="float">
            <text:p>40</text:p>
          </table:table-cell>
          <table:table-cell table:style-name="ce11" office:value-type="float" office:value="40" calcext:value-type="float">
            <text:p>4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Adv. Material Proc.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Engine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Fluid Handling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Oil Process.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Plastics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200" calcext:value-type="float">
            <text:p>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Advanced Electronics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200" calcext:value-type="float">
            <text:p>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sulfur-processing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50" calcext:value-type="float">
            <text:p>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chemical-science-pack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battery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50" calcext:value-type="float">
            <text:p>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modules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productivity-module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logistics-2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200" calcext:value-type="float">
            <text:p>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railway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speed-module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advanced-oil-processing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lubricant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electric-engine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robotics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construction-robotics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/>
          <table:table-cell table:style-name="ce15" office:value-type="float" office:value="100" calcext:value-type="float">
            <text:p>100</text:p>
          </table:table-cell>
          <table:table-cell table:style-name="ce17"/>
          <table:table-cell table:style-name="ce19"/>
          <table:table-cell table:number-columns-repeated="1016"/>
        </table:table-row>
        <table:table-row table:style-name="ro1">
          <table:table-cell table:style-name="ce2" office:value-type="string" calcext:value-type="string">
            <text:p>worker-robots-speed-1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11" office:value-type="float" office:value="50" calcext:value-type="float">
            <text:p>50</text:p>
          </table:table-cell>
          <table:table-cell table:style-name="ce13"/>
          <table:table-cell table:style-name="ce15" office:value-type="float" office:value="50" calcext:value-type="float">
            <text:p>50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worker-robots-speed-2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/>
          <table:table-cell table:style-name="ce15" office:value-type="float" office:value="100" calcext:value-type="float">
            <text:p>100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advanced-electronics-2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float" office:value="200" calcext:value-type="float">
            <text:p>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advanced-material-processing-2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/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production-science-pack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/>
          <table:table-cell table:style-name="ce15" office:value-type="float" office:value="100" calcext:value-type="float">
            <text:p>100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low-density-structure</text:p>
          </table:table-cell>
          <table:table-cell table:style-name="ce5" office:value-type="float" office:value="45" calcext:value-type="float">
            <text:p>45</text:p>
          </table:table-cell>
          <table:table-cell table:style-name="ce9" office:value-type="float" office:value="300" calcext:value-type="float">
            <text:p>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3"/>
          <table:table-cell table:style-name="ce15" office:value-type="float" office:value="300" calcext:value-type="float">
            <text:p>300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utility-science-pack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style-name="ce13"/>
          <table:table-cell table:style-name="ce15" office:value-type="float" office:value="100" calcext:value-type="float">
            <text:p>100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cket-fuel</text:p>
          </table:table-cell>
          <table:table-cell table:style-name="ce5" office:value-type="float" office:value="45" calcext:value-type="float">
            <text:p>45</text:p>
          </table:table-cell>
          <table:table-cell table:style-name="ce9" office:value-type="float" office:value="300" calcext:value-type="float">
            <text:p>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3"/>
          <table:table-cell table:style-name="ce15" office:value-type="float" office:value="300" calcext:value-type="float">
            <text:p>300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productivity-module-2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 office:value-type="float" office:value="75" calcext:value-type="float">
            <text:p>75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speed-module-2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 office:value-type="float" office:value="75" calcext:value-type="float">
            <text:p>75</text:p>
          </table:table-cell>
          <table:table-cell table:style-name="ce17"/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productivity-module-3</text:p>
          </table:table-cell>
          <table:table-cell table:style-name="ce5" office:value-type="float" office:value="60" calcext:value-type="float">
            <text:p>60</text:p>
          </table:table-cell>
          <table:table-cell table:style-name="ce9" office:value-type="float" office:value="300" calcext:value-type="float">
            <text:p>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3"/>
          <table:table-cell table:style-name="ce15" office:value-type="float" office:value="300" calcext:value-type="float">
            <text:p>300</text:p>
          </table:table-cell>
          <table:table-cell table:style-name="ce17" office:value-type="float" office:value="300" calcext:value-type="float">
            <text:p>300</text:p>
          </table:table-cell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speed-module-3</text:p>
          </table:table-cell>
          <table:table-cell table:style-name="ce5" office:value-type="float" office:value="60" calcext:value-type="float">
            <text:p>60</text:p>
          </table:table-cell>
          <table:table-cell table:style-name="ce9" office:value-type="float" office:value="300" calcext:value-type="float">
            <text:p>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3"/>
          <table:table-cell table:style-name="ce15" office:value-type="float" office:value="300" calcext:value-type="float">
            <text:p>300</text:p>
          </table:table-cell>
          <table:table-cell table:style-name="ce17" office:value-type="float" office:value="300" calcext:value-type="float">
            <text:p>300</text:p>
          </table:table-cell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cket-control-unit</text:p>
          </table:table-cell>
          <table:table-cell table:style-name="ce5" office:value-type="float" office:value="45" calcext:value-type="float">
            <text:p>45</text:p>
          </table:table-cell>
          <table:table-cell table:style-name="ce9" office:value-type="float" office:value="300" calcext:value-type="float">
            <text:p>300</text:p>
          </table:table-cell>
          <table:table-cell table:style-name="ce11" office:value-type="float" office:value="300" calcext:value-type="float">
            <text:p>300</text:p>
          </table:table-cell>
          <table:table-cell table:style-name="ce13"/>
          <table:table-cell table:style-name="ce15" office:value-type="float" office:value="300" calcext:value-type="float">
            <text:p>300</text:p>
          </table:table-cell>
          <table:table-cell table:style-name="ce17"/>
          <table:table-cell table:style-name="ce19" office:value-type="float" office:value="300" calcext:value-type="float">
            <text:p>30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effect-transmission</text:p>
          </table:table-cell>
          <table:table-cell table:style-name="ce5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style-name="ce13"/>
          <table:table-cell table:style-name="ce15" office:value-type="float" office:value="75" calcext:value-type="float">
            <text:p>75</text:p>
          </table:table-cell>
          <table:table-cell table:style-name="ce17" office:value-type="float" office:value="75" calcext:value-type="float">
            <text:p>75</text:p>
          </table:table-cell>
          <table:table-cell table:style-name="ce19"/>
          <table:table-cell table:style-name="ce7"/>
          <table:table-cell table:number-columns-repeated="1015"/>
        </table:table-row>
        <table:table-row table:style-name="ro1">
          <table:table-cell table:style-name="ce2" office:value-type="string" calcext:value-type="string">
            <text:p>Rocket Silo</text:p>
          </table:table-cell>
          <table:table-cell table:style-name="ce5" office:value-type="float" office:value="60" calcext:value-type="float">
            <text:p>60</text:p>
          </table:table-cell>
          <table:table-cell table:style-name="ce9" office:value-type="float" office:value="1000" calcext:value-type="float">
            <text:p>1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3"/>
          <table:table-cell table:style-name="ce15" office:value-type="float" office:value="1000" calcext:value-type="float">
            <text:p>10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7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toolbelt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3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research-speed-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3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research-speed-2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number-columns-repeated="3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flammables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50" calcext:value-type="float">
            <text:p>50</text:p>
          </table:table-cell>
          <table:table-cell table:style-name="ce7"/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concrete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250" calcext:value-type="float">
            <text:p>250</text:p>
          </table:table-cell>
          <table:table-cell table:number-columns-repeated="3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research-speed-3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2" table:style-name="ce7" office:value-type="float" office:value="300" calcext:value-type="float">
            <text:p>300</text:p>
          </table:table-cell>
          <table:table-cell/>
          <table:table-cell table:number-columns-repeated="2"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number-columns-repeated="1015"/>
        </table:table-row>
        <table:table-row table:style-name="ro1" table:number-rows-repeated="8">
          <table:table-cell table:number-columns-repeated="7"/>
          <table:table-cell table:style-name="ce7" table:number-columns-repeated="2"/>
          <table:table-cell table:number-columns-repeated="1015"/>
        </table:table-row>
        <table:table-row table:style-name="ro1" table:number-rows-repeated="27">
          <table:table-cell table:number-columns-repeated="6"/>
          <table:table-cell table:style-name="ce7" table:number-columns-repeated="3"/>
          <table:table-cell table:number-columns-repeated="1015"/>
        </table:table-row>
        <table:table-row table:style-name="ro1" table:number-rows-repeated="860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53">
          <table:table-cell table:number-columns-repeated="6"/>
          <table:table-cell table:style-name="ce7" table:number-columns-repeated="3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lit Configuration (buildings)" table:style-name="ta2"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1" table:default-cell-style-name="Default"/>
        <table:table-row table:style-name="ro1">
          <table:table-cell table:style-name="ce20" office:value-type="string" calcext:value-type="string">
            <text:p>order</text:p>
          </table:table-cell>
          <table:table-cell table:style-name="ce24" office:value-type="string" calcext:value-type="string">
            <text:p>Building Name</text:p>
          </table:table-cell>
          <table:table-cell table:style-name="ce24" office:value-type="string" calcext:value-type="string">
            <text:p>Address (from Building Area)</text:p>
          </table:table-cell>
          <table:table-cell table:style-name="ce24" office:value-type="string" calcext:value-type="string">
            <text:p>DefaultSelction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number-columns-repeated="1011"/>
        </table:table-row>
        <table:table-row table:style-name="ro1">
          <table:table-cell table:style-name="ce21"/>
          <table:table-cell table:style-name="ce25" table:number-columns-repeated="3"/>
          <table:table-cell table:style-name="ce29" office:value-type="string" calcext:value-type="string">
            <text:p>Exemple</text:p>
          </table:table-cell>
          <table:table-cell table:style-name="ce29" office:value-type="string" calcext:value-type="string">
            <text:p>Burner City</text:p>
          </table:table-cell>
          <table:table-cell table:style-name="ce29" office:value-type="string" calcext:value-type="string">
            <text:p>First power</text:p>
          </table:table-cell>
          <table:table-cell table:style-name="ce29" office:value-type="string" calcext:value-type="string">
            <text:p>Green chips</text:p>
          </table:table-cell>
          <table:table-cell table:style-name="ce29" office:value-type="string" calcext:value-type="string">
            <text:p>36 labs</text:p>
          </table:table-cell>
          <table:table-cell table:style-name="ce29" office:value-type="string" calcext:value-type="string">
            <text:p>Blue Science</text:p>
          </table:table-cell>
          <table:table-cell table:style-name="ce29" office:value-type="string" calcext:value-type="string">
            <text:p>Blue circuits</text:p>
          </table:table-cell>
          <table:table-cell table:style-name="ce29" office:value-type="string" calcext:value-type="string">
            <text:p>Yellow science</text:p>
          </table:table-cell>
          <table:table-cell table:style-name="ce29" office:value-type="string" calcext:value-type="string">
            <text:p>Rocket launch</text:p>
          </table:table-cell>
          <table:table-cell table:number-columns-repeated="101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6" office:value-type="string" calcext:value-type="string">
            <text:p>stone-furnace</text:p>
          </table:table-cell>
          <table:table-cell table:style-name="ce26" office:value-type="string" calcext:value-type="string">
            <text:p>3A4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number-columns-repeated="2" table:style-name="ce30" office:value-type="float" office:value="22" calcext:value-type="float">
            <text:p>22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24" calcext:value-type="float">
            <text:p>124</text:p>
          </table:table-cell>
          <table:table-cell table:style-name="ce34" office:value-type="float" office:value="103" calcext:value-type="float">
            <text:p>103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burner-mining-drill</text:p>
          </table:table-cell>
          <table:table-cell table:style-name="ce27" office:value-type="string" calcext:value-type="string">
            <text:p>F4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number-columns-repeated="2" table:style-name="ce31" office:value-type="float" office:value="35" calcext:value-type="float">
            <text:p>35</text:p>
          </table:table-cell>
          <table:table-cell table:number-columns-repeated="2" table:style-name="ce31" office:value-type="float" office:value="44" calcext:value-type="float">
            <text:p>44</text:p>
          </table:table-cell>
          <table:table-cell table:style-name="ce35" office:value-type="float" office:value="37" calcext:value-type="float">
            <text:p>37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iron-chest</text:p>
          </table:table-cell>
          <table:table-cell table:style-name="ce26" office:value-type="string" calcext:value-type="string">
            <text:p>39C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1" calcext:value-type="float">
            <text:p>21</text:p>
          </table:table-cell>
          <table:table-cell table:style-name="ce34" office:value-type="float" office:value="37" calcext:value-type="float">
            <text:p>37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7" office:value-type="string" calcext:value-type="string">
            <text:p>offshore-pump</text:p>
          </table:table-cell>
          <table:table-cell table:style-name="ce27" office:value-type="string" calcext:value-type="string">
            <text:p>2CC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/>
          <table:table-cell table:number-columns-repeated="3" table:style-name="ce31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6" office:value-type="string" calcext:value-type="string">
            <text:p>boiler</text:p>
          </table:table-cell>
          <table:table-cell table:style-name="ce26" office:value-type="string" calcext:value-type="string">
            <text:p>E8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" calcext:value-type="float">
            <text:p>15</text:p>
          </table:table-cell>
          <table:table-cell table:style-name="ce34" office:value-type="float" office:value="37" calcext:value-type="float">
            <text:p>37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steam-engine</text:p>
          </table:table-cell>
          <table:table-cell table:style-name="ce27" office:value-type="string" calcext:value-type="string">
            <text:p>394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0" calcext:value-type="float">
            <text:p>30</text:p>
          </table:table-cell>
          <table:table-cell table:style-name="ce35" office:value-type="float" office:value="74" calcext:value-type="float">
            <text:p>74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6" office:value-type="string" calcext:value-type="string">
            <text:p>pump</text:p>
          </table:table-cell>
          <table:table-cell table:style-name="ce26" office:value-type="string" calcext:value-type="string">
            <text:p>300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/>
          <table:table-cell table:number-columns-repeated="3" table:style-name="ce30" office:value-type="float" office:value="6" calcext:value-type="float">
            <text:p>6</text:p>
          </table:table-cell>
          <table:table-cell table:style-name="ce36" office:value-type="float" office:value="6" calcext:value-type="float">
            <text:p>6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7" office:value-type="string" calcext:value-type="string">
            <text:p>electric-mining-drill</text:p>
          </table:table-cell>
          <table:table-cell table:style-name="ce27" office:value-type="string" calcext:value-type="string">
            <text:p>198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84" calcext:value-type="float">
            <text:p>84</text:p>
          </table:table-cell>
          <table:table-cell table:style-name="ce35" office:value-type="float" office:value="312" calcext:value-type="float">
            <text:p>312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6" office:value-type="string" calcext:value-type="string">
            <text:p>small-electric-pole</text:p>
          </table:table-cell>
          <table:table-cell table:style-name="ce26" office:value-type="string" calcext:value-type="string">
            <text:p>33C</text:p>
          </table:table-cell>
          <table:table-cell table:style-name="ce28" office:value-type="string" calcext:value-type="string">
            <text:p>false</text:p>
          </table:table-cell>
          <table:table-cell table:style-name="ce28" office:value-type="string" calcext:value-type="string">
            <text:p>00</text:p>
          </table:table-cell>
          <table:table-cell table:style-name="ce33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151" calcext:value-type="float">
            <text:p>151</text:p>
          </table:table-cell>
          <table:table-cell table:style-name="ce34" office:value-type="float" office:value="449" calcext:value-type="float">
            <text:p>449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27" office:value-type="string" calcext:value-type="string">
            <text:p>lab</text:p>
          </table:table-cell>
          <table:table-cell table:style-name="ce27" office:value-type="string" calcext:value-type="string">
            <text:p>25C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6" calcext:value-type="float">
            <text:p>36</text:p>
          </table:table-cell>
          <table:table-cell table:style-name="ce35" office:value-type="float" office:value="36" calcext:value-type="float">
            <text:p>36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6" office:value-type="string" calcext:value-type="string">
            <text:p>pipe</text:p>
          </table:table-cell>
          <table:table-cell table:style-name="ce26" office:value-type="string" calcext:value-type="string">
            <text:p>2E0</text:p>
          </table:table-cell>
          <table:table-cell table:style-name="ce28" office:value-type="string" calcext:value-type="string">
            <text:p>false</text:p>
          </table:table-cell>
          <table:table-cell table:style-name="ce28" office:value-type="string" calcext:value-type="string">
            <text:p>00</text:p>
          </table:table-cell>
          <table:table-cell table:style-name="ce33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9" calcext:value-type="float">
            <text:p>19</text:p>
          </table:table-cell>
          <table:table-cell table:style-name="ce34" office:value-type="float" office:value="185" calcext:value-type="float">
            <text:p>185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7" office:value-type="string" calcext:value-type="string">
            <text:p>pipe-to-ground</text:p>
          </table:table-cell>
          <table:table-cell table:style-name="ce27" office:value-type="string" calcext:value-type="string">
            <text:p>2E4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float" office:value="71" calcext:value-type="float">
            <text:p>71</text:p>
          </table:table-cell>
          <table:table-cell table:style-name="ce25" table:number-columns-repeated="3"/>
          <table:table-cell table:number-columns-repeated="1011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6" office:value-type="string" calcext:value-type="string">
            <text:p>assembling-machine-1</text:p>
          </table:table-cell>
          <table:table-cell table:style-name="ce26" office:value-type="string" calcext:value-type="string">
            <text:p>70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2"/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63" calcext:value-type="float">
            <text:p>63</text:p>
          </table:table-cell>
          <table:table-cell table:style-name="ce34" office:value-type="float" office:value="26" calcext:value-type="float">
            <text:p>26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7" office:value-type="string" calcext:value-type="string">
            <text:p>express-inserter</text:p>
          </table:table-cell>
          <table:table-cell table:style-name="ce27" office:value-type="string" calcext:value-type="string">
            <text:p>24C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2"/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288" calcext:value-type="float">
            <text:p>288</text:p>
          </table:table-cell>
          <table:table-cell table:style-name="ce35" office:value-type="float" office:value="683" calcext:value-type="float">
            <text:p>683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26" office:value-type="string" calcext:value-type="string">
            <text:p>express-belt</text:p>
          </table:table-cell>
          <table:table-cell table:style-name="ce26" office:value-type="string" calcext:value-type="string">
            <text:p>3D0</text:p>
          </table:table-cell>
          <table:table-cell table:style-name="ce28" office:value-type="string" calcext:value-type="string">
            <text:p>fals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2"/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754" calcext:value-type="float">
            <text:p>754</text:p>
          </table:table-cell>
          <table:table-cell table:style-name="ce34" office:value-type="float" office:value="2600" calcext:value-type="float">
            <text:p>2600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16" calcext:value-type="float">
            <text:p>16</text:p>
          </table:table-cell>
          <table:table-cell table:style-name="ce27" office:value-type="string" calcext:value-type="string">
            <text:p>express-splitter</text:p>
          </table:table-cell>
          <table:table-cell table:style-name="ce27" office:value-type="string" calcext:value-type="string">
            <text:p>388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17" calcext:value-type="float">
            <text:p>17</text:p>
          </table:table-cell>
          <table:table-cell table:style-name="ce26" office:value-type="string" calcext:value-type="string">
            <text:p>long-handed-inserter</text:p>
          </table:table-cell>
          <table:table-cell table:style-name="ce26" office:value-type="string" calcext:value-type="string">
            <text:p>2A4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2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41" calcext:value-type="float">
            <text:p>41</text:p>
          </table:table-cell>
          <table:table-cell table:style-name="ce34" office:value-type="float" office:value="283" calcext:value-type="float">
            <text:p>283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18" calcext:value-type="float">
            <text:p>18</text:p>
          </table:table-cell>
          <table:table-cell table:style-name="ce27" office:value-type="string" calcext:value-type="string">
            <text:p>fast-inserter</text:p>
          </table:table-cell>
          <table:table-cell table:style-name="ce27" office:value-type="string" calcext:value-type="string">
            <text:p>1E4</text:p>
          </table:table-cell>
          <table:table-cell table:style-name="ce29" office:value-type="string" calcext:value-type="string">
            <text:p>fals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3"/>
          <table:table-cell table:style-name="ce31" office:value-type="float" office:value="56" calcext:value-type="float">
            <text:p>56</text:p>
          </table:table-cell>
          <table:table-cell table:style-name="ce35" office:value-type="float" office:value="131" calcext:value-type="float">
            <text:p>131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underground-belt</text:p>
          </table:table-cell>
          <table:table-cell table:style-name="ce26" office:value-type="string" calcext:value-type="string">
            <text:p>3E0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4"/>
          <table:table-cell table:style-name="ce34" office:value-type="float" office:value="63" calcext:value-type="float">
            <text:p>63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27" office:value-type="string" calcext:value-type="string">
            <text:p>assembling-machine-2</text:p>
          </table:table-cell>
          <table:table-cell table:style-name="ce27" office:value-type="string" calcext:value-type="string">
            <text:p>74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4"/>
          <table:table-cell table:style-name="ce35" office:value-type="float" office:value="133" calcext:value-type="float">
            <text:p>133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21" calcext:value-type="float">
            <text:p>21</text:p>
          </table:table-cell>
          <table:table-cell table:style-name="ce26" office:value-type="string" calcext:value-type="string">
            <text:p>steel-furnace</text:p>
          </table:table-cell>
          <table:table-cell table:style-name="ce26" office:value-type="string" calcext:value-type="string">
            <text:p>3A0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/>
          <table:table-cell table:style-name="ce30" table:number-columns-repeated="3"/>
          <table:table-cell table:style-name="ce34" office:value-type="float" office:value="216" calcext:value-type="float">
            <text:p>216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22" calcext:value-type="float">
            <text:p>22</text:p>
          </table:table-cell>
          <table:table-cell table:style-name="ce27" office:value-type="string" calcext:value-type="string">
            <text:p>pumpjack</text:p>
          </table:table-cell>
          <table:table-cell table:style-name="ce27" office:value-type="string" calcext:value-type="string">
            <text:p>304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4"/>
          <table:table-cell table:style-name="ce35" office:value-type="float" office:value="5" calcext:value-type="float">
            <text:p>5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23" calcext:value-type="float">
            <text:p>23</text:p>
          </table:table-cell>
          <table:table-cell table:style-name="ce26" office:value-type="string" calcext:value-type="string">
            <text:p>oil-refinery</text:p>
          </table:table-cell>
          <table:table-cell table:style-name="ce26" office:value-type="string" calcext:value-type="string">
            <text:p>2D0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4"/>
          <table:table-cell table:style-name="ce34" office:value-type="float" office:value="9" calcext:value-type="float">
            <text:p>9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24" calcext:value-type="float">
            <text:p>24</text:p>
          </table:table-cell>
          <table:table-cell table:style-name="ce27" office:value-type="string" calcext:value-type="string">
            <text:p>chemical-plant</text:p>
          </table:table-cell>
          <table:table-cell table:style-name="ce27" office:value-type="string" calcext:value-type="string">
            <text:p>10C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4"/>
          <table:table-cell table:style-name="ce35" office:value-type="float" office:value="8" calcext:value-type="float">
            <text:p>8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25" calcext:value-type="float">
            <text:p>25</text:p>
          </table:table-cell>
          <table:table-cell table:style-name="ce26" office:value-type="string" calcext:value-type="string">
            <text:p>storage-tank</text:p>
          </table:table-cell>
          <table:table-cell table:style-name="ce26" office:value-type="string" calcext:value-type="string">
            <text:p>3AC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4"/>
          <table:table-cell table:style-name="ce34" office:value-type="float" office:value="10" calcext:value-type="float">
            <text:p>10</text:p>
          </table:table-cell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27" office:value-type="string" calcext:value-type="string">
            <text:p>storage-chest</text:p>
          </table:table-cell>
          <table:table-cell table:style-name="ce27" office:value-type="string" calcext:value-type="string">
            <text:p>29C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number-columns-repeated="4"/>
          <table:table-cell table:style-name="ce37"/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6" office:value-type="string" calcext:value-type="string">
            <text:p>passive-provider-chest</text:p>
          </table:table-cell>
          <table:table-cell table:style-name="ce26" office:value-type="string" calcext:value-type="string">
            <text:p>294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4"/>
          <table:table-cell table:style-name="ce36"/>
          <table:table-cell table:style-name="ce28" table:number-columns-repeated="3"/>
          <table:table-cell table:number-columns-repeated="1011"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table-cell table:style-name="ce27" office:value-type="string" calcext:value-type="string">
            <text:p>roboport</text:p>
          </table:table-cell>
          <table:table-cell table:style-name="ce27" office:value-type="string" calcext:value-type="string">
            <text:p>314</text:p>
          </table:table-cell>
          <table:table-cell table:style-name="ce29" office:value-type="string" calcext:value-type="string">
            <text:p>true</text:p>
          </table:table-cell>
          <table:table-cell table:style-name="ce29" office:value-type="string" calcext:value-type="string">
            <text:p>00</text:p>
          </table:table-cell>
          <table:table-cell table:style-name="ce32" table:number-columns-repeated="4"/>
          <table:table-cell table:style-name="ce37"/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6" office:value-type="string" calcext:value-type="string">
            <text:p>radar</text:p>
          </table:table-cell>
          <table:table-cell table:style-name="ce26" office:value-type="string" calcext:value-type="string">
            <text:p>308</text:p>
          </table:table-cell>
          <table:table-cell table:style-name="ce28" office:value-type="string" calcext:value-type="string">
            <text:p>true</text:p>
          </table:table-cell>
          <table:table-cell table:style-name="ce28" office:value-type="string" calcext:value-type="string">
            <text:p>00</text:p>
          </table:table-cell>
          <table:table-cell table:style-name="ce33" table:number-columns-repeated="4"/>
          <table:table-cell table:style-name="ce36"/>
          <table:table-cell table:style-name="ce28" table:number-columns-repeated="3"/>
          <table:table-cell table:number-columns-repeated="101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esearch.$A$1" table:cell-range-address="$'Split Configuration (buildings)'.$A$2:.$M$31"/>
        </table:named-expressions>
      </table:table>
      <table:table table:name="Concat Readme" table:style-name="ta3">
        <table:table-column table:style-name="co22" table:default-cell-style-name="ce39"/>
        <table:table-column table:style-name="co23" table:default-cell-style-name="ce39"/>
        <table:table-column table:style-name="co24" table:number-columns-repeated="2" table:default-cell-style-name="ce39"/>
        <table:table-column table:style-name="co25" table:number-columns-repeated="2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number-columns-repeated="1014" table:default-cell-style-name="ce39"/>
        <table:table-row table:style-name="ro3">
          <table:table-cell table:style-name="ce38" table:number-columns-repeated="2"/>
          <table:table-cell table:style-name="ce38" table:formula="of:=IF([$'Split Configuration (buildings)'.F2]&lt;&gt;0;[$'Split Configuration (buildings)'.F2];&quot;&quot;)" office:value-type="string" office:string-value="Burner City" calcext:value-type="string">
            <text:p>Burner City</text:p>
          </table:table-cell>
          <table:table-cell table:style-name="ce38" table:formula="of:=IF([$'Split Configuration (buildings)'.G2]&lt;&gt;0;[$'Split Configuration (buildings)'.G2];&quot;&quot;)" office:value-type="string" office:string-value="First power" calcext:value-type="string">
            <text:p>First power</text:p>
          </table:table-cell>
          <table:table-cell table:style-name="ce38" table:formula="of:=IF([$'Split Configuration (buildings)'.H2]&lt;&gt;0;[$'Split Configuration (buildings)'.H2];&quot;&quot;)" office:value-type="string" office:string-value="Green chips" calcext:value-type="string">
            <text:p>Green chips</text:p>
          </table:table-cell>
          <table:table-cell table:style-name="ce38" table:formula="of:=IF([$'Split Configuration (buildings)'.I2]&lt;&gt;0;[$'Split Configuration (buildings)'.I2];&quot;&quot;)" office:value-type="string" office:string-value="36 labs" calcext:value-type="string">
            <text:p>36 labs</text:p>
          </table:table-cell>
          <table:table-cell table:style-name="ce38" table:formula="of:=IF([$'Split Configuration (buildings)'.J2]&lt;&gt;0;[$'Split Configuration (buildings)'.J2];&quot;&quot;)" office:value-type="string" office:string-value="Blue Science" calcext:value-type="string">
            <text:p>Blue Science</text:p>
          </table:table-cell>
          <table:table-cell table:style-name="ce38" table:formula="of:=IF([$'Split Configuration (buildings)'.K2]&lt;&gt;0;[$'Split Configuration (buildings)'.K2];&quot;&quot;)" office:value-type="string" office:string-value="Blue circuits" calcext:value-type="string">
            <text:p>Blue circuits</text:p>
          </table:table-cell>
          <table:table-cell table:style-name="ce38" table:formula="of:=IF([$'Split Configuration (buildings)'.L2]&lt;&gt;0;[$'Split Configuration (buildings)'.L2];&quot;&quot;)" office:value-type="string" office:string-value="Yellow science" calcext:value-type="string">
            <text:p>Yellow science</text:p>
          </table:table-cell>
          <table:table-cell table:style-name="ce38" table:formula="of:=IF([$'Split Configuration (buildings)'.M2]&lt;&gt;0;[$'Split Configuration (buildings)'.M2];&quot;&quot;)" office:value-type="string" office:string-value="Rocket launch" calcext:value-type="string">
            <text:p>Rocket launch</text:p>
          </table:table-cell>
          <table:table-cell table:style-name="ce38" table:formula="of:=IF([$'Split Configuration (buildings)'.N2]&lt;&gt;0;[$'Split Configuration (buildings)'.N2];&quot;&quot;)">
            <text:p/>
          </table:table-cell>
          <table:table-cell table:style-name="ce38" table:formula="of:=IF([$'Split Configuration (buildings)'.O2]&lt;&gt;0;[$'Split Configuration (buildings)'.O2];&quot;&quot;)">
            <text:p/>
          </table:table-cell>
          <table:table-cell table:style-name="ce38" table:formula="of:=IF([$'Split Configuration (buildings)'.P2]&lt;&gt;0;[$'Split Configuration (buildings)'.P2];&quot;&quot;)">
            <text:p/>
          </table:table-cell>
          <table:table-cell table:style-name="ce38" table:formula="of:=IF([$'Split Configuration (buildings)'.Q2]&lt;&gt;0;[$'Split Configuration (buildings)'.Q2];&quot;&quot;)">
            <text:p/>
          </table:table-cell>
          <table:table-cell table:style-name="ce38" table:formula="of:=IF([$'Split Configuration (buildings)'.R2]&lt;&gt;0;[$'Split Configuration (buildings)'.R2];&quot;&quot;)">
            <text:p/>
          </table:table-cell>
          <table:table-cell table:style-name="ce38" table:formula="of:=IF([$'Split Configuration (buildings)'.S2]&lt;&gt;0;[$'Split Configuration (buildings)'.S2];&quot;&quot;)">
            <text:p/>
          </table:table-cell>
          <table:table-cell table:style-name="ce38" table:formula="of:=IF([$'Split Configuration (buildings)'.T2]&lt;&gt;0;[$'Split Configuration (buildings)'.T2];&quot;&quot;)">
            <text:p/>
          </table:table-cell>
          <table:table-cell table:style-name="ce38" table:formula="of:=IF([$'Split Configuration (buildings)'.U2]&lt;&gt;0;[$'Split Configuration (buildings)'.U2];&quot;&quot;)">
            <text:p/>
          </table:table-cell>
          <table:table-cell table:style-name="ce38" table:formula="of:=IF([$'Split Configuration (buildings)'.V2]&lt;&gt;0;[$'Split Configuration (buildings)'.V2];&quot;&quot;)">
            <text:p/>
          </table:table-cell>
          <table:table-cell table:style-name="ce38" table:formula="of:=IF([$'Split Configuration (buildings)'.W2]&lt;&gt;0;[$'Split Configuration (buildings)'.W2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3]" office:value-type="string" office:string-value="stone-furnace" calcext:value-type="string">
            <text:p>stone-furnace</text:p>
          </table:table-cell>
          <table:table-cell table:style-name="ce38" office:value-type="string" calcext:value-type="string">
            <text:p>: </text:p>
          </table:table-cell>
          <table:table-cell table:style-name="ce38" table:formula="of:=IF([$'Split Configuration (buildings)'.F3]&lt;&gt;0;[$'Split Configuration (buildings)'.F3];&quot;&quot;)" office:value-type="float" office:value="22" calcext:value-type="float">
            <text:p>22</text:p>
          </table:table-cell>
          <table:table-cell table:style-name="ce38" table:formula="of:=IF([$'Split Configuration (buildings)'.G3]&lt;&gt;0;[$'Split Configuration (buildings)'.G3];&quot;&quot;)" office:value-type="float" office:value="22" calcext:value-type="float">
            <text:p>22</text:p>
          </table:table-cell>
          <table:table-cell table:style-name="ce38" table:formula="of:=IF([$'Split Configuration (buildings)'.H3]&lt;&gt;0;[$'Split Configuration (buildings)'.H3];&quot;&quot;)" office:value-type="float" office:value="96" calcext:value-type="float">
            <text:p>96</text:p>
          </table:table-cell>
          <table:table-cell table:style-name="ce38" table:formula="of:=IF([$'Split Configuration (buildings)'.I3]&lt;&gt;0;[$'Split Configuration (buildings)'.I3];&quot;&quot;)" office:value-type="float" office:value="124" calcext:value-type="float">
            <text:p>124</text:p>
          </table:table-cell>
          <table:table-cell table:style-name="ce38" table:formula="of:=IF([$'Split Configuration (buildings)'.J3]&lt;&gt;0;[$'Split Configuration (buildings)'.J3];&quot;&quot;)" office:value-type="float" office:value="103" calcext:value-type="float">
            <text:p>103</text:p>
          </table:table-cell>
          <table:table-cell table:style-name="ce38" table:formula="of:=IF([$'Split Configuration (buildings)'.K3]&lt;&gt;0;[$'Split Configuration (buildings)'.K3];&quot;&quot;)">
            <text:p/>
          </table:table-cell>
          <table:table-cell table:style-name="ce38" table:formula="of:=IF([$'Split Configuration (buildings)'.L3]&lt;&gt;0;[$'Split Configuration (buildings)'.L3];&quot;&quot;)">
            <text:p/>
          </table:table-cell>
          <table:table-cell table:style-name="ce38" table:formula="of:=IF([$'Split Configuration (buildings)'.M3]&lt;&gt;0;[$'Split Configuration (buildings)'.M3];&quot;&quot;)">
            <text:p/>
          </table:table-cell>
          <table:table-cell table:style-name="ce38" table:formula="of:=IF([$'Split Configuration (buildings)'.N3]&lt;&gt;0;[$'Split Configuration (buildings)'.N3];&quot;&quot;)">
            <text:p/>
          </table:table-cell>
          <table:table-cell table:style-name="ce38" table:formula="of:=IF([$'Split Configuration (buildings)'.O3]&lt;&gt;0;[$'Split Configuration (buildings)'.O3];&quot;&quot;)">
            <text:p/>
          </table:table-cell>
          <table:table-cell table:style-name="ce38" table:formula="of:=IF([$'Split Configuration (buildings)'.P3]&lt;&gt;0;[$'Split Configuration (buildings)'.P3];&quot;&quot;)">
            <text:p/>
          </table:table-cell>
          <table:table-cell table:style-name="ce38" table:formula="of:=IF([$'Split Configuration (buildings)'.Q3]&lt;&gt;0;[$'Split Configuration (buildings)'.Q3];&quot;&quot;)">
            <text:p/>
          </table:table-cell>
          <table:table-cell table:style-name="ce38" table:formula="of:=IF([$'Split Configuration (buildings)'.R3]&lt;&gt;0;[$'Split Configuration (buildings)'.R3];&quot;&quot;)">
            <text:p/>
          </table:table-cell>
          <table:table-cell table:style-name="ce38" table:formula="of:=IF([$'Split Configuration (buildings)'.S3]&lt;&gt;0;[$'Split Configuration (buildings)'.S3];&quot;&quot;)">
            <text:p/>
          </table:table-cell>
          <table:table-cell table:style-name="ce38" table:formula="of:=IF([$'Split Configuration (buildings)'.T3]&lt;&gt;0;[$'Split Configuration (buildings)'.T3];&quot;&quot;)">
            <text:p/>
          </table:table-cell>
          <table:table-cell table:style-name="ce38" table:formula="of:=IF([$'Split Configuration (buildings)'.U3]&lt;&gt;0;[$'Split Configuration (buildings)'.U3];&quot;&quot;)">
            <text:p/>
          </table:table-cell>
          <table:table-cell table:style-name="ce38" table:formula="of:=IF([$'Split Configuration (buildings)'.V3]&lt;&gt;0;[$'Split Configuration (buildings)'.V3];&quot;&quot;)">
            <text:p/>
          </table:table-cell>
          <table:table-cell table:style-name="ce38" table:formula="of:=IF([$'Split Configuration (buildings)'.W3]&lt;&gt;0;[$'Split Configuration (buildings)'.W3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4]" office:value-type="string" office:string-value="burner-mining-drill" calcext:value-type="string">
            <text:p>burner-mining-drill</text:p>
          </table:table-cell>
          <table:table-cell table:style-name="ce38"/>
          <table:table-cell table:style-name="ce38" table:formula="of:=IF([$'Split Configuration (buildings)'.F4]&lt;&gt;0;[$'Split Configuration (buildings)'.F4];&quot;&quot;)" office:value-type="float" office:value="35" calcext:value-type="float">
            <text:p>35</text:p>
          </table:table-cell>
          <table:table-cell table:style-name="ce38" table:formula="of:=IF([$'Split Configuration (buildings)'.G4]&lt;&gt;0;[$'Split Configuration (buildings)'.G4];&quot;&quot;)" office:value-type="float" office:value="35" calcext:value-type="float">
            <text:p>35</text:p>
          </table:table-cell>
          <table:table-cell table:style-name="ce38" table:formula="of:=IF([$'Split Configuration (buildings)'.H4]&lt;&gt;0;[$'Split Configuration (buildings)'.H4];&quot;&quot;)" office:value-type="float" office:value="44" calcext:value-type="float">
            <text:p>44</text:p>
          </table:table-cell>
          <table:table-cell table:style-name="ce38" table:formula="of:=IF([$'Split Configuration (buildings)'.I4]&lt;&gt;0;[$'Split Configuration (buildings)'.I4];&quot;&quot;)" office:value-type="float" office:value="44" calcext:value-type="float">
            <text:p>44</text:p>
          </table:table-cell>
          <table:table-cell table:style-name="ce38" table:formula="of:=IF([$'Split Configuration (buildings)'.J4]&lt;&gt;0;[$'Split Configuration (buildings)'.J4];&quot;&quot;)" office:value-type="float" office:value="37" calcext:value-type="float">
            <text:p>37</text:p>
          </table:table-cell>
          <table:table-cell table:style-name="ce38" table:formula="of:=IF([$'Split Configuration (buildings)'.K4]&lt;&gt;0;[$'Split Configuration (buildings)'.K4];&quot;&quot;)">
            <text:p/>
          </table:table-cell>
          <table:table-cell table:style-name="ce38" table:formula="of:=IF([$'Split Configuration (buildings)'.L4]&lt;&gt;0;[$'Split Configuration (buildings)'.L4];&quot;&quot;)">
            <text:p/>
          </table:table-cell>
          <table:table-cell table:style-name="ce38" table:formula="of:=IF([$'Split Configuration (buildings)'.M4]&lt;&gt;0;[$'Split Configuration (buildings)'.M4];&quot;&quot;)">
            <text:p/>
          </table:table-cell>
          <table:table-cell table:style-name="ce38" table:formula="of:=IF([$'Split Configuration (buildings)'.N4]&lt;&gt;0;[$'Split Configuration (buildings)'.N4];&quot;&quot;)">
            <text:p/>
          </table:table-cell>
          <table:table-cell table:style-name="ce38" table:formula="of:=IF([$'Split Configuration (buildings)'.O4]&lt;&gt;0;[$'Split Configuration (buildings)'.O4];&quot;&quot;)">
            <text:p/>
          </table:table-cell>
          <table:table-cell table:style-name="ce38" table:formula="of:=IF([$'Split Configuration (buildings)'.P4]&lt;&gt;0;[$'Split Configuration (buildings)'.P4];&quot;&quot;)">
            <text:p/>
          </table:table-cell>
          <table:table-cell table:style-name="ce38" table:formula="of:=IF([$'Split Configuration (buildings)'.Q4]&lt;&gt;0;[$'Split Configuration (buildings)'.Q4];&quot;&quot;)">
            <text:p/>
          </table:table-cell>
          <table:table-cell table:style-name="ce38" table:formula="of:=IF([$'Split Configuration (buildings)'.R4]&lt;&gt;0;[$'Split Configuration (buildings)'.R4];&quot;&quot;)">
            <text:p/>
          </table:table-cell>
          <table:table-cell table:style-name="ce38" table:formula="of:=IF([$'Split Configuration (buildings)'.S4]&lt;&gt;0;[$'Split Configuration (buildings)'.S4];&quot;&quot;)">
            <text:p/>
          </table:table-cell>
          <table:table-cell table:style-name="ce38" table:formula="of:=IF([$'Split Configuration (buildings)'.T4]&lt;&gt;0;[$'Split Configuration (buildings)'.T4];&quot;&quot;)">
            <text:p/>
          </table:table-cell>
          <table:table-cell table:style-name="ce38" table:formula="of:=IF([$'Split Configuration (buildings)'.U4]&lt;&gt;0;[$'Split Configuration (buildings)'.U4];&quot;&quot;)">
            <text:p/>
          </table:table-cell>
          <table:table-cell table:style-name="ce38" table:formula="of:=IF([$'Split Configuration (buildings)'.V4]&lt;&gt;0;[$'Split Configuration (buildings)'.V4];&quot;&quot;)">
            <text:p/>
          </table:table-cell>
          <table:table-cell table:style-name="ce38" table:formula="of:=IF([$'Split Configuration (buildings)'.W4]&lt;&gt;0;[$'Split Configuration (buildings)'.W4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5]" office:value-type="string" office:string-value="iron-chest" calcext:value-type="string">
            <text:p>iron-chest</text:p>
          </table:table-cell>
          <table:table-cell table:style-name="ce38"/>
          <table:table-cell table:style-name="ce38" table:formula="of:=IF([$'Split Configuration (buildings)'.F5]&lt;&gt;0;[$'Split Configuration (buildings)'.F5];&quot;&quot;)" office:value-type="float" office:value="1" calcext:value-type="float">
            <text:p>1</text:p>
          </table:table-cell>
          <table:table-cell table:style-name="ce38" table:formula="of:=IF([$'Split Configuration (buildings)'.G5]&lt;&gt;0;[$'Split Configuration (buildings)'.G5];&quot;&quot;)" office:value-type="float" office:value="1" calcext:value-type="float">
            <text:p>1</text:p>
          </table:table-cell>
          <table:table-cell table:style-name="ce38" table:formula="of:=IF([$'Split Configuration (buildings)'.H5]&lt;&gt;0;[$'Split Configuration (buildings)'.H5];&quot;&quot;)" office:value-type="float" office:value="15" calcext:value-type="float">
            <text:p>15</text:p>
          </table:table-cell>
          <table:table-cell table:style-name="ce38" table:formula="of:=IF([$'Split Configuration (buildings)'.I5]&lt;&gt;0;[$'Split Configuration (buildings)'.I5];&quot;&quot;)" office:value-type="float" office:value="21" calcext:value-type="float">
            <text:p>21</text:p>
          </table:table-cell>
          <table:table-cell table:style-name="ce38" table:formula="of:=IF([$'Split Configuration (buildings)'.J5]&lt;&gt;0;[$'Split Configuration (buildings)'.J5];&quot;&quot;)" office:value-type="float" office:value="37" calcext:value-type="float">
            <text:p>37</text:p>
          </table:table-cell>
          <table:table-cell table:style-name="ce38" table:formula="of:=IF([$'Split Configuration (buildings)'.K5]&lt;&gt;0;[$'Split Configuration (buildings)'.K5];&quot;&quot;)">
            <text:p/>
          </table:table-cell>
          <table:table-cell table:style-name="ce38" table:formula="of:=IF([$'Split Configuration (buildings)'.L5]&lt;&gt;0;[$'Split Configuration (buildings)'.L5];&quot;&quot;)">
            <text:p/>
          </table:table-cell>
          <table:table-cell table:style-name="ce38" table:formula="of:=IF([$'Split Configuration (buildings)'.M5]&lt;&gt;0;[$'Split Configuration (buildings)'.M5];&quot;&quot;)">
            <text:p/>
          </table:table-cell>
          <table:table-cell table:style-name="ce38" table:formula="of:=IF([$'Split Configuration (buildings)'.N5]&lt;&gt;0;[$'Split Configuration (buildings)'.N5];&quot;&quot;)">
            <text:p/>
          </table:table-cell>
          <table:table-cell table:style-name="ce38" table:formula="of:=IF([$'Split Configuration (buildings)'.O5]&lt;&gt;0;[$'Split Configuration (buildings)'.O5];&quot;&quot;)">
            <text:p/>
          </table:table-cell>
          <table:table-cell table:style-name="ce38" table:formula="of:=IF([$'Split Configuration (buildings)'.P5]&lt;&gt;0;[$'Split Configuration (buildings)'.P5];&quot;&quot;)">
            <text:p/>
          </table:table-cell>
          <table:table-cell table:style-name="ce38" table:formula="of:=IF([$'Split Configuration (buildings)'.Q5]&lt;&gt;0;[$'Split Configuration (buildings)'.Q5];&quot;&quot;)">
            <text:p/>
          </table:table-cell>
          <table:table-cell table:style-name="ce38" table:formula="of:=IF([$'Split Configuration (buildings)'.R5]&lt;&gt;0;[$'Split Configuration (buildings)'.R5];&quot;&quot;)">
            <text:p/>
          </table:table-cell>
          <table:table-cell table:style-name="ce38" table:formula="of:=IF([$'Split Configuration (buildings)'.S5]&lt;&gt;0;[$'Split Configuration (buildings)'.S5];&quot;&quot;)">
            <text:p/>
          </table:table-cell>
          <table:table-cell table:style-name="ce38" table:formula="of:=IF([$'Split Configuration (buildings)'.T5]&lt;&gt;0;[$'Split Configuration (buildings)'.T5];&quot;&quot;)">
            <text:p/>
          </table:table-cell>
          <table:table-cell table:style-name="ce38" table:formula="of:=IF([$'Split Configuration (buildings)'.U5]&lt;&gt;0;[$'Split Configuration (buildings)'.U5];&quot;&quot;)">
            <text:p/>
          </table:table-cell>
          <table:table-cell table:style-name="ce38" table:formula="of:=IF([$'Split Configuration (buildings)'.V5]&lt;&gt;0;[$'Split Configuration (buildings)'.V5];&quot;&quot;)">
            <text:p/>
          </table:table-cell>
          <table:table-cell table:style-name="ce38" table:formula="of:=IF([$'Split Configuration (buildings)'.W5]&lt;&gt;0;[$'Split Configuration (buildings)'.W5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6]" office:value-type="string" office:string-value="offshore-pump" calcext:value-type="string">
            <text:p>offshore-pump</text:p>
          </table:table-cell>
          <table:table-cell table:style-name="ce38"/>
          <table:table-cell table:style-name="ce38" table:formula="of:=IF([$'Split Configuration (buildings)'.F6]&lt;&gt;0;[$'Split Configuration (buildings)'.F6];&quot;&quot;)">
            <text:p/>
          </table:table-cell>
          <table:table-cell table:style-name="ce38" table:formula="of:=IF([$'Split Configuration (buildings)'.G6]&lt;&gt;0;[$'Split Configuration (buildings)'.G6];&quot;&quot;)" office:value-type="float" office:value="1" calcext:value-type="float">
            <text:p>1</text:p>
          </table:table-cell>
          <table:table-cell table:style-name="ce38" table:formula="of:=IF([$'Split Configuration (buildings)'.H6]&lt;&gt;0;[$'Split Configuration (buildings)'.H6];&quot;&quot;)" office:value-type="float" office:value="1" calcext:value-type="float">
            <text:p>1</text:p>
          </table:table-cell>
          <table:table-cell table:style-name="ce38" table:formula="of:=IF([$'Split Configuration (buildings)'.I6]&lt;&gt;0;[$'Split Configuration (buildings)'.I6];&quot;&quot;)" office:value-type="float" office:value="1" calcext:value-type="float">
            <text:p>1</text:p>
          </table:table-cell>
          <table:table-cell table:style-name="ce38" table:formula="of:=IF([$'Split Configuration (buildings)'.J6]&lt;&gt;0;[$'Split Configuration (buildings)'.J6];&quot;&quot;)" office:value-type="float" office:value="3" calcext:value-type="float">
            <text:p>3</text:p>
          </table:table-cell>
          <table:table-cell table:style-name="ce38" table:formula="of:=IF([$'Split Configuration (buildings)'.K6]&lt;&gt;0;[$'Split Configuration (buildings)'.K6];&quot;&quot;)">
            <text:p/>
          </table:table-cell>
          <table:table-cell table:style-name="ce38" table:formula="of:=IF([$'Split Configuration (buildings)'.L6]&lt;&gt;0;[$'Split Configuration (buildings)'.L6];&quot;&quot;)">
            <text:p/>
          </table:table-cell>
          <table:table-cell table:style-name="ce38" table:formula="of:=IF([$'Split Configuration (buildings)'.M6]&lt;&gt;0;[$'Split Configuration (buildings)'.M6];&quot;&quot;)">
            <text:p/>
          </table:table-cell>
          <table:table-cell table:style-name="ce38" table:formula="of:=IF([$'Split Configuration (buildings)'.N6]&lt;&gt;0;[$'Split Configuration (buildings)'.N6];&quot;&quot;)">
            <text:p/>
          </table:table-cell>
          <table:table-cell table:style-name="ce38" table:formula="of:=IF([$'Split Configuration (buildings)'.O6]&lt;&gt;0;[$'Split Configuration (buildings)'.O6];&quot;&quot;)">
            <text:p/>
          </table:table-cell>
          <table:table-cell table:style-name="ce38" table:formula="of:=IF([$'Split Configuration (buildings)'.P6]&lt;&gt;0;[$'Split Configuration (buildings)'.P6];&quot;&quot;)">
            <text:p/>
          </table:table-cell>
          <table:table-cell table:style-name="ce38" table:formula="of:=IF([$'Split Configuration (buildings)'.Q6]&lt;&gt;0;[$'Split Configuration (buildings)'.Q6];&quot;&quot;)">
            <text:p/>
          </table:table-cell>
          <table:table-cell table:style-name="ce38" table:formula="of:=IF([$'Split Configuration (buildings)'.R6]&lt;&gt;0;[$'Split Configuration (buildings)'.R6];&quot;&quot;)">
            <text:p/>
          </table:table-cell>
          <table:table-cell table:style-name="ce38" table:formula="of:=IF([$'Split Configuration (buildings)'.S6]&lt;&gt;0;[$'Split Configuration (buildings)'.S6];&quot;&quot;)">
            <text:p/>
          </table:table-cell>
          <table:table-cell table:style-name="ce38" table:formula="of:=IF([$'Split Configuration (buildings)'.T6]&lt;&gt;0;[$'Split Configuration (buildings)'.T6];&quot;&quot;)">
            <text:p/>
          </table:table-cell>
          <table:table-cell table:style-name="ce38" table:formula="of:=IF([$'Split Configuration (buildings)'.U6]&lt;&gt;0;[$'Split Configuration (buildings)'.U6];&quot;&quot;)">
            <text:p/>
          </table:table-cell>
          <table:table-cell table:style-name="ce38" table:formula="of:=IF([$'Split Configuration (buildings)'.V6]&lt;&gt;0;[$'Split Configuration (buildings)'.V6];&quot;&quot;)">
            <text:p/>
          </table:table-cell>
          <table:table-cell table:style-name="ce38" table:formula="of:=IF([$'Split Configuration (buildings)'.W6]&lt;&gt;0;[$'Split Configuration (buildings)'.W6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7]" office:value-type="string" office:string-value="boiler" calcext:value-type="string">
            <text:p>boiler</text:p>
          </table:table-cell>
          <table:table-cell table:style-name="ce38"/>
          <table:table-cell table:style-name="ce38" table:formula="of:=IF([$'Split Configuration (buildings)'.F7]&lt;&gt;0;[$'Split Configuration (buildings)'.F7];&quot;&quot;)">
            <text:p/>
          </table:table-cell>
          <table:table-cell table:style-name="ce38" table:formula="of:=IF([$'Split Configuration (buildings)'.G7]&lt;&gt;0;[$'Split Configuration (buildings)'.G7];&quot;&quot;)" office:value-type="float" office:value="1" calcext:value-type="float">
            <text:p>1</text:p>
          </table:table-cell>
          <table:table-cell table:style-name="ce38" table:formula="of:=IF([$'Split Configuration (buildings)'.H7]&lt;&gt;0;[$'Split Configuration (buildings)'.H7];&quot;&quot;)" office:value-type="float" office:value="5" calcext:value-type="float">
            <text:p>5</text:p>
          </table:table-cell>
          <table:table-cell table:style-name="ce38" table:formula="of:=IF([$'Split Configuration (buildings)'.I7]&lt;&gt;0;[$'Split Configuration (buildings)'.I7];&quot;&quot;)" office:value-type="float" office:value="15" calcext:value-type="float">
            <text:p>15</text:p>
          </table:table-cell>
          <table:table-cell table:style-name="ce38" table:formula="of:=IF([$'Split Configuration (buildings)'.J7]&lt;&gt;0;[$'Split Configuration (buildings)'.J7];&quot;&quot;)" office:value-type="float" office:value="37" calcext:value-type="float">
            <text:p>37</text:p>
          </table:table-cell>
          <table:table-cell table:style-name="ce38" table:formula="of:=IF([$'Split Configuration (buildings)'.K7]&lt;&gt;0;[$'Split Configuration (buildings)'.K7];&quot;&quot;)">
            <text:p/>
          </table:table-cell>
          <table:table-cell table:style-name="ce38" table:formula="of:=IF([$'Split Configuration (buildings)'.L7]&lt;&gt;0;[$'Split Configuration (buildings)'.L7];&quot;&quot;)">
            <text:p/>
          </table:table-cell>
          <table:table-cell table:style-name="ce38" table:formula="of:=IF([$'Split Configuration (buildings)'.M7]&lt;&gt;0;[$'Split Configuration (buildings)'.M7];&quot;&quot;)">
            <text:p/>
          </table:table-cell>
          <table:table-cell table:style-name="ce38" table:formula="of:=IF([$'Split Configuration (buildings)'.N7]&lt;&gt;0;[$'Split Configuration (buildings)'.N7];&quot;&quot;)">
            <text:p/>
          </table:table-cell>
          <table:table-cell table:style-name="ce38" table:formula="of:=IF([$'Split Configuration (buildings)'.O7]&lt;&gt;0;[$'Split Configuration (buildings)'.O7];&quot;&quot;)">
            <text:p/>
          </table:table-cell>
          <table:table-cell table:style-name="ce38" table:formula="of:=IF([$'Split Configuration (buildings)'.P7]&lt;&gt;0;[$'Split Configuration (buildings)'.P7];&quot;&quot;)">
            <text:p/>
          </table:table-cell>
          <table:table-cell table:style-name="ce38" table:formula="of:=IF([$'Split Configuration (buildings)'.Q7]&lt;&gt;0;[$'Split Configuration (buildings)'.Q7];&quot;&quot;)">
            <text:p/>
          </table:table-cell>
          <table:table-cell table:style-name="ce38" table:formula="of:=IF([$'Split Configuration (buildings)'.R7]&lt;&gt;0;[$'Split Configuration (buildings)'.R7];&quot;&quot;)">
            <text:p/>
          </table:table-cell>
          <table:table-cell table:style-name="ce38" table:formula="of:=IF([$'Split Configuration (buildings)'.S7]&lt;&gt;0;[$'Split Configuration (buildings)'.S7];&quot;&quot;)">
            <text:p/>
          </table:table-cell>
          <table:table-cell table:style-name="ce38" table:formula="of:=IF([$'Split Configuration (buildings)'.T7]&lt;&gt;0;[$'Split Configuration (buildings)'.T7];&quot;&quot;)">
            <text:p/>
          </table:table-cell>
          <table:table-cell table:style-name="ce38" table:formula="of:=IF([$'Split Configuration (buildings)'.U7]&lt;&gt;0;[$'Split Configuration (buildings)'.U7];&quot;&quot;)">
            <text:p/>
          </table:table-cell>
          <table:table-cell table:style-name="ce38" table:formula="of:=IF([$'Split Configuration (buildings)'.V7]&lt;&gt;0;[$'Split Configuration (buildings)'.V7];&quot;&quot;)">
            <text:p/>
          </table:table-cell>
          <table:table-cell table:style-name="ce38" table:formula="of:=IF([$'Split Configuration (buildings)'.W7]&lt;&gt;0;[$'Split Configuration (buildings)'.W7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8]" office:value-type="string" office:string-value="steam-engine" calcext:value-type="string">
            <text:p>steam-engine</text:p>
          </table:table-cell>
          <table:table-cell table:style-name="ce38"/>
          <table:table-cell table:style-name="ce38" table:formula="of:=IF([$'Split Configuration (buildings)'.F8]&lt;&gt;0;[$'Split Configuration (buildings)'.F8];&quot;&quot;)">
            <text:p/>
          </table:table-cell>
          <table:table-cell table:style-name="ce38" table:formula="of:=IF([$'Split Configuration (buildings)'.G8]&lt;&gt;0;[$'Split Configuration (buildings)'.G8];&quot;&quot;)" office:value-type="float" office:value="1" calcext:value-type="float">
            <text:p>1</text:p>
          </table:table-cell>
          <table:table-cell table:style-name="ce38" table:formula="of:=IF([$'Split Configuration (buildings)'.H8]&lt;&gt;0;[$'Split Configuration (buildings)'.H8];&quot;&quot;)" office:value-type="float" office:value="10" calcext:value-type="float">
            <text:p>10</text:p>
          </table:table-cell>
          <table:table-cell table:style-name="ce38" table:formula="of:=IF([$'Split Configuration (buildings)'.I8]&lt;&gt;0;[$'Split Configuration (buildings)'.I8];&quot;&quot;)" office:value-type="float" office:value="30" calcext:value-type="float">
            <text:p>30</text:p>
          </table:table-cell>
          <table:table-cell table:style-name="ce38" table:formula="of:=IF([$'Split Configuration (buildings)'.J8]&lt;&gt;0;[$'Split Configuration (buildings)'.J8];&quot;&quot;)" office:value-type="float" office:value="74" calcext:value-type="float">
            <text:p>74</text:p>
          </table:table-cell>
          <table:table-cell table:style-name="ce38" table:formula="of:=IF([$'Split Configuration (buildings)'.K8]&lt;&gt;0;[$'Split Configuration (buildings)'.K8];&quot;&quot;)">
            <text:p/>
          </table:table-cell>
          <table:table-cell table:style-name="ce38" table:formula="of:=IF([$'Split Configuration (buildings)'.L8]&lt;&gt;0;[$'Split Configuration (buildings)'.L8];&quot;&quot;)">
            <text:p/>
          </table:table-cell>
          <table:table-cell table:style-name="ce38" table:formula="of:=IF([$'Split Configuration (buildings)'.M8]&lt;&gt;0;[$'Split Configuration (buildings)'.M8];&quot;&quot;)">
            <text:p/>
          </table:table-cell>
          <table:table-cell table:style-name="ce38" table:formula="of:=IF([$'Split Configuration (buildings)'.N8]&lt;&gt;0;[$'Split Configuration (buildings)'.N8];&quot;&quot;)">
            <text:p/>
          </table:table-cell>
          <table:table-cell table:style-name="ce38" table:formula="of:=IF([$'Split Configuration (buildings)'.O8]&lt;&gt;0;[$'Split Configuration (buildings)'.O8];&quot;&quot;)">
            <text:p/>
          </table:table-cell>
          <table:table-cell table:style-name="ce38" table:formula="of:=IF([$'Split Configuration (buildings)'.P8]&lt;&gt;0;[$'Split Configuration (buildings)'.P8];&quot;&quot;)">
            <text:p/>
          </table:table-cell>
          <table:table-cell table:style-name="ce38" table:formula="of:=IF([$'Split Configuration (buildings)'.Q8]&lt;&gt;0;[$'Split Configuration (buildings)'.Q8];&quot;&quot;)">
            <text:p/>
          </table:table-cell>
          <table:table-cell table:style-name="ce38" table:formula="of:=IF([$'Split Configuration (buildings)'.R8]&lt;&gt;0;[$'Split Configuration (buildings)'.R8];&quot;&quot;)">
            <text:p/>
          </table:table-cell>
          <table:table-cell table:style-name="ce38" table:formula="of:=IF([$'Split Configuration (buildings)'.S8]&lt;&gt;0;[$'Split Configuration (buildings)'.S8];&quot;&quot;)">
            <text:p/>
          </table:table-cell>
          <table:table-cell table:style-name="ce38" table:formula="of:=IF([$'Split Configuration (buildings)'.T8]&lt;&gt;0;[$'Split Configuration (buildings)'.T8];&quot;&quot;)">
            <text:p/>
          </table:table-cell>
          <table:table-cell table:style-name="ce38" table:formula="of:=IF([$'Split Configuration (buildings)'.U8]&lt;&gt;0;[$'Split Configuration (buildings)'.U8];&quot;&quot;)">
            <text:p/>
          </table:table-cell>
          <table:table-cell table:style-name="ce38" table:formula="of:=IF([$'Split Configuration (buildings)'.V8]&lt;&gt;0;[$'Split Configuration (buildings)'.V8];&quot;&quot;)">
            <text:p/>
          </table:table-cell>
          <table:table-cell table:style-name="ce38" table:formula="of:=IF([$'Split Configuration (buildings)'.W8]&lt;&gt;0;[$'Split Configuration (buildings)'.W8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9]" office:value-type="string" office:string-value="pump" calcext:value-type="string">
            <text:p>pump</text:p>
          </table:table-cell>
          <table:table-cell table:style-name="ce38"/>
          <table:table-cell table:style-name="ce38" table:formula="of:=IF([$'Split Configuration (buildings)'.F9]&lt;&gt;0;[$'Split Configuration (buildings)'.F9];&quot;&quot;)">
            <text:p/>
          </table:table-cell>
          <table:table-cell table:style-name="ce38" table:formula="of:=IF([$'Split Configuration (buildings)'.G9]&lt;&gt;0;[$'Split Configuration (buildings)'.G9];&quot;&quot;)" office:value-type="float" office:value="6" calcext:value-type="float">
            <text:p>6</text:p>
          </table:table-cell>
          <table:table-cell table:style-name="ce38" table:formula="of:=IF([$'Split Configuration (buildings)'.H9]&lt;&gt;0;[$'Split Configuration (buildings)'.H9];&quot;&quot;)" office:value-type="float" office:value="6" calcext:value-type="float">
            <text:p>6</text:p>
          </table:table-cell>
          <table:table-cell table:style-name="ce38" table:formula="of:=IF([$'Split Configuration (buildings)'.I9]&lt;&gt;0;[$'Split Configuration (buildings)'.I9];&quot;&quot;)" office:value-type="float" office:value="6" calcext:value-type="float">
            <text:p>6</text:p>
          </table:table-cell>
          <table:table-cell table:style-name="ce43" table:formula="of:=IF([$'Split Configuration (buildings)'.J9]&lt;&gt;0;[$'Split Configuration (buildings)'.J9];&quot;&quot;)" office:value-type="float" office:value="6" calcext:value-type="float">
            <text:p>6</text:p>
          </table:table-cell>
          <table:table-cell table:style-name="ce38" table:formula="of:=IF([$'Split Configuration (buildings)'.K9]&lt;&gt;0;[$'Split Configuration (buildings)'.K9];&quot;&quot;)">
            <text:p/>
          </table:table-cell>
          <table:table-cell table:style-name="ce38" table:formula="of:=IF([$'Split Configuration (buildings)'.L9]&lt;&gt;0;[$'Split Configuration (buildings)'.L9];&quot;&quot;)">
            <text:p/>
          </table:table-cell>
          <table:table-cell table:style-name="ce38" table:formula="of:=IF([$'Split Configuration (buildings)'.M9]&lt;&gt;0;[$'Split Configuration (buildings)'.M9];&quot;&quot;)">
            <text:p/>
          </table:table-cell>
          <table:table-cell table:style-name="ce38" table:formula="of:=IF([$'Split Configuration (buildings)'.N9]&lt;&gt;0;[$'Split Configuration (buildings)'.N9];&quot;&quot;)">
            <text:p/>
          </table:table-cell>
          <table:table-cell table:style-name="ce38" table:formula="of:=IF([$'Split Configuration (buildings)'.O9]&lt;&gt;0;[$'Split Configuration (buildings)'.O9];&quot;&quot;)">
            <text:p/>
          </table:table-cell>
          <table:table-cell table:style-name="ce38" table:formula="of:=IF([$'Split Configuration (buildings)'.P9]&lt;&gt;0;[$'Split Configuration (buildings)'.P9];&quot;&quot;)">
            <text:p/>
          </table:table-cell>
          <table:table-cell table:style-name="ce38" table:formula="of:=IF([$'Split Configuration (buildings)'.Q9]&lt;&gt;0;[$'Split Configuration (buildings)'.Q9];&quot;&quot;)">
            <text:p/>
          </table:table-cell>
          <table:table-cell table:style-name="ce38" table:formula="of:=IF([$'Split Configuration (buildings)'.R9]&lt;&gt;0;[$'Split Configuration (buildings)'.R9];&quot;&quot;)">
            <text:p/>
          </table:table-cell>
          <table:table-cell table:style-name="ce38" table:formula="of:=IF([$'Split Configuration (buildings)'.S9]&lt;&gt;0;[$'Split Configuration (buildings)'.S9];&quot;&quot;)">
            <text:p/>
          </table:table-cell>
          <table:table-cell table:style-name="ce38" table:formula="of:=IF([$'Split Configuration (buildings)'.T9]&lt;&gt;0;[$'Split Configuration (buildings)'.T9];&quot;&quot;)">
            <text:p/>
          </table:table-cell>
          <table:table-cell table:style-name="ce38" table:formula="of:=IF([$'Split Configuration (buildings)'.U9]&lt;&gt;0;[$'Split Configuration (buildings)'.U9];&quot;&quot;)">
            <text:p/>
          </table:table-cell>
          <table:table-cell table:style-name="ce38" table:formula="of:=IF([$'Split Configuration (buildings)'.V9]&lt;&gt;0;[$'Split Configuration (buildings)'.V9];&quot;&quot;)">
            <text:p/>
          </table:table-cell>
          <table:table-cell table:style-name="ce38" table:formula="of:=IF([$'Split Configuration (buildings)'.W9]&lt;&gt;0;[$'Split Configuration (buildings)'.W9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10]" office:value-type="string" office:string-value="electric-mining-drill" calcext:value-type="string">
            <text:p>electric-mining-drill</text:p>
          </table:table-cell>
          <table:table-cell table:style-name="ce38"/>
          <table:table-cell table:style-name="ce38" table:formula="of:=IF([$'Split Configuration (buildings)'.F10]&lt;&gt;0;[$'Split Configuration (buildings)'.F10];&quot;&quot;)">
            <text:p/>
          </table:table-cell>
          <table:table-cell table:style-name="ce38" table:formula="of:=IF([$'Split Configuration (buildings)'.G10]&lt;&gt;0;[$'Split Configuration (buildings)'.G10];&quot;&quot;)" office:value-type="float" office:value="1" calcext:value-type="float">
            <text:p>1</text:p>
          </table:table-cell>
          <table:table-cell table:style-name="ce38" table:formula="of:=IF([$'Split Configuration (buildings)'.H10]&lt;&gt;0;[$'Split Configuration (buildings)'.H10];&quot;&quot;)" office:value-type="float" office:value="58" calcext:value-type="float">
            <text:p>58</text:p>
          </table:table-cell>
          <table:table-cell table:style-name="ce38" table:formula="of:=IF([$'Split Configuration (buildings)'.I10]&lt;&gt;0;[$'Split Configuration (buildings)'.I10];&quot;&quot;)" office:value-type="float" office:value="84" calcext:value-type="float">
            <text:p>84</text:p>
          </table:table-cell>
          <table:table-cell table:style-name="ce38" table:formula="of:=IF([$'Split Configuration (buildings)'.J10]&lt;&gt;0;[$'Split Configuration (buildings)'.J10];&quot;&quot;)" office:value-type="float" office:value="312" calcext:value-type="float">
            <text:p>312</text:p>
          </table:table-cell>
          <table:table-cell table:style-name="ce38" table:formula="of:=IF([$'Split Configuration (buildings)'.K10]&lt;&gt;0;[$'Split Configuration (buildings)'.K10];&quot;&quot;)">
            <text:p/>
          </table:table-cell>
          <table:table-cell table:style-name="ce38" table:formula="of:=IF([$'Split Configuration (buildings)'.L10]&lt;&gt;0;[$'Split Configuration (buildings)'.L10];&quot;&quot;)">
            <text:p/>
          </table:table-cell>
          <table:table-cell table:style-name="ce38" table:formula="of:=IF([$'Split Configuration (buildings)'.M10]&lt;&gt;0;[$'Split Configuration (buildings)'.M10];&quot;&quot;)">
            <text:p/>
          </table:table-cell>
          <table:table-cell table:style-name="ce38" table:formula="of:=IF([$'Split Configuration (buildings)'.N10]&lt;&gt;0;[$'Split Configuration (buildings)'.N10];&quot;&quot;)">
            <text:p/>
          </table:table-cell>
          <table:table-cell table:style-name="ce38" table:formula="of:=IF([$'Split Configuration (buildings)'.O10]&lt;&gt;0;[$'Split Configuration (buildings)'.O10];&quot;&quot;)">
            <text:p/>
          </table:table-cell>
          <table:table-cell table:style-name="ce38" table:formula="of:=IF([$'Split Configuration (buildings)'.P10]&lt;&gt;0;[$'Split Configuration (buildings)'.P10];&quot;&quot;)">
            <text:p/>
          </table:table-cell>
          <table:table-cell table:style-name="ce38" table:formula="of:=IF([$'Split Configuration (buildings)'.Q10]&lt;&gt;0;[$'Split Configuration (buildings)'.Q10];&quot;&quot;)">
            <text:p/>
          </table:table-cell>
          <table:table-cell table:style-name="ce38" table:formula="of:=IF([$'Split Configuration (buildings)'.R10]&lt;&gt;0;[$'Split Configuration (buildings)'.R10];&quot;&quot;)">
            <text:p/>
          </table:table-cell>
          <table:table-cell table:style-name="ce38" table:formula="of:=IF([$'Split Configuration (buildings)'.S10]&lt;&gt;0;[$'Split Configuration (buildings)'.S10];&quot;&quot;)">
            <text:p/>
          </table:table-cell>
          <table:table-cell table:style-name="ce38" table:formula="of:=IF([$'Split Configuration (buildings)'.T10]&lt;&gt;0;[$'Split Configuration (buildings)'.T10];&quot;&quot;)">
            <text:p/>
          </table:table-cell>
          <table:table-cell table:style-name="ce38" table:formula="of:=IF([$'Split Configuration (buildings)'.U10]&lt;&gt;0;[$'Split Configuration (buildings)'.U10];&quot;&quot;)">
            <text:p/>
          </table:table-cell>
          <table:table-cell table:style-name="ce38" table:formula="of:=IF([$'Split Configuration (buildings)'.V10]&lt;&gt;0;[$'Split Configuration (buildings)'.V10];&quot;&quot;)">
            <text:p/>
          </table:table-cell>
          <table:table-cell table:style-name="ce38" table:formula="of:=IF([$'Split Configuration (buildings)'.W10]&lt;&gt;0;[$'Split Configuration (buildings)'.W10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11]" office:value-type="string" office:string-value="small-electric-pole" calcext:value-type="string">
            <text:p>small-electric-pole</text:p>
          </table:table-cell>
          <table:table-cell table:style-name="ce38"/>
          <table:table-cell table:style-name="ce38" table:formula="of:=IF([$'Split Configuration (buildings)'.F11]&lt;&gt;0;[$'Split Configuration (buildings)'.F11];&quot;&quot;)">
            <text:p/>
          </table:table-cell>
          <table:table-cell table:style-name="ce38" table:formula="of:=IF([$'Split Configuration (buildings)'.G11]&lt;&gt;0;[$'Split Configuration (buildings)'.G11];&quot;&quot;)" office:value-type="float" office:value="14" calcext:value-type="float">
            <text:p>14</text:p>
          </table:table-cell>
          <table:table-cell table:style-name="ce38" table:formula="of:=IF([$'Split Configuration (buildings)'.H11]&lt;&gt;0;[$'Split Configuration (buildings)'.H11];&quot;&quot;)" office:value-type="float" office:value="84" calcext:value-type="float">
            <text:p>84</text:p>
          </table:table-cell>
          <table:table-cell table:style-name="ce38" table:formula="of:=IF([$'Split Configuration (buildings)'.I11]&lt;&gt;0;[$'Split Configuration (buildings)'.I11];&quot;&quot;)" office:value-type="float" office:value="151" calcext:value-type="float">
            <text:p>151</text:p>
          </table:table-cell>
          <table:table-cell table:style-name="ce38" table:formula="of:=IF([$'Split Configuration (buildings)'.J11]&lt;&gt;0;[$'Split Configuration (buildings)'.J11];&quot;&quot;)" office:value-type="float" office:value="449" calcext:value-type="float">
            <text:p>449</text:p>
          </table:table-cell>
          <table:table-cell table:style-name="ce38" table:formula="of:=IF([$'Split Configuration (buildings)'.K11]&lt;&gt;0;[$'Split Configuration (buildings)'.K11];&quot;&quot;)">
            <text:p/>
          </table:table-cell>
          <table:table-cell table:style-name="ce38" table:formula="of:=IF([$'Split Configuration (buildings)'.L11]&lt;&gt;0;[$'Split Configuration (buildings)'.L11];&quot;&quot;)">
            <text:p/>
          </table:table-cell>
          <table:table-cell table:style-name="ce38" table:formula="of:=IF([$'Split Configuration (buildings)'.M11]&lt;&gt;0;[$'Split Configuration (buildings)'.M11];&quot;&quot;)">
            <text:p/>
          </table:table-cell>
          <table:table-cell table:style-name="ce38" table:formula="of:=IF([$'Split Configuration (buildings)'.N11]&lt;&gt;0;[$'Split Configuration (buildings)'.N11];&quot;&quot;)">
            <text:p/>
          </table:table-cell>
          <table:table-cell table:style-name="ce38" table:formula="of:=IF([$'Split Configuration (buildings)'.O11]&lt;&gt;0;[$'Split Configuration (buildings)'.O11];&quot;&quot;)">
            <text:p/>
          </table:table-cell>
          <table:table-cell table:style-name="ce38" table:formula="of:=IF([$'Split Configuration (buildings)'.P11]&lt;&gt;0;[$'Split Configuration (buildings)'.P11];&quot;&quot;)">
            <text:p/>
          </table:table-cell>
          <table:table-cell table:style-name="ce38" table:formula="of:=IF([$'Split Configuration (buildings)'.Q11]&lt;&gt;0;[$'Split Configuration (buildings)'.Q11];&quot;&quot;)">
            <text:p/>
          </table:table-cell>
          <table:table-cell table:style-name="ce38" table:formula="of:=IF([$'Split Configuration (buildings)'.R11]&lt;&gt;0;[$'Split Configuration (buildings)'.R11];&quot;&quot;)">
            <text:p/>
          </table:table-cell>
          <table:table-cell table:style-name="ce38" table:formula="of:=IF([$'Split Configuration (buildings)'.S11]&lt;&gt;0;[$'Split Configuration (buildings)'.S11];&quot;&quot;)">
            <text:p/>
          </table:table-cell>
          <table:table-cell table:style-name="ce38" table:formula="of:=IF([$'Split Configuration (buildings)'.T11]&lt;&gt;0;[$'Split Configuration (buildings)'.T11];&quot;&quot;)">
            <text:p/>
          </table:table-cell>
          <table:table-cell table:style-name="ce38" table:formula="of:=IF([$'Split Configuration (buildings)'.U11]&lt;&gt;0;[$'Split Configuration (buildings)'.U11];&quot;&quot;)">
            <text:p/>
          </table:table-cell>
          <table:table-cell table:style-name="ce38" table:formula="of:=IF([$'Split Configuration (buildings)'.V11]&lt;&gt;0;[$'Split Configuration (buildings)'.V11];&quot;&quot;)">
            <text:p/>
          </table:table-cell>
          <table:table-cell table:style-name="ce38" table:formula="of:=IF([$'Split Configuration (buildings)'.W11]&lt;&gt;0;[$'Split Configuration (buildings)'.W11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12]" office:value-type="string" office:string-value="lab" calcext:value-type="string">
            <text:p>lab</text:p>
          </table:table-cell>
          <table:table-cell table:style-name="ce38"/>
          <table:table-cell table:style-name="ce38" table:formula="of:=IF([$'Split Configuration (buildings)'.F12]&lt;&gt;0;[$'Split Configuration (buildings)'.F12];&quot;&quot;)">
            <text:p/>
          </table:table-cell>
          <table:table-cell table:style-name="ce38" table:formula="of:=IF([$'Split Configuration (buildings)'.G12]&lt;&gt;0;[$'Split Configuration (buildings)'.G12];&quot;&quot;)" office:value-type="float" office:value="1" calcext:value-type="float">
            <text:p>1</text:p>
          </table:table-cell>
          <table:table-cell table:style-name="ce38" table:formula="of:=IF([$'Split Configuration (buildings)'.H12]&lt;&gt;0;[$'Split Configuration (buildings)'.H12];&quot;&quot;)" office:value-type="float" office:value="3" calcext:value-type="float">
            <text:p>3</text:p>
          </table:table-cell>
          <table:table-cell table:style-name="ce38" table:formula="of:=IF([$'Split Configuration (buildings)'.I12]&lt;&gt;0;[$'Split Configuration (buildings)'.I12];&quot;&quot;)" office:value-type="float" office:value="36" calcext:value-type="float">
            <text:p>36</text:p>
          </table:table-cell>
          <table:table-cell table:style-name="ce38" table:formula="of:=IF([$'Split Configuration (buildings)'.J12]&lt;&gt;0;[$'Split Configuration (buildings)'.J12];&quot;&quot;)" office:value-type="float" office:value="36" calcext:value-type="float">
            <text:p>36</text:p>
          </table:table-cell>
          <table:table-cell table:style-name="ce38" table:formula="of:=IF([$'Split Configuration (buildings)'.K12]&lt;&gt;0;[$'Split Configuration (buildings)'.K12];&quot;&quot;)">
            <text:p/>
          </table:table-cell>
          <table:table-cell table:style-name="ce38" table:formula="of:=IF([$'Split Configuration (buildings)'.L12]&lt;&gt;0;[$'Split Configuration (buildings)'.L12];&quot;&quot;)">
            <text:p/>
          </table:table-cell>
          <table:table-cell table:style-name="ce38" table:formula="of:=IF([$'Split Configuration (buildings)'.M12]&lt;&gt;0;[$'Split Configuration (buildings)'.M12];&quot;&quot;)">
            <text:p/>
          </table:table-cell>
          <table:table-cell table:style-name="ce38" table:formula="of:=IF([$'Split Configuration (buildings)'.N12]&lt;&gt;0;[$'Split Configuration (buildings)'.N12];&quot;&quot;)">
            <text:p/>
          </table:table-cell>
          <table:table-cell table:style-name="ce38" table:formula="of:=IF([$'Split Configuration (buildings)'.O12]&lt;&gt;0;[$'Split Configuration (buildings)'.O12];&quot;&quot;)">
            <text:p/>
          </table:table-cell>
          <table:table-cell table:style-name="ce38" table:formula="of:=IF([$'Split Configuration (buildings)'.P12]&lt;&gt;0;[$'Split Configuration (buildings)'.P12];&quot;&quot;)">
            <text:p/>
          </table:table-cell>
          <table:table-cell table:style-name="ce38" table:formula="of:=IF([$'Split Configuration (buildings)'.Q12]&lt;&gt;0;[$'Split Configuration (buildings)'.Q12];&quot;&quot;)">
            <text:p/>
          </table:table-cell>
          <table:table-cell table:style-name="ce38" table:formula="of:=IF([$'Split Configuration (buildings)'.R12]&lt;&gt;0;[$'Split Configuration (buildings)'.R12];&quot;&quot;)">
            <text:p/>
          </table:table-cell>
          <table:table-cell table:style-name="ce38" table:formula="of:=IF([$'Split Configuration (buildings)'.S12]&lt;&gt;0;[$'Split Configuration (buildings)'.S12];&quot;&quot;)">
            <text:p/>
          </table:table-cell>
          <table:table-cell table:style-name="ce38" table:formula="of:=IF([$'Split Configuration (buildings)'.T12]&lt;&gt;0;[$'Split Configuration (buildings)'.T12];&quot;&quot;)">
            <text:p/>
          </table:table-cell>
          <table:table-cell table:style-name="ce38" table:formula="of:=IF([$'Split Configuration (buildings)'.U12]&lt;&gt;0;[$'Split Configuration (buildings)'.U12];&quot;&quot;)">
            <text:p/>
          </table:table-cell>
          <table:table-cell table:style-name="ce38" table:formula="of:=IF([$'Split Configuration (buildings)'.V12]&lt;&gt;0;[$'Split Configuration (buildings)'.V12];&quot;&quot;)">
            <text:p/>
          </table:table-cell>
          <table:table-cell table:style-name="ce38" table:formula="of:=IF([$'Split Configuration (buildings)'.W12]&lt;&gt;0;[$'Split Configuration (buildings)'.W12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13]" office:value-type="string" office:string-value="pipe" calcext:value-type="string">
            <text:p>pipe</text:p>
          </table:table-cell>
          <table:table-cell table:style-name="ce38"/>
          <table:table-cell table:style-name="ce38" table:formula="of:=IF([$'Split Configuration (buildings)'.F13]&lt;&gt;0;[$'Split Configuration (buildings)'.F13];&quot;&quot;)">
            <text:p/>
          </table:table-cell>
          <table:table-cell table:style-name="ce38" table:formula="of:=IF([$'Split Configuration (buildings)'.G13]&lt;&gt;0;[$'Split Configuration (buildings)'.G13];&quot;&quot;)" office:value-type="float" office:value="5" calcext:value-type="float">
            <text:p>5</text:p>
          </table:table-cell>
          <table:table-cell table:style-name="ce38" table:formula="of:=IF([$'Split Configuration (buildings)'.H13]&lt;&gt;0;[$'Split Configuration (buildings)'.H13];&quot;&quot;)" office:value-type="float" office:value="9" calcext:value-type="float">
            <text:p>9</text:p>
          </table:table-cell>
          <table:table-cell table:style-name="ce38" table:formula="of:=IF([$'Split Configuration (buildings)'.I13]&lt;&gt;0;[$'Split Configuration (buildings)'.I13];&quot;&quot;)" office:value-type="float" office:value="19" calcext:value-type="float">
            <text:p>19</text:p>
          </table:table-cell>
          <table:table-cell table:style-name="ce38" table:formula="of:=IF([$'Split Configuration (buildings)'.J13]&lt;&gt;0;[$'Split Configuration (buildings)'.J13];&quot;&quot;)" office:value-type="float" office:value="185" calcext:value-type="float">
            <text:p>185</text:p>
          </table:table-cell>
          <table:table-cell table:style-name="ce38" table:formula="of:=IF([$'Split Configuration (buildings)'.K13]&lt;&gt;0;[$'Split Configuration (buildings)'.K13];&quot;&quot;)">
            <text:p/>
          </table:table-cell>
          <table:table-cell table:style-name="ce38" table:formula="of:=IF([$'Split Configuration (buildings)'.L13]&lt;&gt;0;[$'Split Configuration (buildings)'.L13];&quot;&quot;)">
            <text:p/>
          </table:table-cell>
          <table:table-cell table:style-name="ce38" table:formula="of:=IF([$'Split Configuration (buildings)'.M13]&lt;&gt;0;[$'Split Configuration (buildings)'.M13];&quot;&quot;)">
            <text:p/>
          </table:table-cell>
          <table:table-cell table:style-name="ce38" table:formula="of:=IF([$'Split Configuration (buildings)'.N13]&lt;&gt;0;[$'Split Configuration (buildings)'.N13];&quot;&quot;)">
            <text:p/>
          </table:table-cell>
          <table:table-cell table:style-name="ce38" table:formula="of:=IF([$'Split Configuration (buildings)'.O13]&lt;&gt;0;[$'Split Configuration (buildings)'.O13];&quot;&quot;)">
            <text:p/>
          </table:table-cell>
          <table:table-cell table:style-name="ce38" table:formula="of:=IF([$'Split Configuration (buildings)'.P13]&lt;&gt;0;[$'Split Configuration (buildings)'.P13];&quot;&quot;)">
            <text:p/>
          </table:table-cell>
          <table:table-cell table:style-name="ce38" table:formula="of:=IF([$'Split Configuration (buildings)'.Q13]&lt;&gt;0;[$'Split Configuration (buildings)'.Q13];&quot;&quot;)">
            <text:p/>
          </table:table-cell>
          <table:table-cell table:style-name="ce38" table:formula="of:=IF([$'Split Configuration (buildings)'.R13]&lt;&gt;0;[$'Split Configuration (buildings)'.R13];&quot;&quot;)">
            <text:p/>
          </table:table-cell>
          <table:table-cell table:style-name="ce38" table:formula="of:=IF([$'Split Configuration (buildings)'.S13]&lt;&gt;0;[$'Split Configuration (buildings)'.S13];&quot;&quot;)">
            <text:p/>
          </table:table-cell>
          <table:table-cell table:style-name="ce38" table:formula="of:=IF([$'Split Configuration (buildings)'.T13]&lt;&gt;0;[$'Split Configuration (buildings)'.T13];&quot;&quot;)">
            <text:p/>
          </table:table-cell>
          <table:table-cell table:style-name="ce38" table:formula="of:=IF([$'Split Configuration (buildings)'.U13]&lt;&gt;0;[$'Split Configuration (buildings)'.U13];&quot;&quot;)">
            <text:p/>
          </table:table-cell>
          <table:table-cell table:style-name="ce38" table:formula="of:=IF([$'Split Configuration (buildings)'.V13]&lt;&gt;0;[$'Split Configuration (buildings)'.V13];&quot;&quot;)">
            <text:p/>
          </table:table-cell>
          <table:table-cell table:style-name="ce38" table:formula="of:=IF([$'Split Configuration (buildings)'.W13]&lt;&gt;0;[$'Split Configuration (buildings)'.W13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14]" office:value-type="string" office:string-value="pipe-to-ground" calcext:value-type="string">
            <text:p>pipe-to-ground</text:p>
          </table:table-cell>
          <table:table-cell table:style-name="ce38"/>
          <table:table-cell table:style-name="ce38" table:formula="of:=IF([$'Split Configuration (buildings)'.F14]&lt;&gt;0;[$'Split Configuration (buildings)'.F14];&quot;&quot;)">
            <text:p/>
          </table:table-cell>
          <table:table-cell table:style-name="ce38" table:formula="of:=IF([$'Split Configuration (buildings)'.G14]&lt;&gt;0;[$'Split Configuration (buildings)'.G14];&quot;&quot;)">
            <text:p/>
          </table:table-cell>
          <table:table-cell table:style-name="ce38" table:formula="of:=IF([$'Split Configuration (buildings)'.H14]&lt;&gt;0;[$'Split Configuration (buildings)'.H14];&quot;&quot;)" office:value-type="float" office:value="2" calcext:value-type="float">
            <text:p>2</text:p>
          </table:table-cell>
          <table:table-cell table:style-name="ce38" table:formula="of:=IF([$'Split Configuration (buildings)'.I14]&lt;&gt;0;[$'Split Configuration (buildings)'.I14];&quot;&quot;)" office:value-type="float" office:value="4" calcext:value-type="float">
            <text:p>4</text:p>
          </table:table-cell>
          <table:table-cell table:style-name="ce38" table:formula="of:=IF([$'Split Configuration (buildings)'.J14]&lt;&gt;0;[$'Split Configuration (buildings)'.J14];&quot;&quot;)" office:value-type="float" office:value="71" calcext:value-type="float">
            <text:p>71</text:p>
          </table:table-cell>
          <table:table-cell table:style-name="ce38" table:formula="of:=IF([$'Split Configuration (buildings)'.K14]&lt;&gt;0;[$'Split Configuration (buildings)'.K14];&quot;&quot;)">
            <text:p/>
          </table:table-cell>
          <table:table-cell table:style-name="ce38" table:formula="of:=IF([$'Split Configuration (buildings)'.L14]&lt;&gt;0;[$'Split Configuration (buildings)'.L14];&quot;&quot;)">
            <text:p/>
          </table:table-cell>
          <table:table-cell table:style-name="ce38" table:formula="of:=IF([$'Split Configuration (buildings)'.M14]&lt;&gt;0;[$'Split Configuration (buildings)'.M14];&quot;&quot;)">
            <text:p/>
          </table:table-cell>
          <table:table-cell table:style-name="ce38" table:formula="of:=IF([$'Split Configuration (buildings)'.N14]&lt;&gt;0;[$'Split Configuration (buildings)'.N14];&quot;&quot;)">
            <text:p/>
          </table:table-cell>
          <table:table-cell table:style-name="ce38" table:formula="of:=IF([$'Split Configuration (buildings)'.O14]&lt;&gt;0;[$'Split Configuration (buildings)'.O14];&quot;&quot;)">
            <text:p/>
          </table:table-cell>
          <table:table-cell table:style-name="ce38" table:formula="of:=IF([$'Split Configuration (buildings)'.P14]&lt;&gt;0;[$'Split Configuration (buildings)'.P14];&quot;&quot;)">
            <text:p/>
          </table:table-cell>
          <table:table-cell table:style-name="ce38" table:formula="of:=IF([$'Split Configuration (buildings)'.Q14]&lt;&gt;0;[$'Split Configuration (buildings)'.Q14];&quot;&quot;)">
            <text:p/>
          </table:table-cell>
          <table:table-cell table:style-name="ce38" table:formula="of:=IF([$'Split Configuration (buildings)'.R14]&lt;&gt;0;[$'Split Configuration (buildings)'.R14];&quot;&quot;)">
            <text:p/>
          </table:table-cell>
          <table:table-cell table:style-name="ce38" table:formula="of:=IF([$'Split Configuration (buildings)'.S14]&lt;&gt;0;[$'Split Configuration (buildings)'.S14];&quot;&quot;)">
            <text:p/>
          </table:table-cell>
          <table:table-cell table:style-name="ce38" table:formula="of:=IF([$'Split Configuration (buildings)'.T14]&lt;&gt;0;[$'Split Configuration (buildings)'.T14];&quot;&quot;)">
            <text:p/>
          </table:table-cell>
          <table:table-cell table:style-name="ce38" table:formula="of:=IF([$'Split Configuration (buildings)'.U14]&lt;&gt;0;[$'Split Configuration (buildings)'.U14];&quot;&quot;)">
            <text:p/>
          </table:table-cell>
          <table:table-cell table:style-name="ce38" table:formula="of:=IF([$'Split Configuration (buildings)'.V14]&lt;&gt;0;[$'Split Configuration (buildings)'.V14];&quot;&quot;)">
            <text:p/>
          </table:table-cell>
          <table:table-cell table:style-name="ce38" table:formula="of:=IF([$'Split Configuration (buildings)'.W14]&lt;&gt;0;[$'Split Configuration (buildings)'.W14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15]" office:value-type="string" office:string-value="assembling-machine-1" calcext:value-type="string">
            <text:p>assembling-machine-1</text:p>
          </table:table-cell>
          <table:table-cell table:style-name="ce38"/>
          <table:table-cell table:style-name="ce38" table:formula="of:=IF([$'Split Configuration (buildings)'.F15]&lt;&gt;0;[$'Split Configuration (buildings)'.F15];&quot;&quot;)">
            <text:p/>
          </table:table-cell>
          <table:table-cell table:style-name="ce38" table:formula="of:=IF([$'Split Configuration (buildings)'.G15]&lt;&gt;0;[$'Split Configuration (buildings)'.G15];&quot;&quot;)">
            <text:p/>
          </table:table-cell>
          <table:table-cell table:style-name="ce38" table:formula="of:=IF([$'Split Configuration (buildings)'.H15]&lt;&gt;0;[$'Split Configuration (buildings)'.H15];&quot;&quot;)" office:value-type="float" office:value="34" calcext:value-type="float">
            <text:p>34</text:p>
          </table:table-cell>
          <table:table-cell table:style-name="ce38" table:formula="of:=IF([$'Split Configuration (buildings)'.I15]&lt;&gt;0;[$'Split Configuration (buildings)'.I15];&quot;&quot;)" office:value-type="float" office:value="63" calcext:value-type="float">
            <text:p>63</text:p>
          </table:table-cell>
          <table:table-cell table:style-name="ce38" table:formula="of:=IF([$'Split Configuration (buildings)'.J15]&lt;&gt;0;[$'Split Configuration (buildings)'.J15];&quot;&quot;)" office:value-type="float" office:value="26" calcext:value-type="float">
            <text:p>26</text:p>
          </table:table-cell>
          <table:table-cell table:style-name="ce38" table:formula="of:=IF([$'Split Configuration (buildings)'.K15]&lt;&gt;0;[$'Split Configuration (buildings)'.K15];&quot;&quot;)">
            <text:p/>
          </table:table-cell>
          <table:table-cell table:style-name="ce38" table:formula="of:=IF([$'Split Configuration (buildings)'.L15]&lt;&gt;0;[$'Split Configuration (buildings)'.L15];&quot;&quot;)">
            <text:p/>
          </table:table-cell>
          <table:table-cell table:style-name="ce38" table:formula="of:=IF([$'Split Configuration (buildings)'.M15]&lt;&gt;0;[$'Split Configuration (buildings)'.M15];&quot;&quot;)">
            <text:p/>
          </table:table-cell>
          <table:table-cell table:style-name="ce38" table:formula="of:=IF([$'Split Configuration (buildings)'.N15]&lt;&gt;0;[$'Split Configuration (buildings)'.N15];&quot;&quot;)">
            <text:p/>
          </table:table-cell>
          <table:table-cell table:style-name="ce38" table:formula="of:=IF([$'Split Configuration (buildings)'.O15]&lt;&gt;0;[$'Split Configuration (buildings)'.O15];&quot;&quot;)">
            <text:p/>
          </table:table-cell>
          <table:table-cell table:style-name="ce38" table:formula="of:=IF([$'Split Configuration (buildings)'.P15]&lt;&gt;0;[$'Split Configuration (buildings)'.P15];&quot;&quot;)">
            <text:p/>
          </table:table-cell>
          <table:table-cell table:style-name="ce38" table:formula="of:=IF([$'Split Configuration (buildings)'.Q15]&lt;&gt;0;[$'Split Configuration (buildings)'.Q15];&quot;&quot;)">
            <text:p/>
          </table:table-cell>
          <table:table-cell table:style-name="ce38" table:formula="of:=IF([$'Split Configuration (buildings)'.R15]&lt;&gt;0;[$'Split Configuration (buildings)'.R15];&quot;&quot;)">
            <text:p/>
          </table:table-cell>
          <table:table-cell table:style-name="ce38" table:formula="of:=IF([$'Split Configuration (buildings)'.S15]&lt;&gt;0;[$'Split Configuration (buildings)'.S15];&quot;&quot;)">
            <text:p/>
          </table:table-cell>
          <table:table-cell table:style-name="ce38" table:formula="of:=IF([$'Split Configuration (buildings)'.T15]&lt;&gt;0;[$'Split Configuration (buildings)'.T15];&quot;&quot;)">
            <text:p/>
          </table:table-cell>
          <table:table-cell table:style-name="ce38" table:formula="of:=IF([$'Split Configuration (buildings)'.U15]&lt;&gt;0;[$'Split Configuration (buildings)'.U15];&quot;&quot;)">
            <text:p/>
          </table:table-cell>
          <table:table-cell table:style-name="ce38" table:formula="of:=IF([$'Split Configuration (buildings)'.V15]&lt;&gt;0;[$'Split Configuration (buildings)'.V15];&quot;&quot;)">
            <text:p/>
          </table:table-cell>
          <table:table-cell table:style-name="ce38" table:formula="of:=IF([$'Split Configuration (buildings)'.W15]&lt;&gt;0;[$'Split Configuration (buildings)'.W15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16]" office:value-type="string" office:string-value="express-inserter" calcext:value-type="string">
            <text:p>express-inserter</text:p>
          </table:table-cell>
          <table:table-cell table:style-name="ce38"/>
          <table:table-cell table:style-name="ce38" table:formula="of:=IF([$'Split Configuration (buildings)'.F16]&lt;&gt;0;[$'Split Configuration (buildings)'.F16];&quot;&quot;)">
            <text:p/>
          </table:table-cell>
          <table:table-cell table:style-name="ce38" table:formula="of:=IF([$'Split Configuration (buildings)'.G16]&lt;&gt;0;[$'Split Configuration (buildings)'.G16];&quot;&quot;)">
            <text:p/>
          </table:table-cell>
          <table:table-cell table:style-name="ce38" table:formula="of:=IF([$'Split Configuration (buildings)'.H16]&lt;&gt;0;[$'Split Configuration (buildings)'.H16];&quot;&quot;)" office:value-type="float" office:value="203" calcext:value-type="float">
            <text:p>203</text:p>
          </table:table-cell>
          <table:table-cell table:style-name="ce38" table:formula="of:=IF([$'Split Configuration (buildings)'.I16]&lt;&gt;0;[$'Split Configuration (buildings)'.I16];&quot;&quot;)" office:value-type="float" office:value="288" calcext:value-type="float">
            <text:p>288</text:p>
          </table:table-cell>
          <table:table-cell table:style-name="ce38" table:formula="of:=IF([$'Split Configuration (buildings)'.J16]&lt;&gt;0;[$'Split Configuration (buildings)'.J16];&quot;&quot;)" office:value-type="float" office:value="683" calcext:value-type="float">
            <text:p>683</text:p>
          </table:table-cell>
          <table:table-cell table:style-name="ce38" table:formula="of:=IF([$'Split Configuration (buildings)'.K16]&lt;&gt;0;[$'Split Configuration (buildings)'.K16];&quot;&quot;)">
            <text:p/>
          </table:table-cell>
          <table:table-cell table:style-name="ce38" table:formula="of:=IF([$'Split Configuration (buildings)'.L16]&lt;&gt;0;[$'Split Configuration (buildings)'.L16];&quot;&quot;)">
            <text:p/>
          </table:table-cell>
          <table:table-cell table:style-name="ce38" table:formula="of:=IF([$'Split Configuration (buildings)'.M16]&lt;&gt;0;[$'Split Configuration (buildings)'.M16];&quot;&quot;)">
            <text:p/>
          </table:table-cell>
          <table:table-cell table:style-name="ce38" table:formula="of:=IF([$'Split Configuration (buildings)'.N16]&lt;&gt;0;[$'Split Configuration (buildings)'.N16];&quot;&quot;)">
            <text:p/>
          </table:table-cell>
          <table:table-cell table:style-name="ce38" table:formula="of:=IF([$'Split Configuration (buildings)'.O16]&lt;&gt;0;[$'Split Configuration (buildings)'.O16];&quot;&quot;)">
            <text:p/>
          </table:table-cell>
          <table:table-cell table:style-name="ce38" table:formula="of:=IF([$'Split Configuration (buildings)'.P16]&lt;&gt;0;[$'Split Configuration (buildings)'.P16];&quot;&quot;)">
            <text:p/>
          </table:table-cell>
          <table:table-cell table:style-name="ce38" table:formula="of:=IF([$'Split Configuration (buildings)'.Q16]&lt;&gt;0;[$'Split Configuration (buildings)'.Q16];&quot;&quot;)">
            <text:p/>
          </table:table-cell>
          <table:table-cell table:style-name="ce38" table:formula="of:=IF([$'Split Configuration (buildings)'.R16]&lt;&gt;0;[$'Split Configuration (buildings)'.R16];&quot;&quot;)">
            <text:p/>
          </table:table-cell>
          <table:table-cell table:style-name="ce38" table:formula="of:=IF([$'Split Configuration (buildings)'.S16]&lt;&gt;0;[$'Split Configuration (buildings)'.S16];&quot;&quot;)">
            <text:p/>
          </table:table-cell>
          <table:table-cell table:style-name="ce38" table:formula="of:=IF([$'Split Configuration (buildings)'.T16]&lt;&gt;0;[$'Split Configuration (buildings)'.T16];&quot;&quot;)">
            <text:p/>
          </table:table-cell>
          <table:table-cell table:style-name="ce38" table:formula="of:=IF([$'Split Configuration (buildings)'.U16]&lt;&gt;0;[$'Split Configuration (buildings)'.U16];&quot;&quot;)">
            <text:p/>
          </table:table-cell>
          <table:table-cell table:style-name="ce38" table:formula="of:=IF([$'Split Configuration (buildings)'.V16]&lt;&gt;0;[$'Split Configuration (buildings)'.V16];&quot;&quot;)">
            <text:p/>
          </table:table-cell>
          <table:table-cell table:style-name="ce38" table:formula="of:=IF([$'Split Configuration (buildings)'.W16]&lt;&gt;0;[$'Split Configuration (buildings)'.W16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17]" office:value-type="string" office:string-value="express-belt" calcext:value-type="string">
            <text:p>express-belt</text:p>
          </table:table-cell>
          <table:table-cell table:style-name="ce38"/>
          <table:table-cell table:style-name="ce38" table:formula="of:=IF([$'Split Configuration (buildings)'.F17]&lt;&gt;0;[$'Split Configuration (buildings)'.F17];&quot;&quot;)">
            <text:p/>
          </table:table-cell>
          <table:table-cell table:style-name="ce38" table:formula="of:=IF([$'Split Configuration (buildings)'.G17]&lt;&gt;0;[$'Split Configuration (buildings)'.G17];&quot;&quot;)">
            <text:p/>
          </table:table-cell>
          <table:table-cell table:style-name="ce38" table:formula="of:=IF([$'Split Configuration (buildings)'.H17]&lt;&gt;0;[$'Split Configuration (buildings)'.H17];&quot;&quot;)" office:value-type="float" office:value="425" calcext:value-type="float">
            <text:p>425</text:p>
          </table:table-cell>
          <table:table-cell table:style-name="ce38" table:formula="of:=IF([$'Split Configuration (buildings)'.I17]&lt;&gt;0;[$'Split Configuration (buildings)'.I17];&quot;&quot;)" office:value-type="float" office:value="754" calcext:value-type="float">
            <text:p>754</text:p>
          </table:table-cell>
          <table:table-cell table:style-name="ce38" table:formula="of:=IF([$'Split Configuration (buildings)'.J17]&lt;&gt;0;[$'Split Configuration (buildings)'.J17];&quot;&quot;)" office:value-type="float" office:value="2600" calcext:value-type="float">
            <text:p>2600</text:p>
          </table:table-cell>
          <table:table-cell table:style-name="ce38" table:formula="of:=IF([$'Split Configuration (buildings)'.K17]&lt;&gt;0;[$'Split Configuration (buildings)'.K17];&quot;&quot;)">
            <text:p/>
          </table:table-cell>
          <table:table-cell table:style-name="ce38" table:formula="of:=IF([$'Split Configuration (buildings)'.L17]&lt;&gt;0;[$'Split Configuration (buildings)'.L17];&quot;&quot;)">
            <text:p/>
          </table:table-cell>
          <table:table-cell table:style-name="ce38" table:formula="of:=IF([$'Split Configuration (buildings)'.M17]&lt;&gt;0;[$'Split Configuration (buildings)'.M17];&quot;&quot;)">
            <text:p/>
          </table:table-cell>
          <table:table-cell table:style-name="ce38" table:formula="of:=IF([$'Split Configuration (buildings)'.N17]&lt;&gt;0;[$'Split Configuration (buildings)'.N17];&quot;&quot;)">
            <text:p/>
          </table:table-cell>
          <table:table-cell table:style-name="ce38" table:formula="of:=IF([$'Split Configuration (buildings)'.O17]&lt;&gt;0;[$'Split Configuration (buildings)'.O17];&quot;&quot;)">
            <text:p/>
          </table:table-cell>
          <table:table-cell table:style-name="ce38" table:formula="of:=IF([$'Split Configuration (buildings)'.P17]&lt;&gt;0;[$'Split Configuration (buildings)'.P17];&quot;&quot;)">
            <text:p/>
          </table:table-cell>
          <table:table-cell table:style-name="ce38" table:formula="of:=IF([$'Split Configuration (buildings)'.Q17]&lt;&gt;0;[$'Split Configuration (buildings)'.Q17];&quot;&quot;)">
            <text:p/>
          </table:table-cell>
          <table:table-cell table:style-name="ce38" table:formula="of:=IF([$'Split Configuration (buildings)'.R17]&lt;&gt;0;[$'Split Configuration (buildings)'.R17];&quot;&quot;)">
            <text:p/>
          </table:table-cell>
          <table:table-cell table:style-name="ce38" table:formula="of:=IF([$'Split Configuration (buildings)'.S17]&lt;&gt;0;[$'Split Configuration (buildings)'.S17];&quot;&quot;)">
            <text:p/>
          </table:table-cell>
          <table:table-cell table:style-name="ce38" table:formula="of:=IF([$'Split Configuration (buildings)'.T17]&lt;&gt;0;[$'Split Configuration (buildings)'.T17];&quot;&quot;)">
            <text:p/>
          </table:table-cell>
          <table:table-cell table:style-name="ce38" table:formula="of:=IF([$'Split Configuration (buildings)'.U17]&lt;&gt;0;[$'Split Configuration (buildings)'.U17];&quot;&quot;)">
            <text:p/>
          </table:table-cell>
          <table:table-cell table:style-name="ce38" table:formula="of:=IF([$'Split Configuration (buildings)'.V17]&lt;&gt;0;[$'Split Configuration (buildings)'.V17];&quot;&quot;)">
            <text:p/>
          </table:table-cell>
          <table:table-cell table:style-name="ce38" table:formula="of:=IF([$'Split Configuration (buildings)'.W17]&lt;&gt;0;[$'Split Configuration (buildings)'.W17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18]" office:value-type="string" office:string-value="express-splitter" calcext:value-type="string">
            <text:p>express-splitter</text:p>
          </table:table-cell>
          <table:table-cell table:style-name="ce38"/>
          <table:table-cell table:style-name="ce38" table:formula="of:=IF([$'Split Configuration (buildings)'.F18]&lt;&gt;0;[$'Split Configuration (buildings)'.F18];&quot;&quot;)">
            <text:p/>
          </table:table-cell>
          <table:table-cell table:style-name="ce38" table:formula="of:=IF([$'Split Configuration (buildings)'.G18]&lt;&gt;0;[$'Split Configuration (buildings)'.G18];&quot;&quot;)">
            <text:p/>
          </table:table-cell>
          <table:table-cell table:style-name="ce38" table:formula="of:=IF([$'Split Configuration (buildings)'.H18]&lt;&gt;0;[$'Split Configuration (buildings)'.H18];&quot;&quot;)" office:value-type="float" office:value="2" calcext:value-type="float">
            <text:p>2</text:p>
          </table:table-cell>
          <table:table-cell table:style-name="ce38" table:formula="of:=IF([$'Split Configuration (buildings)'.I18]&lt;&gt;0;[$'Split Configuration (buildings)'.I18];&quot;&quot;)" office:value-type="float" office:value="4" calcext:value-type="float">
            <text:p>4</text:p>
          </table:table-cell>
          <table:table-cell table:style-name="ce38" table:formula="of:=IF([$'Split Configuration (buildings)'.J18]&lt;&gt;0;[$'Split Configuration (buildings)'.J18];&quot;&quot;)" office:value-type="float" office:value="8" calcext:value-type="float">
            <text:p>8</text:p>
          </table:table-cell>
          <table:table-cell table:style-name="ce38" table:formula="of:=IF([$'Split Configuration (buildings)'.K18]&lt;&gt;0;[$'Split Configuration (buildings)'.K18];&quot;&quot;)">
            <text:p/>
          </table:table-cell>
          <table:table-cell table:style-name="ce38" table:formula="of:=IF([$'Split Configuration (buildings)'.L18]&lt;&gt;0;[$'Split Configuration (buildings)'.L18];&quot;&quot;)">
            <text:p/>
          </table:table-cell>
          <table:table-cell table:style-name="ce38" table:formula="of:=IF([$'Split Configuration (buildings)'.M18]&lt;&gt;0;[$'Split Configuration (buildings)'.M18];&quot;&quot;)">
            <text:p/>
          </table:table-cell>
          <table:table-cell table:style-name="ce38" table:formula="of:=IF([$'Split Configuration (buildings)'.N18]&lt;&gt;0;[$'Split Configuration (buildings)'.N18];&quot;&quot;)">
            <text:p/>
          </table:table-cell>
          <table:table-cell table:style-name="ce38" table:formula="of:=IF([$'Split Configuration (buildings)'.O18]&lt;&gt;0;[$'Split Configuration (buildings)'.O18];&quot;&quot;)">
            <text:p/>
          </table:table-cell>
          <table:table-cell table:style-name="ce38" table:formula="of:=IF([$'Split Configuration (buildings)'.P18]&lt;&gt;0;[$'Split Configuration (buildings)'.P18];&quot;&quot;)">
            <text:p/>
          </table:table-cell>
          <table:table-cell table:style-name="ce38" table:formula="of:=IF([$'Split Configuration (buildings)'.Q18]&lt;&gt;0;[$'Split Configuration (buildings)'.Q18];&quot;&quot;)">
            <text:p/>
          </table:table-cell>
          <table:table-cell table:style-name="ce38" table:formula="of:=IF([$'Split Configuration (buildings)'.R18]&lt;&gt;0;[$'Split Configuration (buildings)'.R18];&quot;&quot;)">
            <text:p/>
          </table:table-cell>
          <table:table-cell table:style-name="ce38" table:formula="of:=IF([$'Split Configuration (buildings)'.S18]&lt;&gt;0;[$'Split Configuration (buildings)'.S18];&quot;&quot;)">
            <text:p/>
          </table:table-cell>
          <table:table-cell table:style-name="ce38" table:formula="of:=IF([$'Split Configuration (buildings)'.T18]&lt;&gt;0;[$'Split Configuration (buildings)'.T18];&quot;&quot;)">
            <text:p/>
          </table:table-cell>
          <table:table-cell table:style-name="ce38" table:formula="of:=IF([$'Split Configuration (buildings)'.U18]&lt;&gt;0;[$'Split Configuration (buildings)'.U18];&quot;&quot;)">
            <text:p/>
          </table:table-cell>
          <table:table-cell table:style-name="ce38" table:formula="of:=IF([$'Split Configuration (buildings)'.V18]&lt;&gt;0;[$'Split Configuration (buildings)'.V18];&quot;&quot;)">
            <text:p/>
          </table:table-cell>
          <table:table-cell table:style-name="ce38" table:formula="of:=IF([$'Split Configuration (buildings)'.W18]&lt;&gt;0;[$'Split Configuration (buildings)'.W18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19]" office:value-type="string" office:string-value="long-handed-inserter" calcext:value-type="string">
            <text:p>long-handed-inserter</text:p>
          </table:table-cell>
          <table:table-cell table:style-name="ce38"/>
          <table:table-cell table:style-name="ce38" table:formula="of:=IF([$'Split Configuration (buildings)'.F19]&lt;&gt;0;[$'Split Configuration (buildings)'.F19];&quot;&quot;)">
            <text:p/>
          </table:table-cell>
          <table:table-cell table:style-name="ce38" table:formula="of:=IF([$'Split Configuration (buildings)'.G19]&lt;&gt;0;[$'Split Configuration (buildings)'.G19];&quot;&quot;)">
            <text:p/>
          </table:table-cell>
          <table:table-cell table:style-name="ce38" table:formula="of:=IF([$'Split Configuration (buildings)'.H19]&lt;&gt;0;[$'Split Configuration (buildings)'.H19];&quot;&quot;)" office:value-type="float" office:value="9" calcext:value-type="float">
            <text:p>9</text:p>
          </table:table-cell>
          <table:table-cell table:style-name="ce38" table:formula="of:=IF([$'Split Configuration (buildings)'.I19]&lt;&gt;0;[$'Split Configuration (buildings)'.I19];&quot;&quot;)" office:value-type="float" office:value="41" calcext:value-type="float">
            <text:p>41</text:p>
          </table:table-cell>
          <table:table-cell table:style-name="ce38" table:formula="of:=IF([$'Split Configuration (buildings)'.J19]&lt;&gt;0;[$'Split Configuration (buildings)'.J19];&quot;&quot;)" office:value-type="float" office:value="283" calcext:value-type="float">
            <text:p>283</text:p>
          </table:table-cell>
          <table:table-cell table:style-name="ce38" table:formula="of:=IF([$'Split Configuration (buildings)'.K19]&lt;&gt;0;[$'Split Configuration (buildings)'.K19];&quot;&quot;)">
            <text:p/>
          </table:table-cell>
          <table:table-cell table:style-name="ce38" table:formula="of:=IF([$'Split Configuration (buildings)'.L19]&lt;&gt;0;[$'Split Configuration (buildings)'.L19];&quot;&quot;)">
            <text:p/>
          </table:table-cell>
          <table:table-cell table:style-name="ce38" table:formula="of:=IF([$'Split Configuration (buildings)'.M19]&lt;&gt;0;[$'Split Configuration (buildings)'.M19];&quot;&quot;)">
            <text:p/>
          </table:table-cell>
          <table:table-cell table:style-name="ce38" table:formula="of:=IF([$'Split Configuration (buildings)'.N19]&lt;&gt;0;[$'Split Configuration (buildings)'.N19];&quot;&quot;)">
            <text:p/>
          </table:table-cell>
          <table:table-cell table:style-name="ce38" table:formula="of:=IF([$'Split Configuration (buildings)'.O19]&lt;&gt;0;[$'Split Configuration (buildings)'.O19];&quot;&quot;)">
            <text:p/>
          </table:table-cell>
          <table:table-cell table:style-name="ce38" table:formula="of:=IF([$'Split Configuration (buildings)'.P19]&lt;&gt;0;[$'Split Configuration (buildings)'.P19];&quot;&quot;)">
            <text:p/>
          </table:table-cell>
          <table:table-cell table:style-name="ce38" table:formula="of:=IF([$'Split Configuration (buildings)'.Q19]&lt;&gt;0;[$'Split Configuration (buildings)'.Q19];&quot;&quot;)">
            <text:p/>
          </table:table-cell>
          <table:table-cell table:style-name="ce38" table:formula="of:=IF([$'Split Configuration (buildings)'.R19]&lt;&gt;0;[$'Split Configuration (buildings)'.R19];&quot;&quot;)">
            <text:p/>
          </table:table-cell>
          <table:table-cell table:style-name="ce38" table:formula="of:=IF([$'Split Configuration (buildings)'.S19]&lt;&gt;0;[$'Split Configuration (buildings)'.S19];&quot;&quot;)">
            <text:p/>
          </table:table-cell>
          <table:table-cell table:style-name="ce38" table:formula="of:=IF([$'Split Configuration (buildings)'.T19]&lt;&gt;0;[$'Split Configuration (buildings)'.T19];&quot;&quot;)">
            <text:p/>
          </table:table-cell>
          <table:table-cell table:style-name="ce38" table:formula="of:=IF([$'Split Configuration (buildings)'.U19]&lt;&gt;0;[$'Split Configuration (buildings)'.U19];&quot;&quot;)">
            <text:p/>
          </table:table-cell>
          <table:table-cell table:style-name="ce38" table:formula="of:=IF([$'Split Configuration (buildings)'.V19]&lt;&gt;0;[$'Split Configuration (buildings)'.V19];&quot;&quot;)">
            <text:p/>
          </table:table-cell>
          <table:table-cell table:style-name="ce38" table:formula="of:=IF([$'Split Configuration (buildings)'.W19]&lt;&gt;0;[$'Split Configuration (buildings)'.W19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20]" office:value-type="string" office:string-value="fast-inserter" calcext:value-type="string">
            <text:p>fast-inserter</text:p>
          </table:table-cell>
          <table:table-cell table:style-name="ce38"/>
          <table:table-cell table:style-name="ce38" table:formula="of:=IF([$'Split Configuration (buildings)'.F20]&lt;&gt;0;[$'Split Configuration (buildings)'.F20];&quot;&quot;)">
            <text:p/>
          </table:table-cell>
          <table:table-cell table:style-name="ce38" table:formula="of:=IF([$'Split Configuration (buildings)'.G20]&lt;&gt;0;[$'Split Configuration (buildings)'.G20];&quot;&quot;)">
            <text:p/>
          </table:table-cell>
          <table:table-cell table:style-name="ce38" table:formula="of:=IF([$'Split Configuration (buildings)'.H20]&lt;&gt;0;[$'Split Configuration (buildings)'.H20];&quot;&quot;)">
            <text:p/>
          </table:table-cell>
          <table:table-cell table:style-name="ce38" table:formula="of:=IF([$'Split Configuration (buildings)'.I20]&lt;&gt;0;[$'Split Configuration (buildings)'.I20];&quot;&quot;)" office:value-type="float" office:value="56" calcext:value-type="float">
            <text:p>56</text:p>
          </table:table-cell>
          <table:table-cell table:style-name="ce38" table:formula="of:=IF([$'Split Configuration (buildings)'.J20]&lt;&gt;0;[$'Split Configuration (buildings)'.J20];&quot;&quot;)" office:value-type="float" office:value="131" calcext:value-type="float">
            <text:p>131</text:p>
          </table:table-cell>
          <table:table-cell table:style-name="ce38" table:formula="of:=IF([$'Split Configuration (buildings)'.K20]&lt;&gt;0;[$'Split Configuration (buildings)'.K20];&quot;&quot;)">
            <text:p/>
          </table:table-cell>
          <table:table-cell table:style-name="ce38" table:formula="of:=IF([$'Split Configuration (buildings)'.L20]&lt;&gt;0;[$'Split Configuration (buildings)'.L20];&quot;&quot;)">
            <text:p/>
          </table:table-cell>
          <table:table-cell table:style-name="ce38" table:formula="of:=IF([$'Split Configuration (buildings)'.M20]&lt;&gt;0;[$'Split Configuration (buildings)'.M20];&quot;&quot;)">
            <text:p/>
          </table:table-cell>
          <table:table-cell table:style-name="ce38" table:formula="of:=IF([$'Split Configuration (buildings)'.N20]&lt;&gt;0;[$'Split Configuration (buildings)'.N20];&quot;&quot;)">
            <text:p/>
          </table:table-cell>
          <table:table-cell table:style-name="ce38" table:formula="of:=IF([$'Split Configuration (buildings)'.O20]&lt;&gt;0;[$'Split Configuration (buildings)'.O20];&quot;&quot;)">
            <text:p/>
          </table:table-cell>
          <table:table-cell table:style-name="ce38" table:formula="of:=IF([$'Split Configuration (buildings)'.P20]&lt;&gt;0;[$'Split Configuration (buildings)'.P20];&quot;&quot;)">
            <text:p/>
          </table:table-cell>
          <table:table-cell table:style-name="ce38" table:formula="of:=IF([$'Split Configuration (buildings)'.Q20]&lt;&gt;0;[$'Split Configuration (buildings)'.Q20];&quot;&quot;)">
            <text:p/>
          </table:table-cell>
          <table:table-cell table:style-name="ce38" table:formula="of:=IF([$'Split Configuration (buildings)'.R20]&lt;&gt;0;[$'Split Configuration (buildings)'.R20];&quot;&quot;)">
            <text:p/>
          </table:table-cell>
          <table:table-cell table:style-name="ce38" table:formula="of:=IF([$'Split Configuration (buildings)'.S20]&lt;&gt;0;[$'Split Configuration (buildings)'.S20];&quot;&quot;)">
            <text:p/>
          </table:table-cell>
          <table:table-cell table:style-name="ce38" table:formula="of:=IF([$'Split Configuration (buildings)'.T20]&lt;&gt;0;[$'Split Configuration (buildings)'.T20];&quot;&quot;)">
            <text:p/>
          </table:table-cell>
          <table:table-cell table:style-name="ce38" table:formula="of:=IF([$'Split Configuration (buildings)'.U20]&lt;&gt;0;[$'Split Configuration (buildings)'.U20];&quot;&quot;)">
            <text:p/>
          </table:table-cell>
          <table:table-cell table:style-name="ce38" table:formula="of:=IF([$'Split Configuration (buildings)'.V20]&lt;&gt;0;[$'Split Configuration (buildings)'.V20];&quot;&quot;)">
            <text:p/>
          </table:table-cell>
          <table:table-cell table:style-name="ce38" table:formula="of:=IF([$'Split Configuration (buildings)'.W20]&lt;&gt;0;[$'Split Configuration (buildings)'.W20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21]" office:value-type="string" office:string-value="underground-belt" calcext:value-type="string">
            <text:p>underground-belt</text:p>
          </table:table-cell>
          <table:table-cell table:style-name="ce38"/>
          <table:table-cell table:style-name="ce38" table:formula="of:=IF([$'Split Configuration (buildings)'.F21]&lt;&gt;0;[$'Split Configuration (buildings)'.F21];&quot;&quot;)">
            <text:p/>
          </table:table-cell>
          <table:table-cell table:style-name="ce38" table:formula="of:=IF([$'Split Configuration (buildings)'.G21]&lt;&gt;0;[$'Split Configuration (buildings)'.G21];&quot;&quot;)">
            <text:p/>
          </table:table-cell>
          <table:table-cell table:style-name="ce38" table:formula="of:=IF([$'Split Configuration (buildings)'.H21]&lt;&gt;0;[$'Split Configuration (buildings)'.H21];&quot;&quot;)">
            <text:p/>
          </table:table-cell>
          <table:table-cell table:style-name="ce38" table:formula="of:=IF([$'Split Configuration (buildings)'.I21]&lt;&gt;0;[$'Split Configuration (buildings)'.I21];&quot;&quot;)">
            <text:p/>
          </table:table-cell>
          <table:table-cell table:style-name="ce38" table:formula="of:=IF([$'Split Configuration (buildings)'.J21]&lt;&gt;0;[$'Split Configuration (buildings)'.J21];&quot;&quot;)" office:value-type="float" office:value="63" calcext:value-type="float">
            <text:p>63</text:p>
          </table:table-cell>
          <table:table-cell table:style-name="ce38" table:formula="of:=IF([$'Split Configuration (buildings)'.K21]&lt;&gt;0;[$'Split Configuration (buildings)'.K21];&quot;&quot;)">
            <text:p/>
          </table:table-cell>
          <table:table-cell table:style-name="ce38" table:formula="of:=IF([$'Split Configuration (buildings)'.L21]&lt;&gt;0;[$'Split Configuration (buildings)'.L21];&quot;&quot;)">
            <text:p/>
          </table:table-cell>
          <table:table-cell table:style-name="ce38" table:formula="of:=IF([$'Split Configuration (buildings)'.M21]&lt;&gt;0;[$'Split Configuration (buildings)'.M21];&quot;&quot;)">
            <text:p/>
          </table:table-cell>
          <table:table-cell table:style-name="ce38" table:formula="of:=IF([$'Split Configuration (buildings)'.N21]&lt;&gt;0;[$'Split Configuration (buildings)'.N21];&quot;&quot;)">
            <text:p/>
          </table:table-cell>
          <table:table-cell table:style-name="ce38" table:formula="of:=IF([$'Split Configuration (buildings)'.O21]&lt;&gt;0;[$'Split Configuration (buildings)'.O21];&quot;&quot;)">
            <text:p/>
          </table:table-cell>
          <table:table-cell table:style-name="ce38" table:formula="of:=IF([$'Split Configuration (buildings)'.P21]&lt;&gt;0;[$'Split Configuration (buildings)'.P21];&quot;&quot;)">
            <text:p/>
          </table:table-cell>
          <table:table-cell table:style-name="ce38" table:formula="of:=IF([$'Split Configuration (buildings)'.Q21]&lt;&gt;0;[$'Split Configuration (buildings)'.Q21];&quot;&quot;)">
            <text:p/>
          </table:table-cell>
          <table:table-cell table:style-name="ce38" table:formula="of:=IF([$'Split Configuration (buildings)'.R21]&lt;&gt;0;[$'Split Configuration (buildings)'.R21];&quot;&quot;)">
            <text:p/>
          </table:table-cell>
          <table:table-cell table:style-name="ce38" table:formula="of:=IF([$'Split Configuration (buildings)'.S21]&lt;&gt;0;[$'Split Configuration (buildings)'.S21];&quot;&quot;)">
            <text:p/>
          </table:table-cell>
          <table:table-cell table:style-name="ce38" table:formula="of:=IF([$'Split Configuration (buildings)'.T21]&lt;&gt;0;[$'Split Configuration (buildings)'.T21];&quot;&quot;)">
            <text:p/>
          </table:table-cell>
          <table:table-cell table:style-name="ce38" table:formula="of:=IF([$'Split Configuration (buildings)'.U21]&lt;&gt;0;[$'Split Configuration (buildings)'.U21];&quot;&quot;)">
            <text:p/>
          </table:table-cell>
          <table:table-cell table:style-name="ce38" table:formula="of:=IF([$'Split Configuration (buildings)'.V21]&lt;&gt;0;[$'Split Configuration (buildings)'.V21];&quot;&quot;)">
            <text:p/>
          </table:table-cell>
          <table:table-cell table:style-name="ce38" table:formula="of:=IF([$'Split Configuration (buildings)'.W21]&lt;&gt;0;[$'Split Configuration (buildings)'.W21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22]" office:value-type="string" office:string-value="assembling-machine-2" calcext:value-type="string">
            <text:p>assembling-machine-2</text:p>
          </table:table-cell>
          <table:table-cell table:style-name="ce38"/>
          <table:table-cell table:style-name="ce38" table:formula="of:=IF([$'Split Configuration (buildings)'.F22]&lt;&gt;0;[$'Split Configuration (buildings)'.F22];&quot;&quot;)">
            <text:p/>
          </table:table-cell>
          <table:table-cell table:style-name="ce38" table:formula="of:=IF([$'Split Configuration (buildings)'.G22]&lt;&gt;0;[$'Split Configuration (buildings)'.G22];&quot;&quot;)">
            <text:p/>
          </table:table-cell>
          <table:table-cell table:style-name="ce38" table:formula="of:=IF([$'Split Configuration (buildings)'.H22]&lt;&gt;0;[$'Split Configuration (buildings)'.H22];&quot;&quot;)">
            <text:p/>
          </table:table-cell>
          <table:table-cell table:style-name="ce38" table:formula="of:=IF([$'Split Configuration (buildings)'.I22]&lt;&gt;0;[$'Split Configuration (buildings)'.I22];&quot;&quot;)">
            <text:p/>
          </table:table-cell>
          <table:table-cell table:style-name="ce38" table:formula="of:=IF([$'Split Configuration (buildings)'.J22]&lt;&gt;0;[$'Split Configuration (buildings)'.J22];&quot;&quot;)" office:value-type="float" office:value="133" calcext:value-type="float">
            <text:p>133</text:p>
          </table:table-cell>
          <table:table-cell table:style-name="ce38" table:formula="of:=IF([$'Split Configuration (buildings)'.K22]&lt;&gt;0;[$'Split Configuration (buildings)'.K22];&quot;&quot;)">
            <text:p/>
          </table:table-cell>
          <table:table-cell table:style-name="ce38" table:formula="of:=IF([$'Split Configuration (buildings)'.L22]&lt;&gt;0;[$'Split Configuration (buildings)'.L22];&quot;&quot;)">
            <text:p/>
          </table:table-cell>
          <table:table-cell table:style-name="ce38" table:formula="of:=IF([$'Split Configuration (buildings)'.M22]&lt;&gt;0;[$'Split Configuration (buildings)'.M22];&quot;&quot;)">
            <text:p/>
          </table:table-cell>
          <table:table-cell table:style-name="ce38" table:formula="of:=IF([$'Split Configuration (buildings)'.N22]&lt;&gt;0;[$'Split Configuration (buildings)'.N22];&quot;&quot;)">
            <text:p/>
          </table:table-cell>
          <table:table-cell table:style-name="ce38" table:formula="of:=IF([$'Split Configuration (buildings)'.O22]&lt;&gt;0;[$'Split Configuration (buildings)'.O22];&quot;&quot;)">
            <text:p/>
          </table:table-cell>
          <table:table-cell table:style-name="ce38" table:formula="of:=IF([$'Split Configuration (buildings)'.P22]&lt;&gt;0;[$'Split Configuration (buildings)'.P22];&quot;&quot;)">
            <text:p/>
          </table:table-cell>
          <table:table-cell table:style-name="ce38" table:formula="of:=IF([$'Split Configuration (buildings)'.Q22]&lt;&gt;0;[$'Split Configuration (buildings)'.Q22];&quot;&quot;)">
            <text:p/>
          </table:table-cell>
          <table:table-cell table:style-name="ce38" table:formula="of:=IF([$'Split Configuration (buildings)'.R22]&lt;&gt;0;[$'Split Configuration (buildings)'.R22];&quot;&quot;)">
            <text:p/>
          </table:table-cell>
          <table:table-cell table:style-name="ce38" table:formula="of:=IF([$'Split Configuration (buildings)'.S22]&lt;&gt;0;[$'Split Configuration (buildings)'.S22];&quot;&quot;)">
            <text:p/>
          </table:table-cell>
          <table:table-cell table:style-name="ce38" table:formula="of:=IF([$'Split Configuration (buildings)'.T22]&lt;&gt;0;[$'Split Configuration (buildings)'.T22];&quot;&quot;)">
            <text:p/>
          </table:table-cell>
          <table:table-cell table:style-name="ce38" table:formula="of:=IF([$'Split Configuration (buildings)'.U22]&lt;&gt;0;[$'Split Configuration (buildings)'.U22];&quot;&quot;)">
            <text:p/>
          </table:table-cell>
          <table:table-cell table:style-name="ce38" table:formula="of:=IF([$'Split Configuration (buildings)'.V22]&lt;&gt;0;[$'Split Configuration (buildings)'.V22];&quot;&quot;)">
            <text:p/>
          </table:table-cell>
          <table:table-cell table:style-name="ce38" table:formula="of:=IF([$'Split Configuration (buildings)'.W22]&lt;&gt;0;[$'Split Configuration (buildings)'.W22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23]" office:value-type="string" office:string-value="steel-furnace" calcext:value-type="string">
            <text:p>steel-furnace</text:p>
          </table:table-cell>
          <table:table-cell table:style-name="ce38"/>
          <table:table-cell table:style-name="ce38" table:formula="of:=IF([$'Split Configuration (buildings)'.F23]&lt;&gt;0;[$'Split Configuration (buildings)'.F23];&quot;&quot;)">
            <text:p/>
          </table:table-cell>
          <table:table-cell table:style-name="ce38" table:formula="of:=IF([$'Split Configuration (buildings)'.G23]&lt;&gt;0;[$'Split Configuration (buildings)'.G23];&quot;&quot;)">
            <text:p/>
          </table:table-cell>
          <table:table-cell table:style-name="ce38" table:formula="of:=IF([$'Split Configuration (buildings)'.H23]&lt;&gt;0;[$'Split Configuration (buildings)'.H23];&quot;&quot;)">
            <text:p/>
          </table:table-cell>
          <table:table-cell table:style-name="ce38" table:formula="of:=IF([$'Split Configuration (buildings)'.I23]&lt;&gt;0;[$'Split Configuration (buildings)'.I23];&quot;&quot;)">
            <text:p/>
          </table:table-cell>
          <table:table-cell table:style-name="ce38" table:formula="of:=IF([$'Split Configuration (buildings)'.J23]&lt;&gt;0;[$'Split Configuration (buildings)'.J23];&quot;&quot;)" office:value-type="float" office:value="216" calcext:value-type="float">
            <text:p>216</text:p>
          </table:table-cell>
          <table:table-cell table:style-name="ce38" table:formula="of:=IF([$'Split Configuration (buildings)'.K23]&lt;&gt;0;[$'Split Configuration (buildings)'.K23];&quot;&quot;)">
            <text:p/>
          </table:table-cell>
          <table:table-cell table:style-name="ce38" table:formula="of:=IF([$'Split Configuration (buildings)'.L23]&lt;&gt;0;[$'Split Configuration (buildings)'.L23];&quot;&quot;)">
            <text:p/>
          </table:table-cell>
          <table:table-cell table:style-name="ce38" table:formula="of:=IF([$'Split Configuration (buildings)'.M23]&lt;&gt;0;[$'Split Configuration (buildings)'.M23];&quot;&quot;)">
            <text:p/>
          </table:table-cell>
          <table:table-cell table:style-name="ce38" table:formula="of:=IF([$'Split Configuration (buildings)'.N23]&lt;&gt;0;[$'Split Configuration (buildings)'.N23];&quot;&quot;)">
            <text:p/>
          </table:table-cell>
          <table:table-cell table:style-name="ce38" table:formula="of:=IF([$'Split Configuration (buildings)'.O23]&lt;&gt;0;[$'Split Configuration (buildings)'.O23];&quot;&quot;)">
            <text:p/>
          </table:table-cell>
          <table:table-cell table:style-name="ce38" table:formula="of:=IF([$'Split Configuration (buildings)'.P23]&lt;&gt;0;[$'Split Configuration (buildings)'.P23];&quot;&quot;)">
            <text:p/>
          </table:table-cell>
          <table:table-cell table:style-name="ce38" table:formula="of:=IF([$'Split Configuration (buildings)'.Q23]&lt;&gt;0;[$'Split Configuration (buildings)'.Q23];&quot;&quot;)">
            <text:p/>
          </table:table-cell>
          <table:table-cell table:style-name="ce38" table:formula="of:=IF([$'Split Configuration (buildings)'.R23]&lt;&gt;0;[$'Split Configuration (buildings)'.R23];&quot;&quot;)">
            <text:p/>
          </table:table-cell>
          <table:table-cell table:style-name="ce38" table:formula="of:=IF([$'Split Configuration (buildings)'.S23]&lt;&gt;0;[$'Split Configuration (buildings)'.S23];&quot;&quot;)">
            <text:p/>
          </table:table-cell>
          <table:table-cell table:style-name="ce38" table:formula="of:=IF([$'Split Configuration (buildings)'.T23]&lt;&gt;0;[$'Split Configuration (buildings)'.T23];&quot;&quot;)">
            <text:p/>
          </table:table-cell>
          <table:table-cell table:style-name="ce38" table:formula="of:=IF([$'Split Configuration (buildings)'.U23]&lt;&gt;0;[$'Split Configuration (buildings)'.U23];&quot;&quot;)">
            <text:p/>
          </table:table-cell>
          <table:table-cell table:style-name="ce38" table:formula="of:=IF([$'Split Configuration (buildings)'.V23]&lt;&gt;0;[$'Split Configuration (buildings)'.V23];&quot;&quot;)">
            <text:p/>
          </table:table-cell>
          <table:table-cell table:style-name="ce38" table:formula="of:=IF([$'Split Configuration (buildings)'.W23]&lt;&gt;0;[$'Split Configuration (buildings)'.W23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24]" office:value-type="string" office:string-value="pumpjack" calcext:value-type="string">
            <text:p>pumpjack</text:p>
          </table:table-cell>
          <table:table-cell table:style-name="ce38"/>
          <table:table-cell table:style-name="ce38" table:formula="of:=IF([$'Split Configuration (buildings)'.F24]&lt;&gt;0;[$'Split Configuration (buildings)'.F24];&quot;&quot;)">
            <text:p/>
          </table:table-cell>
          <table:table-cell table:style-name="ce38" table:formula="of:=IF([$'Split Configuration (buildings)'.G24]&lt;&gt;0;[$'Split Configuration (buildings)'.G24];&quot;&quot;)">
            <text:p/>
          </table:table-cell>
          <table:table-cell table:style-name="ce38" table:formula="of:=IF([$'Split Configuration (buildings)'.H24]&lt;&gt;0;[$'Split Configuration (buildings)'.H24];&quot;&quot;)">
            <text:p/>
          </table:table-cell>
          <table:table-cell table:style-name="ce38" table:formula="of:=IF([$'Split Configuration (buildings)'.I24]&lt;&gt;0;[$'Split Configuration (buildings)'.I24];&quot;&quot;)">
            <text:p/>
          </table:table-cell>
          <table:table-cell table:style-name="ce38" table:formula="of:=IF([$'Split Configuration (buildings)'.J24]&lt;&gt;0;[$'Split Configuration (buildings)'.J24];&quot;&quot;)" office:value-type="float" office:value="5" calcext:value-type="float">
            <text:p>5</text:p>
          </table:table-cell>
          <table:table-cell table:style-name="ce38" table:formula="of:=IF([$'Split Configuration (buildings)'.K24]&lt;&gt;0;[$'Split Configuration (buildings)'.K24];&quot;&quot;)">
            <text:p/>
          </table:table-cell>
          <table:table-cell table:style-name="ce38" table:formula="of:=IF([$'Split Configuration (buildings)'.L24]&lt;&gt;0;[$'Split Configuration (buildings)'.L24];&quot;&quot;)">
            <text:p/>
          </table:table-cell>
          <table:table-cell table:style-name="ce38" table:formula="of:=IF([$'Split Configuration (buildings)'.M24]&lt;&gt;0;[$'Split Configuration (buildings)'.M24];&quot;&quot;)">
            <text:p/>
          </table:table-cell>
          <table:table-cell table:style-name="ce38" table:formula="of:=IF([$'Split Configuration (buildings)'.N24]&lt;&gt;0;[$'Split Configuration (buildings)'.N24];&quot;&quot;)">
            <text:p/>
          </table:table-cell>
          <table:table-cell table:style-name="ce38" table:formula="of:=IF([$'Split Configuration (buildings)'.O24]&lt;&gt;0;[$'Split Configuration (buildings)'.O24];&quot;&quot;)">
            <text:p/>
          </table:table-cell>
          <table:table-cell table:style-name="ce38" table:formula="of:=IF([$'Split Configuration (buildings)'.P24]&lt;&gt;0;[$'Split Configuration (buildings)'.P24];&quot;&quot;)">
            <text:p/>
          </table:table-cell>
          <table:table-cell table:style-name="ce38" table:formula="of:=IF([$'Split Configuration (buildings)'.Q24]&lt;&gt;0;[$'Split Configuration (buildings)'.Q24];&quot;&quot;)">
            <text:p/>
          </table:table-cell>
          <table:table-cell table:style-name="ce38" table:formula="of:=IF([$'Split Configuration (buildings)'.R24]&lt;&gt;0;[$'Split Configuration (buildings)'.R24];&quot;&quot;)">
            <text:p/>
          </table:table-cell>
          <table:table-cell table:style-name="ce38" table:formula="of:=IF([$'Split Configuration (buildings)'.S24]&lt;&gt;0;[$'Split Configuration (buildings)'.S24];&quot;&quot;)">
            <text:p/>
          </table:table-cell>
          <table:table-cell table:style-name="ce38" table:formula="of:=IF([$'Split Configuration (buildings)'.T24]&lt;&gt;0;[$'Split Configuration (buildings)'.T24];&quot;&quot;)">
            <text:p/>
          </table:table-cell>
          <table:table-cell table:style-name="ce38" table:formula="of:=IF([$'Split Configuration (buildings)'.U24]&lt;&gt;0;[$'Split Configuration (buildings)'.U24];&quot;&quot;)">
            <text:p/>
          </table:table-cell>
          <table:table-cell table:style-name="ce38" table:formula="of:=IF([$'Split Configuration (buildings)'.V24]&lt;&gt;0;[$'Split Configuration (buildings)'.V24];&quot;&quot;)">
            <text:p/>
          </table:table-cell>
          <table:table-cell table:style-name="ce38" table:formula="of:=IF([$'Split Configuration (buildings)'.W24]&lt;&gt;0;[$'Split Configuration (buildings)'.W24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25]" office:value-type="string" office:string-value="oil-refinery" calcext:value-type="string">
            <text:p>oil-refinery</text:p>
          </table:table-cell>
          <table:table-cell table:style-name="ce38"/>
          <table:table-cell table:style-name="ce38" table:formula="of:=IF([$'Split Configuration (buildings)'.F25]&lt;&gt;0;[$'Split Configuration (buildings)'.F25];&quot;&quot;)">
            <text:p/>
          </table:table-cell>
          <table:table-cell table:style-name="ce38" table:formula="of:=IF([$'Split Configuration (buildings)'.G25]&lt;&gt;0;[$'Split Configuration (buildings)'.G25];&quot;&quot;)">
            <text:p/>
          </table:table-cell>
          <table:table-cell table:style-name="ce38" table:formula="of:=IF([$'Split Configuration (buildings)'.H25]&lt;&gt;0;[$'Split Configuration (buildings)'.H25];&quot;&quot;)">
            <text:p/>
          </table:table-cell>
          <table:table-cell table:style-name="ce38" table:formula="of:=IF([$'Split Configuration (buildings)'.I25]&lt;&gt;0;[$'Split Configuration (buildings)'.I25];&quot;&quot;)">
            <text:p/>
          </table:table-cell>
          <table:table-cell table:style-name="ce38" table:formula="of:=IF([$'Split Configuration (buildings)'.J25]&lt;&gt;0;[$'Split Configuration (buildings)'.J25];&quot;&quot;)" office:value-type="float" office:value="9" calcext:value-type="float">
            <text:p>9</text:p>
          </table:table-cell>
          <table:table-cell table:style-name="ce38" table:formula="of:=IF([$'Split Configuration (buildings)'.K25]&lt;&gt;0;[$'Split Configuration (buildings)'.K25];&quot;&quot;)">
            <text:p/>
          </table:table-cell>
          <table:table-cell table:style-name="ce38" table:formula="of:=IF([$'Split Configuration (buildings)'.L25]&lt;&gt;0;[$'Split Configuration (buildings)'.L25];&quot;&quot;)">
            <text:p/>
          </table:table-cell>
          <table:table-cell table:style-name="ce38" table:formula="of:=IF([$'Split Configuration (buildings)'.M25]&lt;&gt;0;[$'Split Configuration (buildings)'.M25];&quot;&quot;)">
            <text:p/>
          </table:table-cell>
          <table:table-cell table:style-name="ce38" table:formula="of:=IF([$'Split Configuration (buildings)'.N25]&lt;&gt;0;[$'Split Configuration (buildings)'.N25];&quot;&quot;)">
            <text:p/>
          </table:table-cell>
          <table:table-cell table:style-name="ce38" table:formula="of:=IF([$'Split Configuration (buildings)'.O25]&lt;&gt;0;[$'Split Configuration (buildings)'.O25];&quot;&quot;)">
            <text:p/>
          </table:table-cell>
          <table:table-cell table:style-name="ce38" table:formula="of:=IF([$'Split Configuration (buildings)'.P25]&lt;&gt;0;[$'Split Configuration (buildings)'.P25];&quot;&quot;)">
            <text:p/>
          </table:table-cell>
          <table:table-cell table:style-name="ce38" table:formula="of:=IF([$'Split Configuration (buildings)'.Q25]&lt;&gt;0;[$'Split Configuration (buildings)'.Q25];&quot;&quot;)">
            <text:p/>
          </table:table-cell>
          <table:table-cell table:style-name="ce38" table:formula="of:=IF([$'Split Configuration (buildings)'.R25]&lt;&gt;0;[$'Split Configuration (buildings)'.R25];&quot;&quot;)">
            <text:p/>
          </table:table-cell>
          <table:table-cell table:style-name="ce38" table:formula="of:=IF([$'Split Configuration (buildings)'.S25]&lt;&gt;0;[$'Split Configuration (buildings)'.S25];&quot;&quot;)">
            <text:p/>
          </table:table-cell>
          <table:table-cell table:style-name="ce38" table:formula="of:=IF([$'Split Configuration (buildings)'.T25]&lt;&gt;0;[$'Split Configuration (buildings)'.T25];&quot;&quot;)">
            <text:p/>
          </table:table-cell>
          <table:table-cell table:style-name="ce38" table:formula="of:=IF([$'Split Configuration (buildings)'.U25]&lt;&gt;0;[$'Split Configuration (buildings)'.U25];&quot;&quot;)">
            <text:p/>
          </table:table-cell>
          <table:table-cell table:style-name="ce38" table:formula="of:=IF([$'Split Configuration (buildings)'.V25]&lt;&gt;0;[$'Split Configuration (buildings)'.V25];&quot;&quot;)">
            <text:p/>
          </table:table-cell>
          <table:table-cell table:style-name="ce38" table:formula="of:=IF([$'Split Configuration (buildings)'.W25]&lt;&gt;0;[$'Split Configuration (buildings)'.W25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26]" office:value-type="string" office:string-value="chemical-plant" calcext:value-type="string">
            <text:p>chemical-plant</text:p>
          </table:table-cell>
          <table:table-cell table:style-name="ce38"/>
          <table:table-cell table:style-name="ce38" table:formula="of:=IF([$'Split Configuration (buildings)'.F26]&lt;&gt;0;[$'Split Configuration (buildings)'.F26];&quot;&quot;)">
            <text:p/>
          </table:table-cell>
          <table:table-cell table:style-name="ce38" table:formula="of:=IF([$'Split Configuration (buildings)'.G26]&lt;&gt;0;[$'Split Configuration (buildings)'.G26];&quot;&quot;)">
            <text:p/>
          </table:table-cell>
          <table:table-cell table:style-name="ce38" table:formula="of:=IF([$'Split Configuration (buildings)'.H26]&lt;&gt;0;[$'Split Configuration (buildings)'.H26];&quot;&quot;)">
            <text:p/>
          </table:table-cell>
          <table:table-cell table:style-name="ce38" table:formula="of:=IF([$'Split Configuration (buildings)'.I26]&lt;&gt;0;[$'Split Configuration (buildings)'.I26];&quot;&quot;)">
            <text:p/>
          </table:table-cell>
          <table:table-cell table:style-name="ce38" table:formula="of:=IF([$'Split Configuration (buildings)'.J26]&lt;&gt;0;[$'Split Configuration (buildings)'.J26];&quot;&quot;)" office:value-type="float" office:value="8" calcext:value-type="float">
            <text:p>8</text:p>
          </table:table-cell>
          <table:table-cell table:style-name="ce38" table:formula="of:=IF([$'Split Configuration (buildings)'.K26]&lt;&gt;0;[$'Split Configuration (buildings)'.K26];&quot;&quot;)">
            <text:p/>
          </table:table-cell>
          <table:table-cell table:style-name="ce38" table:formula="of:=IF([$'Split Configuration (buildings)'.L26]&lt;&gt;0;[$'Split Configuration (buildings)'.L26];&quot;&quot;)">
            <text:p/>
          </table:table-cell>
          <table:table-cell table:style-name="ce38" table:formula="of:=IF([$'Split Configuration (buildings)'.M26]&lt;&gt;0;[$'Split Configuration (buildings)'.M26];&quot;&quot;)">
            <text:p/>
          </table:table-cell>
          <table:table-cell table:style-name="ce38" table:formula="of:=IF([$'Split Configuration (buildings)'.N26]&lt;&gt;0;[$'Split Configuration (buildings)'.N26];&quot;&quot;)">
            <text:p/>
          </table:table-cell>
          <table:table-cell table:style-name="ce38" table:formula="of:=IF([$'Split Configuration (buildings)'.O26]&lt;&gt;0;[$'Split Configuration (buildings)'.O26];&quot;&quot;)">
            <text:p/>
          </table:table-cell>
          <table:table-cell table:style-name="ce38" table:formula="of:=IF([$'Split Configuration (buildings)'.P26]&lt;&gt;0;[$'Split Configuration (buildings)'.P26];&quot;&quot;)">
            <text:p/>
          </table:table-cell>
          <table:table-cell table:style-name="ce38" table:formula="of:=IF([$'Split Configuration (buildings)'.Q26]&lt;&gt;0;[$'Split Configuration (buildings)'.Q26];&quot;&quot;)">
            <text:p/>
          </table:table-cell>
          <table:table-cell table:style-name="ce38" table:formula="of:=IF([$'Split Configuration (buildings)'.R26]&lt;&gt;0;[$'Split Configuration (buildings)'.R26];&quot;&quot;)">
            <text:p/>
          </table:table-cell>
          <table:table-cell table:style-name="ce38" table:formula="of:=IF([$'Split Configuration (buildings)'.S26]&lt;&gt;0;[$'Split Configuration (buildings)'.S26];&quot;&quot;)">
            <text:p/>
          </table:table-cell>
          <table:table-cell table:style-name="ce38" table:formula="of:=IF([$'Split Configuration (buildings)'.T26]&lt;&gt;0;[$'Split Configuration (buildings)'.T26];&quot;&quot;)">
            <text:p/>
          </table:table-cell>
          <table:table-cell table:style-name="ce38" table:formula="of:=IF([$'Split Configuration (buildings)'.U26]&lt;&gt;0;[$'Split Configuration (buildings)'.U26];&quot;&quot;)">
            <text:p/>
          </table:table-cell>
          <table:table-cell table:style-name="ce38" table:formula="of:=IF([$'Split Configuration (buildings)'.V26]&lt;&gt;0;[$'Split Configuration (buildings)'.V26];&quot;&quot;)">
            <text:p/>
          </table:table-cell>
          <table:table-cell table:style-name="ce38" table:formula="of:=IF([$'Split Configuration (buildings)'.W26]&lt;&gt;0;[$'Split Configuration (buildings)'.W26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27]" office:value-type="string" office:string-value="storage-tank" calcext:value-type="string">
            <text:p>storage-tank</text:p>
          </table:table-cell>
          <table:table-cell table:style-name="ce38"/>
          <table:table-cell table:style-name="ce38" table:formula="of:=IF([$'Split Configuration (buildings)'.F27]&lt;&gt;0;[$'Split Configuration (buildings)'.F27];&quot;&quot;)">
            <text:p/>
          </table:table-cell>
          <table:table-cell table:style-name="ce38" table:formula="of:=IF([$'Split Configuration (buildings)'.G27]&lt;&gt;0;[$'Split Configuration (buildings)'.G27];&quot;&quot;)">
            <text:p/>
          </table:table-cell>
          <table:table-cell table:style-name="ce38" table:formula="of:=IF([$'Split Configuration (buildings)'.H27]&lt;&gt;0;[$'Split Configuration (buildings)'.H27];&quot;&quot;)">
            <text:p/>
          </table:table-cell>
          <table:table-cell table:style-name="ce38" table:formula="of:=IF([$'Split Configuration (buildings)'.I27]&lt;&gt;0;[$'Split Configuration (buildings)'.I27];&quot;&quot;)">
            <text:p/>
          </table:table-cell>
          <table:table-cell table:style-name="ce38" table:formula="of:=IF([$'Split Configuration (buildings)'.J27]&lt;&gt;0;[$'Split Configuration (buildings)'.J27];&quot;&quot;)" office:value-type="float" office:value="10" calcext:value-type="float">
            <text:p>10</text:p>
          </table:table-cell>
          <table:table-cell table:style-name="ce38" table:formula="of:=IF([$'Split Configuration (buildings)'.K27]&lt;&gt;0;[$'Split Configuration (buildings)'.K27];&quot;&quot;)">
            <text:p/>
          </table:table-cell>
          <table:table-cell table:style-name="ce38" table:formula="of:=IF([$'Split Configuration (buildings)'.L27]&lt;&gt;0;[$'Split Configuration (buildings)'.L27];&quot;&quot;)">
            <text:p/>
          </table:table-cell>
          <table:table-cell table:style-name="ce38" table:formula="of:=IF([$'Split Configuration (buildings)'.M27]&lt;&gt;0;[$'Split Configuration (buildings)'.M27];&quot;&quot;)">
            <text:p/>
          </table:table-cell>
          <table:table-cell table:style-name="ce38" table:formula="of:=IF([$'Split Configuration (buildings)'.N27]&lt;&gt;0;[$'Split Configuration (buildings)'.N27];&quot;&quot;)">
            <text:p/>
          </table:table-cell>
          <table:table-cell table:style-name="ce38" table:formula="of:=IF([$'Split Configuration (buildings)'.O27]&lt;&gt;0;[$'Split Configuration (buildings)'.O27];&quot;&quot;)">
            <text:p/>
          </table:table-cell>
          <table:table-cell table:style-name="ce38" table:formula="of:=IF([$'Split Configuration (buildings)'.P27]&lt;&gt;0;[$'Split Configuration (buildings)'.P27];&quot;&quot;)">
            <text:p/>
          </table:table-cell>
          <table:table-cell table:style-name="ce38" table:formula="of:=IF([$'Split Configuration (buildings)'.Q27]&lt;&gt;0;[$'Split Configuration (buildings)'.Q27];&quot;&quot;)">
            <text:p/>
          </table:table-cell>
          <table:table-cell table:style-name="ce38" table:formula="of:=IF([$'Split Configuration (buildings)'.R27]&lt;&gt;0;[$'Split Configuration (buildings)'.R27];&quot;&quot;)">
            <text:p/>
          </table:table-cell>
          <table:table-cell table:style-name="ce38" table:formula="of:=IF([$'Split Configuration (buildings)'.S27]&lt;&gt;0;[$'Split Configuration (buildings)'.S27];&quot;&quot;)">
            <text:p/>
          </table:table-cell>
          <table:table-cell table:style-name="ce38" table:formula="of:=IF([$'Split Configuration (buildings)'.T27]&lt;&gt;0;[$'Split Configuration (buildings)'.T27];&quot;&quot;)">
            <text:p/>
          </table:table-cell>
          <table:table-cell table:style-name="ce38" table:formula="of:=IF([$'Split Configuration (buildings)'.U27]&lt;&gt;0;[$'Split Configuration (buildings)'.U27];&quot;&quot;)">
            <text:p/>
          </table:table-cell>
          <table:table-cell table:style-name="ce38" table:formula="of:=IF([$'Split Configuration (buildings)'.V27]&lt;&gt;0;[$'Split Configuration (buildings)'.V27];&quot;&quot;)">
            <text:p/>
          </table:table-cell>
          <table:table-cell table:style-name="ce38" table:formula="of:=IF([$'Split Configuration (buildings)'.W27]&lt;&gt;0;[$'Split Configuration (buildings)'.W27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28]" office:value-type="string" office:string-value="storage-chest" calcext:value-type="string">
            <text:p>storage-chest</text:p>
          </table:table-cell>
          <table:table-cell table:style-name="ce38"/>
          <table:table-cell table:style-name="ce38" table:formula="of:=IF([$'Split Configuration (buildings)'.F28]&lt;&gt;0;[$'Split Configuration (buildings)'.F28];&quot;&quot;)">
            <text:p/>
          </table:table-cell>
          <table:table-cell table:style-name="ce38" table:formula="of:=IF([$'Split Configuration (buildings)'.G28]&lt;&gt;0;[$'Split Configuration (buildings)'.G28];&quot;&quot;)">
            <text:p/>
          </table:table-cell>
          <table:table-cell table:style-name="ce38" table:formula="of:=IF([$'Split Configuration (buildings)'.H28]&lt;&gt;0;[$'Split Configuration (buildings)'.H28];&quot;&quot;)">
            <text:p/>
          </table:table-cell>
          <table:table-cell table:style-name="ce38" table:formula="of:=IF([$'Split Configuration (buildings)'.I28]&lt;&gt;0;[$'Split Configuration (buildings)'.I28];&quot;&quot;)">
            <text:p/>
          </table:table-cell>
          <table:table-cell table:style-name="ce38" table:formula="of:=IF([$'Split Configuration (buildings)'.J28]&lt;&gt;0;[$'Split Configuration (buildings)'.J28];&quot;&quot;)">
            <text:p/>
          </table:table-cell>
          <table:table-cell table:style-name="ce38" table:formula="of:=IF([$'Split Configuration (buildings)'.K28]&lt;&gt;0;[$'Split Configuration (buildings)'.K28];&quot;&quot;)">
            <text:p/>
          </table:table-cell>
          <table:table-cell table:style-name="ce38" table:formula="of:=IF([$'Split Configuration (buildings)'.L28]&lt;&gt;0;[$'Split Configuration (buildings)'.L28];&quot;&quot;)">
            <text:p/>
          </table:table-cell>
          <table:table-cell table:style-name="ce38" table:formula="of:=IF([$'Split Configuration (buildings)'.M28]&lt;&gt;0;[$'Split Configuration (buildings)'.M28];&quot;&quot;)">
            <text:p/>
          </table:table-cell>
          <table:table-cell table:style-name="ce38" table:formula="of:=IF([$'Split Configuration (buildings)'.N28]&lt;&gt;0;[$'Split Configuration (buildings)'.N28];&quot;&quot;)">
            <text:p/>
          </table:table-cell>
          <table:table-cell table:style-name="ce38" table:formula="of:=IF([$'Split Configuration (buildings)'.O28]&lt;&gt;0;[$'Split Configuration (buildings)'.O28];&quot;&quot;)">
            <text:p/>
          </table:table-cell>
          <table:table-cell table:style-name="ce38" table:formula="of:=IF([$'Split Configuration (buildings)'.P28]&lt;&gt;0;[$'Split Configuration (buildings)'.P28];&quot;&quot;)">
            <text:p/>
          </table:table-cell>
          <table:table-cell table:style-name="ce38" table:formula="of:=IF([$'Split Configuration (buildings)'.Q28]&lt;&gt;0;[$'Split Configuration (buildings)'.Q28];&quot;&quot;)">
            <text:p/>
          </table:table-cell>
          <table:table-cell table:style-name="ce38" table:formula="of:=IF([$'Split Configuration (buildings)'.R28]&lt;&gt;0;[$'Split Configuration (buildings)'.R28];&quot;&quot;)">
            <text:p/>
          </table:table-cell>
          <table:table-cell table:style-name="ce38" table:formula="of:=IF([$'Split Configuration (buildings)'.S28]&lt;&gt;0;[$'Split Configuration (buildings)'.S28];&quot;&quot;)">
            <text:p/>
          </table:table-cell>
          <table:table-cell table:style-name="ce38" table:formula="of:=IF([$'Split Configuration (buildings)'.T28]&lt;&gt;0;[$'Split Configuration (buildings)'.T28];&quot;&quot;)">
            <text:p/>
          </table:table-cell>
          <table:table-cell table:style-name="ce38" table:formula="of:=IF([$'Split Configuration (buildings)'.U28]&lt;&gt;0;[$'Split Configuration (buildings)'.U28];&quot;&quot;)">
            <text:p/>
          </table:table-cell>
          <table:table-cell table:style-name="ce38" table:formula="of:=IF([$'Split Configuration (buildings)'.V28]&lt;&gt;0;[$'Split Configuration (buildings)'.V28];&quot;&quot;)">
            <text:p/>
          </table:table-cell>
          <table:table-cell table:style-name="ce38" table:formula="of:=IF([$'Split Configuration (buildings)'.W28]&lt;&gt;0;[$'Split Configuration (buildings)'.W28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29]" office:value-type="string" office:string-value="passive-provider-chest" calcext:value-type="string">
            <text:p>passive-provider-chest</text:p>
          </table:table-cell>
          <table:table-cell table:style-name="ce38"/>
          <table:table-cell table:style-name="ce38" table:formula="of:=IF([$'Split Configuration (buildings)'.F29]&lt;&gt;0;[$'Split Configuration (buildings)'.F29];&quot;&quot;)">
            <text:p/>
          </table:table-cell>
          <table:table-cell table:style-name="ce38" table:formula="of:=IF([$'Split Configuration (buildings)'.G29]&lt;&gt;0;[$'Split Configuration (buildings)'.G29];&quot;&quot;)">
            <text:p/>
          </table:table-cell>
          <table:table-cell table:style-name="ce38" table:formula="of:=IF([$'Split Configuration (buildings)'.H29]&lt;&gt;0;[$'Split Configuration (buildings)'.H29];&quot;&quot;)">
            <text:p/>
          </table:table-cell>
          <table:table-cell table:style-name="ce38" table:formula="of:=IF([$'Split Configuration (buildings)'.I29]&lt;&gt;0;[$'Split Configuration (buildings)'.I29];&quot;&quot;)">
            <text:p/>
          </table:table-cell>
          <table:table-cell table:style-name="ce38" table:formula="of:=IF([$'Split Configuration (buildings)'.J29]&lt;&gt;0;[$'Split Configuration (buildings)'.J29];&quot;&quot;)">
            <text:p/>
          </table:table-cell>
          <table:table-cell table:style-name="ce38" table:formula="of:=IF([$'Split Configuration (buildings)'.K29]&lt;&gt;0;[$'Split Configuration (buildings)'.K29];&quot;&quot;)">
            <text:p/>
          </table:table-cell>
          <table:table-cell table:style-name="ce38" table:formula="of:=IF([$'Split Configuration (buildings)'.L29]&lt;&gt;0;[$'Split Configuration (buildings)'.L29];&quot;&quot;)">
            <text:p/>
          </table:table-cell>
          <table:table-cell table:style-name="ce38" table:formula="of:=IF([$'Split Configuration (buildings)'.M29]&lt;&gt;0;[$'Split Configuration (buildings)'.M29];&quot;&quot;)">
            <text:p/>
          </table:table-cell>
          <table:table-cell table:style-name="ce38" table:formula="of:=IF([$'Split Configuration (buildings)'.N29]&lt;&gt;0;[$'Split Configuration (buildings)'.N29];&quot;&quot;)">
            <text:p/>
          </table:table-cell>
          <table:table-cell table:style-name="ce38" table:formula="of:=IF([$'Split Configuration (buildings)'.O29]&lt;&gt;0;[$'Split Configuration (buildings)'.O29];&quot;&quot;)">
            <text:p/>
          </table:table-cell>
          <table:table-cell table:style-name="ce38" table:formula="of:=IF([$'Split Configuration (buildings)'.P29]&lt;&gt;0;[$'Split Configuration (buildings)'.P29];&quot;&quot;)">
            <text:p/>
          </table:table-cell>
          <table:table-cell table:style-name="ce38" table:formula="of:=IF([$'Split Configuration (buildings)'.Q29]&lt;&gt;0;[$'Split Configuration (buildings)'.Q29];&quot;&quot;)">
            <text:p/>
          </table:table-cell>
          <table:table-cell table:style-name="ce38" table:formula="of:=IF([$'Split Configuration (buildings)'.R29]&lt;&gt;0;[$'Split Configuration (buildings)'.R29];&quot;&quot;)">
            <text:p/>
          </table:table-cell>
          <table:table-cell table:style-name="ce38" table:formula="of:=IF([$'Split Configuration (buildings)'.S29]&lt;&gt;0;[$'Split Configuration (buildings)'.S29];&quot;&quot;)">
            <text:p/>
          </table:table-cell>
          <table:table-cell table:style-name="ce38" table:formula="of:=IF([$'Split Configuration (buildings)'.T29]&lt;&gt;0;[$'Split Configuration (buildings)'.T29];&quot;&quot;)">
            <text:p/>
          </table:table-cell>
          <table:table-cell table:style-name="ce38" table:formula="of:=IF([$'Split Configuration (buildings)'.U29]&lt;&gt;0;[$'Split Configuration (buildings)'.U29];&quot;&quot;)">
            <text:p/>
          </table:table-cell>
          <table:table-cell table:style-name="ce38" table:formula="of:=IF([$'Split Configuration (buildings)'.V29]&lt;&gt;0;[$'Split Configuration (buildings)'.V29];&quot;&quot;)">
            <text:p/>
          </table:table-cell>
          <table:table-cell table:style-name="ce38" table:formula="of:=IF([$'Split Configuration (buildings)'.W29]&lt;&gt;0;[$'Split Configuration (buildings)'.W29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30]" office:value-type="string" office:string-value="roboport" calcext:value-type="string">
            <text:p>roboport</text:p>
          </table:table-cell>
          <table:table-cell table:style-name="ce38"/>
          <table:table-cell table:style-name="ce38" table:formula="of:=IF([$'Split Configuration (buildings)'.F30]&lt;&gt;0;[$'Split Configuration (buildings)'.F30];&quot;&quot;)">
            <text:p/>
          </table:table-cell>
          <table:table-cell table:style-name="ce38" table:formula="of:=IF([$'Split Configuration (buildings)'.G30]&lt;&gt;0;[$'Split Configuration (buildings)'.G30];&quot;&quot;)">
            <text:p/>
          </table:table-cell>
          <table:table-cell table:style-name="ce38" table:formula="of:=IF([$'Split Configuration (buildings)'.H30]&lt;&gt;0;[$'Split Configuration (buildings)'.H30];&quot;&quot;)">
            <text:p/>
          </table:table-cell>
          <table:table-cell table:style-name="ce38" table:formula="of:=IF([$'Split Configuration (buildings)'.I30]&lt;&gt;0;[$'Split Configuration (buildings)'.I30];&quot;&quot;)">
            <text:p/>
          </table:table-cell>
          <table:table-cell table:style-name="ce38" table:formula="of:=IF([$'Split Configuration (buildings)'.J30]&lt;&gt;0;[$'Split Configuration (buildings)'.J30];&quot;&quot;)">
            <text:p/>
          </table:table-cell>
          <table:table-cell table:style-name="ce38" table:formula="of:=IF([$'Split Configuration (buildings)'.K30]&lt;&gt;0;[$'Split Configuration (buildings)'.K30];&quot;&quot;)">
            <text:p/>
          </table:table-cell>
          <table:table-cell table:style-name="ce38" table:formula="of:=IF([$'Split Configuration (buildings)'.L30]&lt;&gt;0;[$'Split Configuration (buildings)'.L30];&quot;&quot;)">
            <text:p/>
          </table:table-cell>
          <table:table-cell table:style-name="ce38" table:formula="of:=IF([$'Split Configuration (buildings)'.M30]&lt;&gt;0;[$'Split Configuration (buildings)'.M30];&quot;&quot;)">
            <text:p/>
          </table:table-cell>
          <table:table-cell table:style-name="ce38" table:formula="of:=IF([$'Split Configuration (buildings)'.N30]&lt;&gt;0;[$'Split Configuration (buildings)'.N30];&quot;&quot;)">
            <text:p/>
          </table:table-cell>
          <table:table-cell table:style-name="ce38" table:formula="of:=IF([$'Split Configuration (buildings)'.O30]&lt;&gt;0;[$'Split Configuration (buildings)'.O30];&quot;&quot;)">
            <text:p/>
          </table:table-cell>
          <table:table-cell table:style-name="ce38" table:formula="of:=IF([$'Split Configuration (buildings)'.P30]&lt;&gt;0;[$'Split Configuration (buildings)'.P30];&quot;&quot;)">
            <text:p/>
          </table:table-cell>
          <table:table-cell table:style-name="ce38" table:formula="of:=IF([$'Split Configuration (buildings)'.Q30]&lt;&gt;0;[$'Split Configuration (buildings)'.Q30];&quot;&quot;)">
            <text:p/>
          </table:table-cell>
          <table:table-cell table:style-name="ce38" table:formula="of:=IF([$'Split Configuration (buildings)'.R30]&lt;&gt;0;[$'Split Configuration (buildings)'.R30];&quot;&quot;)">
            <text:p/>
          </table:table-cell>
          <table:table-cell table:style-name="ce38" table:formula="of:=IF([$'Split Configuration (buildings)'.S30]&lt;&gt;0;[$'Split Configuration (buildings)'.S30];&quot;&quot;)">
            <text:p/>
          </table:table-cell>
          <table:table-cell table:style-name="ce38" table:formula="of:=IF([$'Split Configuration (buildings)'.T30]&lt;&gt;0;[$'Split Configuration (buildings)'.T30];&quot;&quot;)">
            <text:p/>
          </table:table-cell>
          <table:table-cell table:style-name="ce38" table:formula="of:=IF([$'Split Configuration (buildings)'.U30]&lt;&gt;0;[$'Split Configuration (buildings)'.U30];&quot;&quot;)">
            <text:p/>
          </table:table-cell>
          <table:table-cell table:style-name="ce38" table:formula="of:=IF([$'Split Configuration (buildings)'.V30]&lt;&gt;0;[$'Split Configuration (buildings)'.V30];&quot;&quot;)">
            <text:p/>
          </table:table-cell>
          <table:table-cell table:style-name="ce38" table:formula="of:=IF([$'Split Configuration (buildings)'.W30]&lt;&gt;0;[$'Split Configuration (buildings)'.W30];&quot;&quot;)">
            <text:p/>
          </table:table-cell>
          <table:table-cell table:style-name="Default" table:number-columns-repeated="1004"/>
        </table:table-row>
        <table:table-row table:style-name="ro3">
          <table:table-cell table:style-name="ce38" table:formula="of:=[$'Split Configuration (buildings)'.B31]" office:value-type="string" office:string-value="radar" calcext:value-type="string">
            <text:p>radar</text:p>
          </table:table-cell>
          <table:table-cell table:style-name="ce38"/>
          <table:table-cell table:style-name="ce38" table:formula="of:=IF([$'Split Configuration (buildings)'.F31]&lt;&gt;0;[$'Split Configuration (buildings)'.F31];&quot;&quot;)">
            <text:p/>
          </table:table-cell>
          <table:table-cell table:style-name="ce38" table:formula="of:=IF([$'Split Configuration (buildings)'.G31]&lt;&gt;0;[$'Split Configuration (buildings)'.G31];&quot;&quot;)">
            <text:p/>
          </table:table-cell>
          <table:table-cell table:style-name="ce38" table:formula="of:=IF([$'Split Configuration (buildings)'.H31]&lt;&gt;0;[$'Split Configuration (buildings)'.H31];&quot;&quot;)">
            <text:p/>
          </table:table-cell>
          <table:table-cell table:style-name="ce38" table:formula="of:=IF([$'Split Configuration (buildings)'.I31]&lt;&gt;0;[$'Split Configuration (buildings)'.I31];&quot;&quot;)">
            <text:p/>
          </table:table-cell>
          <table:table-cell table:style-name="ce38" table:formula="of:=IF([$'Split Configuration (buildings)'.J31]&lt;&gt;0;[$'Split Configuration (buildings)'.J31];&quot;&quot;)">
            <text:p/>
          </table:table-cell>
          <table:table-cell table:style-name="ce38" table:formula="of:=IF([$'Split Configuration (buildings)'.K31]&lt;&gt;0;[$'Split Configuration (buildings)'.K31];&quot;&quot;)">
            <text:p/>
          </table:table-cell>
          <table:table-cell table:style-name="ce38" table:formula="of:=IF([$'Split Configuration (buildings)'.L31]&lt;&gt;0;[$'Split Configuration (buildings)'.L31];&quot;&quot;)">
            <text:p/>
          </table:table-cell>
          <table:table-cell table:style-name="ce38" table:formula="of:=IF([$'Split Configuration (buildings)'.M31]&lt;&gt;0;[$'Split Configuration (buildings)'.M31];&quot;&quot;)">
            <text:p/>
          </table:table-cell>
          <table:table-cell table:style-name="ce38" table:formula="of:=IF([$'Split Configuration (buildings)'.N31]&lt;&gt;0;[$'Split Configuration (buildings)'.N31];&quot;&quot;)">
            <text:p/>
          </table:table-cell>
          <table:table-cell table:style-name="ce38" table:formula="of:=IF([$'Split Configuration (buildings)'.O31]&lt;&gt;0;[$'Split Configuration (buildings)'.O31];&quot;&quot;)">
            <text:p/>
          </table:table-cell>
          <table:table-cell table:style-name="ce38" table:formula="of:=IF([$'Split Configuration (buildings)'.P31]&lt;&gt;0;[$'Split Configuration (buildings)'.P31];&quot;&quot;)">
            <text:p/>
          </table:table-cell>
          <table:table-cell table:style-name="ce38" table:formula="of:=IF([$'Split Configuration (buildings)'.Q31]&lt;&gt;0;[$'Split Configuration (buildings)'.Q31];&quot;&quot;)">
            <text:p/>
          </table:table-cell>
          <table:table-cell table:style-name="ce38" table:formula="of:=IF([$'Split Configuration (buildings)'.R31]&lt;&gt;0;[$'Split Configuration (buildings)'.R31];&quot;&quot;)">
            <text:p/>
          </table:table-cell>
          <table:table-cell table:style-name="ce38" table:formula="of:=IF([$'Split Configuration (buildings)'.S31]&lt;&gt;0;[$'Split Configuration (buildings)'.S31];&quot;&quot;)">
            <text:p/>
          </table:table-cell>
          <table:table-cell table:style-name="ce38" table:formula="of:=IF([$'Split Configuration (buildings)'.T31]&lt;&gt;0;[$'Split Configuration (buildings)'.T31];&quot;&quot;)">
            <text:p/>
          </table:table-cell>
          <table:table-cell table:style-name="ce38" table:formula="of:=IF([$'Split Configuration (buildings)'.U31]&lt;&gt;0;[$'Split Configuration (buildings)'.U31];&quot;&quot;)">
            <text:p/>
          </table:table-cell>
          <table:table-cell table:style-name="ce38" table:formula="of:=IF([$'Split Configuration (buildings)'.V31]&lt;&gt;0;[$'Split Configuration (buildings)'.V31];&quot;&quot;)">
            <text:p/>
          </table:table-cell>
          <table:table-cell table:style-name="ce38" table:formula="of:=IF([$'Split Configuration (buildings)'.W31]&lt;&gt;0;[$'Split Configuration (buildings)'.W31];&quot;&quot;)">
            <text:p/>
          </table:table-cell>
          <table:table-cell table:style-name="Default"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40" table:formula="of:=COM.MICROSOFT.CONCAT(&quot;#### &quot;;[.C1])" office:value-type="string" office:string-value="#### Burner City" calcext:value-type="string">
            <text:p>#### Burner City</text:p>
          </table:table-cell>
          <table:table-cell table:style-name="ce40" table:formula="of:=COM.MICROSOFT.CONCAT(&quot;#### &quot;;[.D1])" office:value-type="string" office:string-value="#### First power" calcext:value-type="string">
            <text:p>#### First power</text:p>
          </table:table-cell>
          <table:table-cell table:style-name="ce40" table:formula="of:=COM.MICROSOFT.CONCAT(&quot;#### &quot;;[.E1])" office:value-type="string" office:string-value="#### Green chips" calcext:value-type="string">
            <text:p>#### Green chips</text:p>
          </table:table-cell>
          <table:table-cell table:style-name="ce40" table:formula="of:=COM.MICROSOFT.CONCAT(&quot;#### &quot;;[.F1])" office:value-type="string" office:string-value="#### 36 labs" calcext:value-type="string">
            <text:p>#### 36 labs</text:p>
          </table:table-cell>
          <table:table-cell table:style-name="ce40" table:formula="of:=COM.MICROSOFT.CONCAT(&quot;#### &quot;;[.G1])" office:value-type="string" office:string-value="#### Blue Science" calcext:value-type="string">
            <text:p>#### Blue Science</text:p>
          </table:table-cell>
          <table:table-cell table:style-name="ce40" table:formula="of:=COM.MICROSOFT.CONCAT(&quot;#### &quot;;[.H1])" office:value-type="string" office:string-value="#### Blue circuits" calcext:value-type="string">
            <text:p>#### Blue circuits</text:p>
          </table:table-cell>
          <table:table-cell table:style-name="ce40" table:formula="of:=COM.MICROSOFT.CONCAT(&quot;#### &quot;;[.I1])" office:value-type="string" office:string-value="#### Yellow science" calcext:value-type="string">
            <text:p>#### Yellow science</text:p>
          </table:table-cell>
          <table:table-cell table:style-name="ce40" table:formula="of:=COM.MICROSOFT.CONCAT(&quot;#### &quot;;[.J1])" office:value-type="string" office:string-value="#### Rocket launch" calcext:value-type="string">
            <text:p>#### Rocket launch</text:p>
          </table:table-cell>
          <table:table-cell table:formula="of:=COM.MICROSOFT.CONCAT([.K1])">
            <text:p/>
          </table:table-cell>
          <table:table-cell table:formula="of:=COM.MICROSOFT.CONCAT([.L1])">
            <text:p/>
          </table:table-cell>
          <table:table-cell table:formula="of:=COM.MICROSOFT.CONCAT([.M1])">
            <text:p/>
          </table:table-cell>
          <table:table-cell table:formula="of:=COM.MICROSOFT.CONCAT([.N1])">
            <text:p/>
          </table:table-cell>
          <table:table-cell table:formula="of:=COM.MICROSOFT.CONCAT([.O1])">
            <text:p/>
          </table:table-cell>
          <table:table-cell table:formula="of:=COM.MICROSOFT.CONCAT([.P1])">
            <text:p/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41" table:formula="of:=IF([.C2]&lt;&gt;&quot;&quot;;COM.MICROSOFT.CONCAT(&quot; - &quot;;[.$A2];&quot;: &quot;;[.C2]);&quot;&quot;)" office:value-type="string" office:string-value=" - stone-furnace: 22" calcext:value-type="string">
            <text:p><text:s/>- stone-furnace: 22</text:p>
          </table:table-cell>
          <table:table-cell table:style-name="ce41" table:formula="of:=IF([.D2]&lt;&gt;&quot;&quot;;COM.MICROSOFT.CONCAT(&quot; - &quot;;[.$A2];&quot;: &quot;;[.D2]);&quot;&quot;)" office:value-type="string" office:string-value=" - stone-furnace: 22" calcext:value-type="string">
            <text:p><text:s/>- stone-furnace: 22</text:p>
          </table:table-cell>
          <table:table-cell table:style-name="ce41" table:formula="of:=IF([.E2]&lt;&gt;&quot;&quot;;COM.MICROSOFT.CONCAT(&quot; - &quot;;[.$A2];&quot;: &quot;;[.E2]);&quot;&quot;)" office:value-type="string" office:string-value=" - stone-furnace: 96" calcext:value-type="string">
            <text:p><text:s/>- stone-furnace: 96</text:p>
          </table:table-cell>
          <table:table-cell table:style-name="ce41" table:formula="of:=IF([.F2]&lt;&gt;&quot;&quot;;COM.MICROSOFT.CONCAT(&quot; - &quot;;[.$A2];&quot;: &quot;;[.F2]);&quot;&quot;)" office:value-type="string" office:string-value=" - stone-furnace: 124" calcext:value-type="string">
            <text:p><text:s/>- stone-furnace: 124</text:p>
          </table:table-cell>
          <table:table-cell table:style-name="ce41" table:formula="of:=IF([.G2]&lt;&gt;&quot;&quot;;COM.MICROSOFT.CONCAT(&quot; - &quot;;[.$A2];&quot;: &quot;;[.G2]);&quot;&quot;)" office:value-type="string" office:string-value=" - stone-furnace: 103" calcext:value-type="string">
            <text:p><text:s/>- stone-furnace: 103</text:p>
          </table:table-cell>
          <table:table-cell table:style-name="ce41" table:formula="of:=IF([.H2]&lt;&gt;&quot;&quot;;COM.MICROSOFT.CONCAT(&quot; - &quot;;[.$A2];&quot;: &quot;;[.H2]);&quot;&quot;)">
            <text:p/>
          </table:table-cell>
          <table:table-cell table:style-name="ce41" table:formula="of:=IF([.I2]&lt;&gt;&quot;&quot;;COM.MICROSOFT.CONCAT(&quot; - &quot;;[.$A2];&quot;: &quot;;[.I2]);&quot;&quot;)">
            <text:p/>
          </table:table-cell>
          <table:table-cell table:style-name="ce41" table:formula="of:=IF([.J2]&lt;&gt;&quot;&quot;;COM.MICROSOFT.CONCAT(&quot; - &quot;;[.$A2];&quot;: &quot;;[.J2]);&quot;&quot;)">
            <text:p/>
          </table:table-cell>
          <table:table-cell table:style-name="ce42" table:formula="of:=IF([.K2]&lt;&gt;&quot;&quot;;COM.MICROSOFT.CONCAT([.$A2];&quot;: &quot;;[.K2]);&quot;&quot;)">
            <text:p/>
          </table:table-cell>
          <table:table-cell table:style-name="ce42" table:formula="of:=IF([.L2]&lt;&gt;&quot;&quot;;COM.MICROSOFT.CONCAT([.$A2];&quot;: &quot;;[.L2]);&quot;&quot;)">
            <text:p/>
          </table:table-cell>
          <table:table-cell table:style-name="ce42" table:formula="of:=IF([.M2]&lt;&gt;&quot;&quot;;COM.MICROSOFT.CONCAT([.$A2];&quot;: &quot;;[.M2]);&quot;&quot;)">
            <text:p/>
          </table:table-cell>
          <table:table-cell table:style-name="ce42" table:formula="of:=IF([.N2]&lt;&gt;&quot;&quot;;COM.MICROSOFT.CONCAT([.$A2];&quot;: &quot;;[.N2]);&quot;&quot;)">
            <text:p/>
          </table:table-cell>
          <table:table-cell table:style-name="ce42" table:formula="of:=IF([.O2]&lt;&gt;&quot;&quot;;COM.MICROSOFT.CONCAT([.$A2];&quot;: &quot;;[.O2]);&quot;&quot;)">
            <text:p/>
          </table:table-cell>
          <table:table-cell table:style-name="ce42" table:formula="of:=IF([.P2]&lt;&gt;&quot;&quot;;COM.MICROSOFT.CONCAT([.$A2];&quot;: &quot;;[.P2]);&quot;&quot;)">
            <text:p/>
          </table:table-cell>
          <table:table-cell table:style-name="ce42" table:formula="of:=IF([.Q2]&lt;&gt;&quot;&quot;;COM.MICROSOFT.CONCAT([.$A2];&quot;: &quot;;[.Q2]);&quot;&quot;)">
            <text:p/>
          </table:table-cell>
          <table:table-cell table:style-name="ce42" table:formula="of:=IF([.R2]&lt;&gt;&quot;&quot;;COM.MICROSOFT.CONCAT([.$A2];&quot;: &quot;;[.R2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3]&lt;&gt;&quot;&quot;;COM.MICROSOFT.CONCAT(&quot; - &quot;;[.$A3];&quot;: &quot;;[.C3]);&quot;&quot;)" office:value-type="string" office:string-value=" - burner-mining-drill: 35" calcext:value-type="string">
            <text:p><text:s/>- burner-mining-drill: 35</text:p>
          </table:table-cell>
          <table:table-cell table:style-name="ce41" table:formula="of:=IF([.D3]&lt;&gt;&quot;&quot;;COM.MICROSOFT.CONCAT(&quot; - &quot;;[.$A3];&quot;: &quot;;[.D3]);&quot;&quot;)" office:value-type="string" office:string-value=" - burner-mining-drill: 35" calcext:value-type="string">
            <text:p><text:s/>- burner-mining-drill: 35</text:p>
          </table:table-cell>
          <table:table-cell table:style-name="ce41" table:formula="of:=IF([.E3]&lt;&gt;&quot;&quot;;COM.MICROSOFT.CONCAT(&quot; - &quot;;[.$A3];&quot;: &quot;;[.E3]);&quot;&quot;)" office:value-type="string" office:string-value=" - burner-mining-drill: 44" calcext:value-type="string">
            <text:p><text:s/>- burner-mining-drill: 44</text:p>
          </table:table-cell>
          <table:table-cell table:style-name="ce41" table:formula="of:=IF([.F3]&lt;&gt;&quot;&quot;;COM.MICROSOFT.CONCAT(&quot; - &quot;;[.$A3];&quot;: &quot;;[.F3]);&quot;&quot;)" office:value-type="string" office:string-value=" - burner-mining-drill: 44" calcext:value-type="string">
            <text:p><text:s/>- burner-mining-drill: 44</text:p>
          </table:table-cell>
          <table:table-cell table:style-name="ce41" table:formula="of:=IF([.G3]&lt;&gt;&quot;&quot;;COM.MICROSOFT.CONCAT(&quot; - &quot;;[.$A3];&quot;: &quot;;[.G3]);&quot;&quot;)" office:value-type="string" office:string-value=" - burner-mining-drill: 37" calcext:value-type="string">
            <text:p><text:s/>- burner-mining-drill: 37</text:p>
          </table:table-cell>
          <table:table-cell table:style-name="ce41" table:formula="of:=IF([.H3]&lt;&gt;&quot;&quot;;COM.MICROSOFT.CONCAT(&quot; - &quot;;[.$A3];&quot;: &quot;;[.H3]);&quot;&quot;)">
            <text:p/>
          </table:table-cell>
          <table:table-cell table:style-name="ce41" table:formula="of:=IF([.I3]&lt;&gt;&quot;&quot;;COM.MICROSOFT.CONCAT(&quot; - &quot;;[.$A3];&quot;: &quot;;[.I3]);&quot;&quot;)">
            <text:p/>
          </table:table-cell>
          <table:table-cell table:style-name="ce41" table:formula="of:=IF([.J3]&lt;&gt;&quot;&quot;;COM.MICROSOFT.CONCAT(&quot; - &quot;;[.$A3];&quot;: &quot;;[.J3]);&quot;&quot;)">
            <text:p/>
          </table:table-cell>
          <table:table-cell table:style-name="ce42" table:formula="of:=IF([.K3]&lt;&gt;&quot;&quot;;COM.MICROSOFT.CONCAT([.$A3];&quot;: &quot;;[.K3]);&quot;&quot;)">
            <text:p/>
          </table:table-cell>
          <table:table-cell table:style-name="ce42" table:formula="of:=IF([.L3]&lt;&gt;&quot;&quot;;COM.MICROSOFT.CONCAT([.$A3];&quot;: &quot;;[.L3]);&quot;&quot;)">
            <text:p/>
          </table:table-cell>
          <table:table-cell table:style-name="ce42" table:formula="of:=IF([.M3]&lt;&gt;&quot;&quot;;COM.MICROSOFT.CONCAT([.$A3];&quot;: &quot;;[.M3]);&quot;&quot;)">
            <text:p/>
          </table:table-cell>
          <table:table-cell table:style-name="ce42" table:formula="of:=IF([.N3]&lt;&gt;&quot;&quot;;COM.MICROSOFT.CONCAT([.$A3];&quot;: &quot;;[.N3]);&quot;&quot;)">
            <text:p/>
          </table:table-cell>
          <table:table-cell table:style-name="ce42" table:formula="of:=IF([.O3]&lt;&gt;&quot;&quot;;COM.MICROSOFT.CONCAT([.$A3];&quot;: &quot;;[.O3]);&quot;&quot;)">
            <text:p/>
          </table:table-cell>
          <table:table-cell table:style-name="ce42" table:formula="of:=IF([.P3]&lt;&gt;&quot;&quot;;COM.MICROSOFT.CONCAT([.$A3];&quot;: &quot;;[.P3]);&quot;&quot;)">
            <text:p/>
          </table:table-cell>
          <table:table-cell table:style-name="ce42" table:formula="of:=IF([.Q3]&lt;&gt;&quot;&quot;;COM.MICROSOFT.CONCAT([.$A3];&quot;: &quot;;[.Q3]);&quot;&quot;)">
            <text:p/>
          </table:table-cell>
          <table:table-cell table:style-name="ce42" table:formula="of:=IF([.R3]&lt;&gt;&quot;&quot;;COM.MICROSOFT.CONCAT([.$A3];&quot;: &quot;;[.R3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4]&lt;&gt;&quot;&quot;;COM.MICROSOFT.CONCAT(&quot; - &quot;;[.$A4];&quot;: &quot;;[.C4]);&quot;&quot;)" office:value-type="string" office:string-value=" - iron-chest: 1" calcext:value-type="string">
            <text:p><text:s/>- iron-chest: 1</text:p>
          </table:table-cell>
          <table:table-cell table:style-name="ce41" table:formula="of:=IF([.D4]&lt;&gt;&quot;&quot;;COM.MICROSOFT.CONCAT(&quot; - &quot;;[.$A4];&quot;: &quot;;[.D4]);&quot;&quot;)" office:value-type="string" office:string-value=" - iron-chest: 1" calcext:value-type="string">
            <text:p><text:s/>- iron-chest: 1</text:p>
          </table:table-cell>
          <table:table-cell table:style-name="ce41" table:formula="of:=IF([.E4]&lt;&gt;&quot;&quot;;COM.MICROSOFT.CONCAT(&quot; - &quot;;[.$A4];&quot;: &quot;;[.E4]);&quot;&quot;)" office:value-type="string" office:string-value=" - iron-chest: 15" calcext:value-type="string">
            <text:p><text:s/>- iron-chest: 15</text:p>
          </table:table-cell>
          <table:table-cell table:style-name="ce41" table:formula="of:=IF([.F4]&lt;&gt;&quot;&quot;;COM.MICROSOFT.CONCAT(&quot; - &quot;;[.$A4];&quot;: &quot;;[.F4]);&quot;&quot;)" office:value-type="string" office:string-value=" - iron-chest: 21" calcext:value-type="string">
            <text:p><text:s/>- iron-chest: 21</text:p>
          </table:table-cell>
          <table:table-cell table:style-name="ce41" table:formula="of:=IF([.G4]&lt;&gt;&quot;&quot;;COM.MICROSOFT.CONCAT(&quot; - &quot;;[.$A4];&quot;: &quot;;[.G4]);&quot;&quot;)" office:value-type="string" office:string-value=" - iron-chest: 37" calcext:value-type="string">
            <text:p><text:s/>- iron-chest: 37</text:p>
          </table:table-cell>
          <table:table-cell table:style-name="ce41" table:formula="of:=IF([.H4]&lt;&gt;&quot;&quot;;COM.MICROSOFT.CONCAT(&quot; - &quot;;[.$A4];&quot;: &quot;;[.H4]);&quot;&quot;)">
            <text:p/>
          </table:table-cell>
          <table:table-cell table:style-name="ce41" table:formula="of:=IF([.I4]&lt;&gt;&quot;&quot;;COM.MICROSOFT.CONCAT(&quot; - &quot;;[.$A4];&quot;: &quot;;[.I4]);&quot;&quot;)">
            <text:p/>
          </table:table-cell>
          <table:table-cell table:style-name="ce41" table:formula="of:=IF([.J4]&lt;&gt;&quot;&quot;;COM.MICROSOFT.CONCAT(&quot; - &quot;;[.$A4];&quot;: &quot;;[.J4]);&quot;&quot;)">
            <text:p/>
          </table:table-cell>
          <table:table-cell table:style-name="ce42" table:formula="of:=IF([.K4]&lt;&gt;&quot;&quot;;COM.MICROSOFT.CONCAT([.$A4];&quot;: &quot;;[.K4]);&quot;&quot;)">
            <text:p/>
          </table:table-cell>
          <table:table-cell table:style-name="ce42" table:formula="of:=IF([.L4]&lt;&gt;&quot;&quot;;COM.MICROSOFT.CONCAT([.$A4];&quot;: &quot;;[.L4]);&quot;&quot;)">
            <text:p/>
          </table:table-cell>
          <table:table-cell table:style-name="ce42" table:formula="of:=IF([.M4]&lt;&gt;&quot;&quot;;COM.MICROSOFT.CONCAT([.$A4];&quot;: &quot;;[.M4]);&quot;&quot;)">
            <text:p/>
          </table:table-cell>
          <table:table-cell table:style-name="ce42" table:formula="of:=IF([.N4]&lt;&gt;&quot;&quot;;COM.MICROSOFT.CONCAT([.$A4];&quot;: &quot;;[.N4]);&quot;&quot;)">
            <text:p/>
          </table:table-cell>
          <table:table-cell table:style-name="ce42" table:formula="of:=IF([.O4]&lt;&gt;&quot;&quot;;COM.MICROSOFT.CONCAT([.$A4];&quot;: &quot;;[.O4]);&quot;&quot;)">
            <text:p/>
          </table:table-cell>
          <table:table-cell table:style-name="ce42" table:formula="of:=IF([.P4]&lt;&gt;&quot;&quot;;COM.MICROSOFT.CONCAT([.$A4];&quot;: &quot;;[.P4]);&quot;&quot;)">
            <text:p/>
          </table:table-cell>
          <table:table-cell table:style-name="ce42" table:formula="of:=IF([.Q4]&lt;&gt;&quot;&quot;;COM.MICROSOFT.CONCAT([.$A4];&quot;: &quot;;[.Q4]);&quot;&quot;)">
            <text:p/>
          </table:table-cell>
          <table:table-cell table:style-name="ce42" table:formula="of:=IF([.R4]&lt;&gt;&quot;&quot;;COM.MICROSOFT.CONCAT([.$A4];&quot;: &quot;;[.R4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5]&lt;&gt;&quot;&quot;;COM.MICROSOFT.CONCAT(&quot; - &quot;;[.$A5];&quot;: &quot;;[.C5]);&quot;&quot;)">
            <text:p/>
          </table:table-cell>
          <table:table-cell table:style-name="ce41" table:formula="of:=IF([.D5]&lt;&gt;&quot;&quot;;COM.MICROSOFT.CONCAT(&quot; - &quot;;[.$A5];&quot;: &quot;;[.D5]);&quot;&quot;)" office:value-type="string" office:string-value=" - offshore-pump: 1" calcext:value-type="string">
            <text:p><text:s/>- offshore-pump: 1</text:p>
          </table:table-cell>
          <table:table-cell table:style-name="ce41" table:formula="of:=IF([.E5]&lt;&gt;&quot;&quot;;COM.MICROSOFT.CONCAT(&quot; - &quot;;[.$A5];&quot;: &quot;;[.E5]);&quot;&quot;)" office:value-type="string" office:string-value=" - offshore-pump: 1" calcext:value-type="string">
            <text:p><text:s/>- offshore-pump: 1</text:p>
          </table:table-cell>
          <table:table-cell table:style-name="ce41" table:formula="of:=IF([.F5]&lt;&gt;&quot;&quot;;COM.MICROSOFT.CONCAT(&quot; - &quot;;[.$A5];&quot;: &quot;;[.F5]);&quot;&quot;)" office:value-type="string" office:string-value=" - offshore-pump: 1" calcext:value-type="string">
            <text:p><text:s/>- offshore-pump: 1</text:p>
          </table:table-cell>
          <table:table-cell table:style-name="ce41" table:formula="of:=IF([.G5]&lt;&gt;&quot;&quot;;COM.MICROSOFT.CONCAT(&quot; - &quot;;[.$A5];&quot;: &quot;;[.G5]);&quot;&quot;)" office:value-type="string" office:string-value=" - offshore-pump: 3" calcext:value-type="string">
            <text:p><text:s/>- offshore-pump: 3</text:p>
          </table:table-cell>
          <table:table-cell table:style-name="ce41" table:formula="of:=IF([.H5]&lt;&gt;&quot;&quot;;COM.MICROSOFT.CONCAT(&quot; - &quot;;[.$A5];&quot;: &quot;;[.H5]);&quot;&quot;)">
            <text:p/>
          </table:table-cell>
          <table:table-cell table:style-name="ce41" table:formula="of:=IF([.I5]&lt;&gt;&quot;&quot;;COM.MICROSOFT.CONCAT(&quot; - &quot;;[.$A5];&quot;: &quot;;[.I5]);&quot;&quot;)">
            <text:p/>
          </table:table-cell>
          <table:table-cell table:style-name="ce41" table:formula="of:=IF([.J5]&lt;&gt;&quot;&quot;;COM.MICROSOFT.CONCAT(&quot; - &quot;;[.$A5];&quot;: &quot;;[.J5]);&quot;&quot;)">
            <text:p/>
          </table:table-cell>
          <table:table-cell table:style-name="ce42" table:formula="of:=IF([.K5]&lt;&gt;&quot;&quot;;COM.MICROSOFT.CONCAT([.$A5];&quot;: &quot;;[.K5]);&quot;&quot;)">
            <text:p/>
          </table:table-cell>
          <table:table-cell table:style-name="ce42" table:formula="of:=IF([.L5]&lt;&gt;&quot;&quot;;COM.MICROSOFT.CONCAT([.$A5];&quot;: &quot;;[.L5]);&quot;&quot;)">
            <text:p/>
          </table:table-cell>
          <table:table-cell table:style-name="ce42" table:formula="of:=IF([.M5]&lt;&gt;&quot;&quot;;COM.MICROSOFT.CONCAT([.$A5];&quot;: &quot;;[.M5]);&quot;&quot;)">
            <text:p/>
          </table:table-cell>
          <table:table-cell table:style-name="ce42" table:formula="of:=IF([.N5]&lt;&gt;&quot;&quot;;COM.MICROSOFT.CONCAT([.$A5];&quot;: &quot;;[.N5]);&quot;&quot;)">
            <text:p/>
          </table:table-cell>
          <table:table-cell table:style-name="ce42" table:formula="of:=IF([.O5]&lt;&gt;&quot;&quot;;COM.MICROSOFT.CONCAT([.$A5];&quot;: &quot;;[.O5]);&quot;&quot;)">
            <text:p/>
          </table:table-cell>
          <table:table-cell table:style-name="ce42" table:formula="of:=IF([.P5]&lt;&gt;&quot;&quot;;COM.MICROSOFT.CONCAT([.$A5];&quot;: &quot;;[.P5]);&quot;&quot;)">
            <text:p/>
          </table:table-cell>
          <table:table-cell table:style-name="ce42" table:formula="of:=IF([.Q5]&lt;&gt;&quot;&quot;;COM.MICROSOFT.CONCAT([.$A5];&quot;: &quot;;[.Q5]);&quot;&quot;)">
            <text:p/>
          </table:table-cell>
          <table:table-cell table:style-name="ce42" table:formula="of:=IF([.R5]&lt;&gt;&quot;&quot;;COM.MICROSOFT.CONCAT([.$A5];&quot;: &quot;;[.R5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6]&lt;&gt;&quot;&quot;;COM.MICROSOFT.CONCAT(&quot; - &quot;;[.$A6];&quot;: &quot;;[.C6]);&quot;&quot;)">
            <text:p/>
          </table:table-cell>
          <table:table-cell table:style-name="ce41" table:formula="of:=IF([.D6]&lt;&gt;&quot;&quot;;COM.MICROSOFT.CONCAT(&quot; - &quot;;[.$A6];&quot;: &quot;;[.D6]);&quot;&quot;)" office:value-type="string" office:string-value=" - boiler: 1" calcext:value-type="string">
            <text:p><text:s/>- boiler: 1</text:p>
          </table:table-cell>
          <table:table-cell table:style-name="ce41" table:formula="of:=IF([.E6]&lt;&gt;&quot;&quot;;COM.MICROSOFT.CONCAT(&quot; - &quot;;[.$A6];&quot;: &quot;;[.E6]);&quot;&quot;)" office:value-type="string" office:string-value=" - boiler: 5" calcext:value-type="string">
            <text:p><text:s/>- boiler: 5</text:p>
          </table:table-cell>
          <table:table-cell table:style-name="ce41" table:formula="of:=IF([.F6]&lt;&gt;&quot;&quot;;COM.MICROSOFT.CONCAT(&quot; - &quot;;[.$A6];&quot;: &quot;;[.F6]);&quot;&quot;)" office:value-type="string" office:string-value=" - boiler: 15" calcext:value-type="string">
            <text:p><text:s/>- boiler: 15</text:p>
          </table:table-cell>
          <table:table-cell table:style-name="ce41" table:formula="of:=IF([.G6]&lt;&gt;&quot;&quot;;COM.MICROSOFT.CONCAT(&quot; - &quot;;[.$A6];&quot;: &quot;;[.G6]);&quot;&quot;)" office:value-type="string" office:string-value=" - boiler: 37" calcext:value-type="string">
            <text:p><text:s/>- boiler: 37</text:p>
          </table:table-cell>
          <table:table-cell table:style-name="ce41" table:formula="of:=IF([.H6]&lt;&gt;&quot;&quot;;COM.MICROSOFT.CONCAT(&quot; - &quot;;[.$A6];&quot;: &quot;;[.H6]);&quot;&quot;)">
            <text:p/>
          </table:table-cell>
          <table:table-cell table:style-name="ce41" table:formula="of:=IF([.I6]&lt;&gt;&quot;&quot;;COM.MICROSOFT.CONCAT(&quot; - &quot;;[.$A6];&quot;: &quot;;[.I6]);&quot;&quot;)">
            <text:p/>
          </table:table-cell>
          <table:table-cell table:style-name="ce41" table:formula="of:=IF([.J6]&lt;&gt;&quot;&quot;;COM.MICROSOFT.CONCAT(&quot; - &quot;;[.$A6];&quot;: &quot;;[.J6]);&quot;&quot;)">
            <text:p/>
          </table:table-cell>
          <table:table-cell table:style-name="ce42" table:formula="of:=IF([.K6]&lt;&gt;&quot;&quot;;COM.MICROSOFT.CONCAT([.$A6];&quot;: &quot;;[.K6]);&quot;&quot;)">
            <text:p/>
          </table:table-cell>
          <table:table-cell table:style-name="ce42" table:formula="of:=IF([.L6]&lt;&gt;&quot;&quot;;COM.MICROSOFT.CONCAT([.$A6];&quot;: &quot;;[.L6]);&quot;&quot;)">
            <text:p/>
          </table:table-cell>
          <table:table-cell table:style-name="ce42" table:formula="of:=IF([.M6]&lt;&gt;&quot;&quot;;COM.MICROSOFT.CONCAT([.$A6];&quot;: &quot;;[.M6]);&quot;&quot;)">
            <text:p/>
          </table:table-cell>
          <table:table-cell table:style-name="ce42" table:formula="of:=IF([.N6]&lt;&gt;&quot;&quot;;COM.MICROSOFT.CONCAT([.$A6];&quot;: &quot;;[.N6]);&quot;&quot;)">
            <text:p/>
          </table:table-cell>
          <table:table-cell table:style-name="ce42" table:formula="of:=IF([.O6]&lt;&gt;&quot;&quot;;COM.MICROSOFT.CONCAT([.$A6];&quot;: &quot;;[.O6]);&quot;&quot;)">
            <text:p/>
          </table:table-cell>
          <table:table-cell table:style-name="ce42" table:formula="of:=IF([.P6]&lt;&gt;&quot;&quot;;COM.MICROSOFT.CONCAT([.$A6];&quot;: &quot;;[.P6]);&quot;&quot;)">
            <text:p/>
          </table:table-cell>
          <table:table-cell table:style-name="ce42" table:formula="of:=IF([.Q6]&lt;&gt;&quot;&quot;;COM.MICROSOFT.CONCAT([.$A6];&quot;: &quot;;[.Q6]);&quot;&quot;)">
            <text:p/>
          </table:table-cell>
          <table:table-cell table:style-name="ce42" table:formula="of:=IF([.R6]&lt;&gt;&quot;&quot;;COM.MICROSOFT.CONCAT([.$A6];&quot;: &quot;;[.R6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7]&lt;&gt;&quot;&quot;;COM.MICROSOFT.CONCAT(&quot; - &quot;;[.$A7];&quot;: &quot;;[.C7]);&quot;&quot;)">
            <text:p/>
          </table:table-cell>
          <table:table-cell table:style-name="ce41" table:formula="of:=IF([.D7]&lt;&gt;&quot;&quot;;COM.MICROSOFT.CONCAT(&quot; - &quot;;[.$A7];&quot;: &quot;;[.D7]);&quot;&quot;)" office:value-type="string" office:string-value=" - steam-engine: 1" calcext:value-type="string">
            <text:p><text:s/>- steam-engine: 1</text:p>
          </table:table-cell>
          <table:table-cell table:style-name="ce41" table:formula="of:=IF([.E7]&lt;&gt;&quot;&quot;;COM.MICROSOFT.CONCAT(&quot; - &quot;;[.$A7];&quot;: &quot;;[.E7]);&quot;&quot;)" office:value-type="string" office:string-value=" - steam-engine: 10" calcext:value-type="string">
            <text:p><text:s/>- steam-engine: 10</text:p>
          </table:table-cell>
          <table:table-cell table:style-name="ce41" table:formula="of:=IF([.F7]&lt;&gt;&quot;&quot;;COM.MICROSOFT.CONCAT(&quot; - &quot;;[.$A7];&quot;: &quot;;[.F7]);&quot;&quot;)" office:value-type="string" office:string-value=" - steam-engine: 30" calcext:value-type="string">
            <text:p><text:s/>- steam-engine: 30</text:p>
          </table:table-cell>
          <table:table-cell table:style-name="ce41" table:formula="of:=IF([.G7]&lt;&gt;&quot;&quot;;COM.MICROSOFT.CONCAT(&quot; - &quot;;[.$A7];&quot;: &quot;;[.G7]);&quot;&quot;)" office:value-type="string" office:string-value=" - steam-engine: 74" calcext:value-type="string">
            <text:p><text:s/>- steam-engine: 74</text:p>
          </table:table-cell>
          <table:table-cell table:style-name="ce41" table:formula="of:=IF([.H7]&lt;&gt;&quot;&quot;;COM.MICROSOFT.CONCAT(&quot; - &quot;;[.$A7];&quot;: &quot;;[.H7]);&quot;&quot;)">
            <text:p/>
          </table:table-cell>
          <table:table-cell table:style-name="ce41" table:formula="of:=IF([.I7]&lt;&gt;&quot;&quot;;COM.MICROSOFT.CONCAT(&quot; - &quot;;[.$A7];&quot;: &quot;;[.I7]);&quot;&quot;)">
            <text:p/>
          </table:table-cell>
          <table:table-cell table:style-name="ce41" table:formula="of:=IF([.J7]&lt;&gt;&quot;&quot;;COM.MICROSOFT.CONCAT(&quot; - &quot;;[.$A7];&quot;: &quot;;[.J7]);&quot;&quot;)">
            <text:p/>
          </table:table-cell>
          <table:table-cell table:style-name="ce42" table:formula="of:=IF([.K7]&lt;&gt;&quot;&quot;;COM.MICROSOFT.CONCAT([.$A7];&quot;: &quot;;[.K7]);&quot;&quot;)">
            <text:p/>
          </table:table-cell>
          <table:table-cell table:style-name="ce42" table:formula="of:=IF([.L7]&lt;&gt;&quot;&quot;;COM.MICROSOFT.CONCAT([.$A7];&quot;: &quot;;[.L7]);&quot;&quot;)">
            <text:p/>
          </table:table-cell>
          <table:table-cell table:style-name="ce42" table:formula="of:=IF([.M7]&lt;&gt;&quot;&quot;;COM.MICROSOFT.CONCAT([.$A7];&quot;: &quot;;[.M7]);&quot;&quot;)">
            <text:p/>
          </table:table-cell>
          <table:table-cell table:style-name="ce42" table:formula="of:=IF([.N7]&lt;&gt;&quot;&quot;;COM.MICROSOFT.CONCAT([.$A7];&quot;: &quot;;[.N7]);&quot;&quot;)">
            <text:p/>
          </table:table-cell>
          <table:table-cell table:style-name="ce42" table:formula="of:=IF([.O7]&lt;&gt;&quot;&quot;;COM.MICROSOFT.CONCAT([.$A7];&quot;: &quot;;[.O7]);&quot;&quot;)">
            <text:p/>
          </table:table-cell>
          <table:table-cell table:style-name="ce42" table:formula="of:=IF([.P7]&lt;&gt;&quot;&quot;;COM.MICROSOFT.CONCAT([.$A7];&quot;: &quot;;[.P7]);&quot;&quot;)">
            <text:p/>
          </table:table-cell>
          <table:table-cell table:style-name="ce42" table:formula="of:=IF([.Q7]&lt;&gt;&quot;&quot;;COM.MICROSOFT.CONCAT([.$A7];&quot;: &quot;;[.Q7]);&quot;&quot;)">
            <text:p/>
          </table:table-cell>
          <table:table-cell table:style-name="ce42" table:formula="of:=IF([.R7]&lt;&gt;&quot;&quot;;COM.MICROSOFT.CONCAT([.$A7];&quot;: &quot;;[.R7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8]&lt;&gt;&quot;&quot;;COM.MICROSOFT.CONCAT(&quot; - &quot;;[.$A8];&quot;: &quot;;[.C8]);&quot;&quot;)">
            <text:p/>
          </table:table-cell>
          <table:table-cell table:style-name="ce41" table:formula="of:=IF([.D8]&lt;&gt;&quot;&quot;;COM.MICROSOFT.CONCAT(&quot; - &quot;;[.$A8];&quot;: &quot;;[.D8]);&quot;&quot;)" office:value-type="string" office:string-value=" - pump: 6" calcext:value-type="string">
            <text:p><text:s/>- pump: 6</text:p>
          </table:table-cell>
          <table:table-cell table:style-name="ce41" table:formula="of:=IF([.E8]&lt;&gt;&quot;&quot;;COM.MICROSOFT.CONCAT(&quot; - &quot;;[.$A8];&quot;: &quot;;[.E8]);&quot;&quot;)" office:value-type="string" office:string-value=" - pump: 6" calcext:value-type="string">
            <text:p><text:s/>- pump: 6</text:p>
          </table:table-cell>
          <table:table-cell table:style-name="ce41" table:formula="of:=IF([.F8]&lt;&gt;&quot;&quot;;COM.MICROSOFT.CONCAT(&quot; - &quot;;[.$A8];&quot;: &quot;;[.F8]);&quot;&quot;)" office:value-type="string" office:string-value=" - pump: 6" calcext:value-type="string">
            <text:p><text:s/>- pump: 6</text:p>
          </table:table-cell>
          <table:table-cell table:style-name="ce41" table:formula="of:=IF([.G8]&lt;&gt;&quot;&quot;;COM.MICROSOFT.CONCAT(&quot; - &quot;;[.$A8];&quot;: &quot;;[.G8]);&quot;&quot;)" office:value-type="string" office:string-value=" - pump: 6" calcext:value-type="string">
            <text:p><text:s/>- pump: 6</text:p>
          </table:table-cell>
          <table:table-cell table:style-name="ce41" table:formula="of:=IF([.H8]&lt;&gt;&quot;&quot;;COM.MICROSOFT.CONCAT(&quot; - &quot;;[.$A8];&quot;: &quot;;[.H8]);&quot;&quot;)">
            <text:p/>
          </table:table-cell>
          <table:table-cell table:style-name="ce41" table:formula="of:=IF([.I8]&lt;&gt;&quot;&quot;;COM.MICROSOFT.CONCAT(&quot; - &quot;;[.$A8];&quot;: &quot;;[.I8]);&quot;&quot;)">
            <text:p/>
          </table:table-cell>
          <table:table-cell table:style-name="ce41" table:formula="of:=IF([.J8]&lt;&gt;&quot;&quot;;COM.MICROSOFT.CONCAT(&quot; - &quot;;[.$A8];&quot;: &quot;;[.J8]);&quot;&quot;)">
            <text:p/>
          </table:table-cell>
          <table:table-cell table:style-name="ce42" table:formula="of:=IF([.K8]&lt;&gt;&quot;&quot;;COM.MICROSOFT.CONCAT([.$A8];&quot;: &quot;;[.K8]);&quot;&quot;)">
            <text:p/>
          </table:table-cell>
          <table:table-cell table:style-name="ce42" table:formula="of:=IF([.L8]&lt;&gt;&quot;&quot;;COM.MICROSOFT.CONCAT([.$A8];&quot;: &quot;;[.L8]);&quot;&quot;)">
            <text:p/>
          </table:table-cell>
          <table:table-cell table:style-name="ce42" table:formula="of:=IF([.M8]&lt;&gt;&quot;&quot;;COM.MICROSOFT.CONCAT([.$A8];&quot;: &quot;;[.M8]);&quot;&quot;)">
            <text:p/>
          </table:table-cell>
          <table:table-cell table:style-name="ce42" table:formula="of:=IF([.N8]&lt;&gt;&quot;&quot;;COM.MICROSOFT.CONCAT([.$A8];&quot;: &quot;;[.N8]);&quot;&quot;)">
            <text:p/>
          </table:table-cell>
          <table:table-cell table:style-name="ce42" table:formula="of:=IF([.O8]&lt;&gt;&quot;&quot;;COM.MICROSOFT.CONCAT([.$A8];&quot;: &quot;;[.O8]);&quot;&quot;)">
            <text:p/>
          </table:table-cell>
          <table:table-cell table:style-name="ce42" table:formula="of:=IF([.P8]&lt;&gt;&quot;&quot;;COM.MICROSOFT.CONCAT([.$A8];&quot;: &quot;;[.P8]);&quot;&quot;)">
            <text:p/>
          </table:table-cell>
          <table:table-cell table:style-name="ce42" table:formula="of:=IF([.Q8]&lt;&gt;&quot;&quot;;COM.MICROSOFT.CONCAT([.$A8];&quot;: &quot;;[.Q8]);&quot;&quot;)">
            <text:p/>
          </table:table-cell>
          <table:table-cell table:style-name="ce42" table:formula="of:=IF([.R8]&lt;&gt;&quot;&quot;;COM.MICROSOFT.CONCAT([.$A8];&quot;: &quot;;[.R8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9]&lt;&gt;&quot;&quot;;COM.MICROSOFT.CONCAT(&quot; - &quot;;[.$A9];&quot;: &quot;;[.C9]);&quot;&quot;)">
            <text:p/>
          </table:table-cell>
          <table:table-cell table:style-name="ce41" table:formula="of:=IF([.D9]&lt;&gt;&quot;&quot;;COM.MICROSOFT.CONCAT(&quot; - &quot;;[.$A9];&quot;: &quot;;[.D9]);&quot;&quot;)" office:value-type="string" office:string-value=" - electric-mining-drill: 1" calcext:value-type="string">
            <text:p><text:s/>- electric-mining-drill: 1</text:p>
          </table:table-cell>
          <table:table-cell table:style-name="ce41" table:formula="of:=IF([.E9]&lt;&gt;&quot;&quot;;COM.MICROSOFT.CONCAT(&quot; - &quot;;[.$A9];&quot;: &quot;;[.E9]);&quot;&quot;)" office:value-type="string" office:string-value=" - electric-mining-drill: 58" calcext:value-type="string">
            <text:p><text:s/>- electric-mining-drill: 58</text:p>
          </table:table-cell>
          <table:table-cell table:style-name="ce41" table:formula="of:=IF([.F9]&lt;&gt;&quot;&quot;;COM.MICROSOFT.CONCAT(&quot; - &quot;;[.$A9];&quot;: &quot;;[.F9]);&quot;&quot;)" office:value-type="string" office:string-value=" - electric-mining-drill: 84" calcext:value-type="string">
            <text:p><text:s/>- electric-mining-drill: 84</text:p>
          </table:table-cell>
          <table:table-cell table:style-name="ce41" table:formula="of:=IF([.G9]&lt;&gt;&quot;&quot;;COM.MICROSOFT.CONCAT(&quot; - &quot;;[.$A9];&quot;: &quot;;[.G9]);&quot;&quot;)" office:value-type="string" office:string-value=" - electric-mining-drill: 312" calcext:value-type="string">
            <text:p><text:s/>- electric-mining-drill: 312</text:p>
          </table:table-cell>
          <table:table-cell table:style-name="ce41" table:formula="of:=IF([.H9]&lt;&gt;&quot;&quot;;COM.MICROSOFT.CONCAT(&quot; - &quot;;[.$A9];&quot;: &quot;;[.H9]);&quot;&quot;)">
            <text:p/>
          </table:table-cell>
          <table:table-cell table:style-name="ce41" table:formula="of:=IF([.I9]&lt;&gt;&quot;&quot;;COM.MICROSOFT.CONCAT(&quot; - &quot;;[.$A9];&quot;: &quot;;[.I9]);&quot;&quot;)">
            <text:p/>
          </table:table-cell>
          <table:table-cell table:style-name="ce41" table:formula="of:=IF([.J9]&lt;&gt;&quot;&quot;;COM.MICROSOFT.CONCAT(&quot; - &quot;;[.$A9];&quot;: &quot;;[.J9]);&quot;&quot;)">
            <text:p/>
          </table:table-cell>
          <table:table-cell table:style-name="ce42" table:formula="of:=IF([.K9]&lt;&gt;&quot;&quot;;COM.MICROSOFT.CONCAT([.$A9];&quot;: &quot;;[.K9]);&quot;&quot;)">
            <text:p/>
          </table:table-cell>
          <table:table-cell table:style-name="ce42" table:formula="of:=IF([.L9]&lt;&gt;&quot;&quot;;COM.MICROSOFT.CONCAT([.$A9];&quot;: &quot;;[.L9]);&quot;&quot;)">
            <text:p/>
          </table:table-cell>
          <table:table-cell table:style-name="ce42" table:formula="of:=IF([.M9]&lt;&gt;&quot;&quot;;COM.MICROSOFT.CONCAT([.$A9];&quot;: &quot;;[.M9]);&quot;&quot;)">
            <text:p/>
          </table:table-cell>
          <table:table-cell table:style-name="ce42" table:formula="of:=IF([.N9]&lt;&gt;&quot;&quot;;COM.MICROSOFT.CONCAT([.$A9];&quot;: &quot;;[.N9]);&quot;&quot;)">
            <text:p/>
          </table:table-cell>
          <table:table-cell table:style-name="ce42" table:formula="of:=IF([.O9]&lt;&gt;&quot;&quot;;COM.MICROSOFT.CONCAT([.$A9];&quot;: &quot;;[.O9]);&quot;&quot;)">
            <text:p/>
          </table:table-cell>
          <table:table-cell table:style-name="ce42" table:formula="of:=IF([.P9]&lt;&gt;&quot;&quot;;COM.MICROSOFT.CONCAT([.$A9];&quot;: &quot;;[.P9]);&quot;&quot;)">
            <text:p/>
          </table:table-cell>
          <table:table-cell table:style-name="ce42" table:formula="of:=IF([.Q9]&lt;&gt;&quot;&quot;;COM.MICROSOFT.CONCAT([.$A9];&quot;: &quot;;[.Q9]);&quot;&quot;)">
            <text:p/>
          </table:table-cell>
          <table:table-cell table:style-name="ce42" table:formula="of:=IF([.R9]&lt;&gt;&quot;&quot;;COM.MICROSOFT.CONCAT([.$A9];&quot;: &quot;;[.R9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10]&lt;&gt;&quot;&quot;;COM.MICROSOFT.CONCAT(&quot; - &quot;;[.$A10];&quot;: &quot;;[.C10]);&quot;&quot;)">
            <text:p/>
          </table:table-cell>
          <table:table-cell table:style-name="ce41" table:formula="of:=IF([.D10]&lt;&gt;&quot;&quot;;COM.MICROSOFT.CONCAT(&quot; - &quot;;[.$A10];&quot;: &quot;;[.D10]);&quot;&quot;)" office:value-type="string" office:string-value=" - small-electric-pole: 14" calcext:value-type="string">
            <text:p><text:s/>- small-electric-pole: 14</text:p>
          </table:table-cell>
          <table:table-cell table:style-name="ce41" table:formula="of:=IF([.E10]&lt;&gt;&quot;&quot;;COM.MICROSOFT.CONCAT(&quot; - &quot;;[.$A10];&quot;: &quot;;[.E10]);&quot;&quot;)" office:value-type="string" office:string-value=" - small-electric-pole: 84" calcext:value-type="string">
            <text:p><text:s/>- small-electric-pole: 84</text:p>
          </table:table-cell>
          <table:table-cell table:style-name="ce41" table:formula="of:=IF([.F10]&lt;&gt;&quot;&quot;;COM.MICROSOFT.CONCAT(&quot; - &quot;;[.$A10];&quot;: &quot;;[.F10]);&quot;&quot;)" office:value-type="string" office:string-value=" - small-electric-pole: 151" calcext:value-type="string">
            <text:p><text:s/>- small-electric-pole: 151</text:p>
          </table:table-cell>
          <table:table-cell table:style-name="ce41" table:formula="of:=IF([.G10]&lt;&gt;&quot;&quot;;COM.MICROSOFT.CONCAT(&quot; - &quot;;[.$A10];&quot;: &quot;;[.G10]);&quot;&quot;)" office:value-type="string" office:string-value=" - small-electric-pole: 449" calcext:value-type="string">
            <text:p><text:s/>- small-electric-pole: 449</text:p>
          </table:table-cell>
          <table:table-cell table:style-name="ce41" table:formula="of:=IF([.H10]&lt;&gt;&quot;&quot;;COM.MICROSOFT.CONCAT(&quot; - &quot;;[.$A10];&quot;: &quot;;[.H10]);&quot;&quot;)">
            <text:p/>
          </table:table-cell>
          <table:table-cell table:style-name="ce41" table:formula="of:=IF([.I10]&lt;&gt;&quot;&quot;;COM.MICROSOFT.CONCAT(&quot; - &quot;;[.$A10];&quot;: &quot;;[.I10]);&quot;&quot;)">
            <text:p/>
          </table:table-cell>
          <table:table-cell table:style-name="ce41" table:formula="of:=IF([.J10]&lt;&gt;&quot;&quot;;COM.MICROSOFT.CONCAT(&quot; - &quot;;[.$A10];&quot;: &quot;;[.J10]);&quot;&quot;)">
            <text:p/>
          </table:table-cell>
          <table:table-cell table:style-name="ce42" table:formula="of:=IF([.K10]&lt;&gt;&quot;&quot;;COM.MICROSOFT.CONCAT([.$A10];&quot;: &quot;;[.K10]);&quot;&quot;)">
            <text:p/>
          </table:table-cell>
          <table:table-cell table:style-name="ce42" table:formula="of:=IF([.L10]&lt;&gt;&quot;&quot;;COM.MICROSOFT.CONCAT([.$A10];&quot;: &quot;;[.L10]);&quot;&quot;)">
            <text:p/>
          </table:table-cell>
          <table:table-cell table:style-name="ce42" table:formula="of:=IF([.M10]&lt;&gt;&quot;&quot;;COM.MICROSOFT.CONCAT([.$A10];&quot;: &quot;;[.M10]);&quot;&quot;)">
            <text:p/>
          </table:table-cell>
          <table:table-cell table:style-name="ce42" table:formula="of:=IF([.N10]&lt;&gt;&quot;&quot;;COM.MICROSOFT.CONCAT([.$A10];&quot;: &quot;;[.N10]);&quot;&quot;)">
            <text:p/>
          </table:table-cell>
          <table:table-cell table:style-name="ce42" table:formula="of:=IF([.O10]&lt;&gt;&quot;&quot;;COM.MICROSOFT.CONCAT([.$A10];&quot;: &quot;;[.O10]);&quot;&quot;)">
            <text:p/>
          </table:table-cell>
          <table:table-cell table:style-name="ce42" table:formula="of:=IF([.P10]&lt;&gt;&quot;&quot;;COM.MICROSOFT.CONCAT([.$A10];&quot;: &quot;;[.P10]);&quot;&quot;)">
            <text:p/>
          </table:table-cell>
          <table:table-cell table:style-name="ce42" table:formula="of:=IF([.Q10]&lt;&gt;&quot;&quot;;COM.MICROSOFT.CONCAT([.$A10];&quot;: &quot;;[.Q10]);&quot;&quot;)">
            <text:p/>
          </table:table-cell>
          <table:table-cell table:style-name="ce42" table:formula="of:=IF([.R10]&lt;&gt;&quot;&quot;;COM.MICROSOFT.CONCAT([.$A10];&quot;: &quot;;[.R10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11]&lt;&gt;&quot;&quot;;COM.MICROSOFT.CONCAT(&quot; - &quot;;[.$A11];&quot;: &quot;;[.C11]);&quot;&quot;)">
            <text:p/>
          </table:table-cell>
          <table:table-cell table:style-name="ce41" table:formula="of:=IF([.D11]&lt;&gt;&quot;&quot;;COM.MICROSOFT.CONCAT(&quot; - &quot;;[.$A11];&quot;: &quot;;[.D11]);&quot;&quot;)" office:value-type="string" office:string-value=" - lab: 1" calcext:value-type="string">
            <text:p><text:s/>- lab: 1</text:p>
          </table:table-cell>
          <table:table-cell table:style-name="ce41" table:formula="of:=IF([.E11]&lt;&gt;&quot;&quot;;COM.MICROSOFT.CONCAT(&quot; - &quot;;[.$A11];&quot;: &quot;;[.E11]);&quot;&quot;)" office:value-type="string" office:string-value=" - lab: 3" calcext:value-type="string">
            <text:p><text:s/>- lab: 3</text:p>
          </table:table-cell>
          <table:table-cell table:style-name="ce41" table:formula="of:=IF([.F11]&lt;&gt;&quot;&quot;;COM.MICROSOFT.CONCAT(&quot; - &quot;;[.$A11];&quot;: &quot;;[.F11]);&quot;&quot;)" office:value-type="string" office:string-value=" - lab: 36" calcext:value-type="string">
            <text:p><text:s/>- lab: 36</text:p>
          </table:table-cell>
          <table:table-cell table:style-name="ce41" table:formula="of:=IF([.G11]&lt;&gt;&quot;&quot;;COM.MICROSOFT.CONCAT(&quot; - &quot;;[.$A11];&quot;: &quot;;[.G11]);&quot;&quot;)" office:value-type="string" office:string-value=" - lab: 36" calcext:value-type="string">
            <text:p><text:s/>- lab: 36</text:p>
          </table:table-cell>
          <table:table-cell table:style-name="ce41" table:formula="of:=IF([.H11]&lt;&gt;&quot;&quot;;COM.MICROSOFT.CONCAT(&quot; - &quot;;[.$A11];&quot;: &quot;;[.H11]);&quot;&quot;)">
            <text:p/>
          </table:table-cell>
          <table:table-cell table:style-name="ce41" table:formula="of:=IF([.I11]&lt;&gt;&quot;&quot;;COM.MICROSOFT.CONCAT(&quot; - &quot;;[.$A11];&quot;: &quot;;[.I11]);&quot;&quot;)">
            <text:p/>
          </table:table-cell>
          <table:table-cell table:style-name="ce41" table:formula="of:=IF([.J11]&lt;&gt;&quot;&quot;;COM.MICROSOFT.CONCAT(&quot; - &quot;;[.$A11];&quot;: &quot;;[.J11]);&quot;&quot;)">
            <text:p/>
          </table:table-cell>
          <table:table-cell table:style-name="ce42" table:formula="of:=IF([.K11]&lt;&gt;&quot;&quot;;COM.MICROSOFT.CONCAT([.$A11];&quot;: &quot;;[.K11]);&quot;&quot;)">
            <text:p/>
          </table:table-cell>
          <table:table-cell table:style-name="ce42" table:formula="of:=IF([.L11]&lt;&gt;&quot;&quot;;COM.MICROSOFT.CONCAT([.$A11];&quot;: &quot;;[.L11]);&quot;&quot;)">
            <text:p/>
          </table:table-cell>
          <table:table-cell table:style-name="ce42" table:formula="of:=IF([.M11]&lt;&gt;&quot;&quot;;COM.MICROSOFT.CONCAT([.$A11];&quot;: &quot;;[.M11]);&quot;&quot;)">
            <text:p/>
          </table:table-cell>
          <table:table-cell table:style-name="ce42" table:formula="of:=IF([.N11]&lt;&gt;&quot;&quot;;COM.MICROSOFT.CONCAT([.$A11];&quot;: &quot;;[.N11]);&quot;&quot;)">
            <text:p/>
          </table:table-cell>
          <table:table-cell table:style-name="ce42" table:formula="of:=IF([.O11]&lt;&gt;&quot;&quot;;COM.MICROSOFT.CONCAT([.$A11];&quot;: &quot;;[.O11]);&quot;&quot;)">
            <text:p/>
          </table:table-cell>
          <table:table-cell table:style-name="ce42" table:formula="of:=IF([.P11]&lt;&gt;&quot;&quot;;COM.MICROSOFT.CONCAT([.$A11];&quot;: &quot;;[.P11]);&quot;&quot;)">
            <text:p/>
          </table:table-cell>
          <table:table-cell table:style-name="ce42" table:formula="of:=IF([.Q11]&lt;&gt;&quot;&quot;;COM.MICROSOFT.CONCAT([.$A11];&quot;: &quot;;[.Q11]);&quot;&quot;)">
            <text:p/>
          </table:table-cell>
          <table:table-cell table:style-name="ce42" table:formula="of:=IF([.R11]&lt;&gt;&quot;&quot;;COM.MICROSOFT.CONCAT([.$A11];&quot;: &quot;;[.R11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12]&lt;&gt;&quot;&quot;;COM.MICROSOFT.CONCAT(&quot; - &quot;;[.$A12];&quot;: &quot;;[.C12]);&quot;&quot;)">
            <text:p/>
          </table:table-cell>
          <table:table-cell table:style-name="ce41" table:formula="of:=IF([.D12]&lt;&gt;&quot;&quot;;COM.MICROSOFT.CONCAT(&quot; - &quot;;[.$A12];&quot;: &quot;;[.D12]);&quot;&quot;)" office:value-type="string" office:string-value=" - pipe: 5" calcext:value-type="string">
            <text:p><text:s/>- pipe: 5</text:p>
          </table:table-cell>
          <table:table-cell table:style-name="ce41" table:formula="of:=IF([.E12]&lt;&gt;&quot;&quot;;COM.MICROSOFT.CONCAT(&quot; - &quot;;[.$A12];&quot;: &quot;;[.E12]);&quot;&quot;)" office:value-type="string" office:string-value=" - pipe: 9" calcext:value-type="string">
            <text:p><text:s/>- pipe: 9</text:p>
          </table:table-cell>
          <table:table-cell table:style-name="ce41" table:formula="of:=IF([.F12]&lt;&gt;&quot;&quot;;COM.MICROSOFT.CONCAT(&quot; - &quot;;[.$A12];&quot;: &quot;;[.F12]);&quot;&quot;)" office:value-type="string" office:string-value=" - pipe: 19" calcext:value-type="string">
            <text:p><text:s/>- pipe: 19</text:p>
          </table:table-cell>
          <table:table-cell table:style-name="ce41" table:formula="of:=IF([.G12]&lt;&gt;&quot;&quot;;COM.MICROSOFT.CONCAT(&quot; - &quot;;[.$A12];&quot;: &quot;;[.G12]);&quot;&quot;)" office:value-type="string" office:string-value=" - pipe: 185" calcext:value-type="string">
            <text:p><text:s/>- pipe: 185</text:p>
          </table:table-cell>
          <table:table-cell table:style-name="ce41" table:formula="of:=IF([.H12]&lt;&gt;&quot;&quot;;COM.MICROSOFT.CONCAT(&quot; - &quot;;[.$A12];&quot;: &quot;;[.H12]);&quot;&quot;)">
            <text:p/>
          </table:table-cell>
          <table:table-cell table:style-name="ce41" table:formula="of:=IF([.I12]&lt;&gt;&quot;&quot;;COM.MICROSOFT.CONCAT(&quot; - &quot;;[.$A12];&quot;: &quot;;[.I12]);&quot;&quot;)">
            <text:p/>
          </table:table-cell>
          <table:table-cell table:style-name="ce41" table:formula="of:=IF([.J12]&lt;&gt;&quot;&quot;;COM.MICROSOFT.CONCAT(&quot; - &quot;;[.$A12];&quot;: &quot;;[.J12]);&quot;&quot;)">
            <text:p/>
          </table:table-cell>
          <table:table-cell table:style-name="ce42" table:formula="of:=IF([.K12]&lt;&gt;&quot;&quot;;COM.MICROSOFT.CONCAT([.$A12];&quot;: &quot;;[.K12]);&quot;&quot;)">
            <text:p/>
          </table:table-cell>
          <table:table-cell table:style-name="ce42" table:formula="of:=IF([.L12]&lt;&gt;&quot;&quot;;COM.MICROSOFT.CONCAT([.$A12];&quot;: &quot;;[.L12]);&quot;&quot;)">
            <text:p/>
          </table:table-cell>
          <table:table-cell table:style-name="ce42" table:formula="of:=IF([.M12]&lt;&gt;&quot;&quot;;COM.MICROSOFT.CONCAT([.$A12];&quot;: &quot;;[.M12]);&quot;&quot;)">
            <text:p/>
          </table:table-cell>
          <table:table-cell table:style-name="ce42" table:formula="of:=IF([.N12]&lt;&gt;&quot;&quot;;COM.MICROSOFT.CONCAT([.$A12];&quot;: &quot;;[.N12]);&quot;&quot;)">
            <text:p/>
          </table:table-cell>
          <table:table-cell table:style-name="ce42" table:formula="of:=IF([.O12]&lt;&gt;&quot;&quot;;COM.MICROSOFT.CONCAT([.$A12];&quot;: &quot;;[.O12]);&quot;&quot;)">
            <text:p/>
          </table:table-cell>
          <table:table-cell table:style-name="ce42" table:formula="of:=IF([.P12]&lt;&gt;&quot;&quot;;COM.MICROSOFT.CONCAT([.$A12];&quot;: &quot;;[.P12]);&quot;&quot;)">
            <text:p/>
          </table:table-cell>
          <table:table-cell table:style-name="ce42" table:formula="of:=IF([.Q12]&lt;&gt;&quot;&quot;;COM.MICROSOFT.CONCAT([.$A12];&quot;: &quot;;[.Q12]);&quot;&quot;)">
            <text:p/>
          </table:table-cell>
          <table:table-cell table:style-name="ce42" table:formula="of:=IF([.R12]&lt;&gt;&quot;&quot;;COM.MICROSOFT.CONCAT([.$A12];&quot;: &quot;;[.R12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13]&lt;&gt;&quot;&quot;;COM.MICROSOFT.CONCAT(&quot; - &quot;;[.$A13];&quot;: &quot;;[.C13]);&quot;&quot;)">
            <text:p/>
          </table:table-cell>
          <table:table-cell table:style-name="ce41" table:formula="of:=IF([.D13]&lt;&gt;&quot;&quot;;COM.MICROSOFT.CONCAT(&quot; - &quot;;[.$A13];&quot;: &quot;;[.D13]);&quot;&quot;)">
            <text:p/>
          </table:table-cell>
          <table:table-cell table:style-name="ce41" table:formula="of:=IF([.E13]&lt;&gt;&quot;&quot;;COM.MICROSOFT.CONCAT(&quot; - &quot;;[.$A13];&quot;: &quot;;[.E13]);&quot;&quot;)" office:value-type="string" office:string-value=" - pipe-to-ground: 2" calcext:value-type="string">
            <text:p><text:s/>- pipe-to-ground: 2</text:p>
          </table:table-cell>
          <table:table-cell table:style-name="ce41" table:formula="of:=IF([.F13]&lt;&gt;&quot;&quot;;COM.MICROSOFT.CONCAT(&quot; - &quot;;[.$A13];&quot;: &quot;;[.F13]);&quot;&quot;)" office:value-type="string" office:string-value=" - pipe-to-ground: 4" calcext:value-type="string">
            <text:p><text:s/>- pipe-to-ground: 4</text:p>
          </table:table-cell>
          <table:table-cell table:style-name="ce41" table:formula="of:=IF([.G13]&lt;&gt;&quot;&quot;;COM.MICROSOFT.CONCAT(&quot; - &quot;;[.$A13];&quot;: &quot;;[.G13]);&quot;&quot;)" office:value-type="string" office:string-value=" - pipe-to-ground: 71" calcext:value-type="string">
            <text:p><text:s/>- pipe-to-ground: 71</text:p>
          </table:table-cell>
          <table:table-cell table:style-name="ce41" table:formula="of:=IF([.H13]&lt;&gt;&quot;&quot;;COM.MICROSOFT.CONCAT(&quot; - &quot;;[.$A13];&quot;: &quot;;[.H13]);&quot;&quot;)">
            <text:p/>
          </table:table-cell>
          <table:table-cell table:style-name="ce41" table:formula="of:=IF([.I13]&lt;&gt;&quot;&quot;;COM.MICROSOFT.CONCAT(&quot; - &quot;;[.$A13];&quot;: &quot;;[.I13]);&quot;&quot;)">
            <text:p/>
          </table:table-cell>
          <table:table-cell table:style-name="ce41" table:formula="of:=IF([.J13]&lt;&gt;&quot;&quot;;COM.MICROSOFT.CONCAT(&quot; - &quot;;[.$A13];&quot;: &quot;;[.J13]);&quot;&quot;)">
            <text:p/>
          </table:table-cell>
          <table:table-cell table:style-name="ce42" table:formula="of:=IF([.K13]&lt;&gt;&quot;&quot;;COM.MICROSOFT.CONCAT([.$A13];&quot;: &quot;;[.K13]);&quot;&quot;)">
            <text:p/>
          </table:table-cell>
          <table:table-cell table:style-name="ce42" table:formula="of:=IF([.L13]&lt;&gt;&quot;&quot;;COM.MICROSOFT.CONCAT([.$A13];&quot;: &quot;;[.L13]);&quot;&quot;)">
            <text:p/>
          </table:table-cell>
          <table:table-cell table:style-name="ce42" table:formula="of:=IF([.M13]&lt;&gt;&quot;&quot;;COM.MICROSOFT.CONCAT([.$A13];&quot;: &quot;;[.M13]);&quot;&quot;)">
            <text:p/>
          </table:table-cell>
          <table:table-cell table:style-name="ce42" table:formula="of:=IF([.N13]&lt;&gt;&quot;&quot;;COM.MICROSOFT.CONCAT([.$A13];&quot;: &quot;;[.N13]);&quot;&quot;)">
            <text:p/>
          </table:table-cell>
          <table:table-cell table:style-name="ce42" table:formula="of:=IF([.O13]&lt;&gt;&quot;&quot;;COM.MICROSOFT.CONCAT([.$A13];&quot;: &quot;;[.O13]);&quot;&quot;)">
            <text:p/>
          </table:table-cell>
          <table:table-cell table:style-name="ce42" table:formula="of:=IF([.P13]&lt;&gt;&quot;&quot;;COM.MICROSOFT.CONCAT([.$A13];&quot;: &quot;;[.P13]);&quot;&quot;)">
            <text:p/>
          </table:table-cell>
          <table:table-cell table:style-name="ce42" table:formula="of:=IF([.Q13]&lt;&gt;&quot;&quot;;COM.MICROSOFT.CONCAT([.$A13];&quot;: &quot;;[.Q13]);&quot;&quot;)">
            <text:p/>
          </table:table-cell>
          <table:table-cell table:style-name="ce42" table:formula="of:=IF([.R13]&lt;&gt;&quot;&quot;;COM.MICROSOFT.CONCAT([.$A13];&quot;: &quot;;[.R13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14]&lt;&gt;&quot;&quot;;COM.MICROSOFT.CONCAT(&quot; - &quot;;[.$A14];&quot;: &quot;;[.C14]);&quot;&quot;)">
            <text:p/>
          </table:table-cell>
          <table:table-cell table:style-name="ce41" table:formula="of:=IF([.D14]&lt;&gt;&quot;&quot;;COM.MICROSOFT.CONCAT(&quot; - &quot;;[.$A14];&quot;: &quot;;[.D14]);&quot;&quot;)">
            <text:p/>
          </table:table-cell>
          <table:table-cell table:style-name="ce41" table:formula="of:=IF([.E14]&lt;&gt;&quot;&quot;;COM.MICROSOFT.CONCAT(&quot; - &quot;;[.$A14];&quot;: &quot;;[.E14]);&quot;&quot;)" office:value-type="string" office:string-value=" - assembling-machine-1: 34" calcext:value-type="string">
            <text:p><text:s/>- assembling-machine-1: 34</text:p>
          </table:table-cell>
          <table:table-cell table:style-name="ce41" table:formula="of:=IF([.F14]&lt;&gt;&quot;&quot;;COM.MICROSOFT.CONCAT(&quot; - &quot;;[.$A14];&quot;: &quot;;[.F14]);&quot;&quot;)" office:value-type="string" office:string-value=" - assembling-machine-1: 63" calcext:value-type="string">
            <text:p><text:s/>- assembling-machine-1: 63</text:p>
          </table:table-cell>
          <table:table-cell table:style-name="ce41" table:formula="of:=IF([.G14]&lt;&gt;&quot;&quot;;COM.MICROSOFT.CONCAT(&quot; - &quot;;[.$A14];&quot;: &quot;;[.G14]);&quot;&quot;)" office:value-type="string" office:string-value=" - assembling-machine-1: 26" calcext:value-type="string">
            <text:p><text:s/>- assembling-machine-1: 26</text:p>
          </table:table-cell>
          <table:table-cell table:style-name="ce41" table:formula="of:=IF([.H14]&lt;&gt;&quot;&quot;;COM.MICROSOFT.CONCAT(&quot; - &quot;;[.$A14];&quot;: &quot;;[.H14]);&quot;&quot;)">
            <text:p/>
          </table:table-cell>
          <table:table-cell table:style-name="ce41" table:formula="of:=IF([.I14]&lt;&gt;&quot;&quot;;COM.MICROSOFT.CONCAT(&quot; - &quot;;[.$A14];&quot;: &quot;;[.I14]);&quot;&quot;)">
            <text:p/>
          </table:table-cell>
          <table:table-cell table:style-name="ce41" table:formula="of:=IF([.J14]&lt;&gt;&quot;&quot;;COM.MICROSOFT.CONCAT(&quot; - &quot;;[.$A14];&quot;: &quot;;[.J14]);&quot;&quot;)">
            <text:p/>
          </table:table-cell>
          <table:table-cell table:style-name="ce42" table:formula="of:=IF([.K14]&lt;&gt;&quot;&quot;;COM.MICROSOFT.CONCAT([.$A14];&quot;: &quot;;[.K14]);&quot;&quot;)">
            <text:p/>
          </table:table-cell>
          <table:table-cell table:style-name="ce42" table:formula="of:=IF([.L14]&lt;&gt;&quot;&quot;;COM.MICROSOFT.CONCAT([.$A14];&quot;: &quot;;[.L14]);&quot;&quot;)">
            <text:p/>
          </table:table-cell>
          <table:table-cell table:style-name="ce42" table:formula="of:=IF([.M14]&lt;&gt;&quot;&quot;;COM.MICROSOFT.CONCAT([.$A14];&quot;: &quot;;[.M14]);&quot;&quot;)">
            <text:p/>
          </table:table-cell>
          <table:table-cell table:style-name="ce42" table:formula="of:=IF([.N14]&lt;&gt;&quot;&quot;;COM.MICROSOFT.CONCAT([.$A14];&quot;: &quot;;[.N14]);&quot;&quot;)">
            <text:p/>
          </table:table-cell>
          <table:table-cell table:style-name="ce42" table:formula="of:=IF([.O14]&lt;&gt;&quot;&quot;;COM.MICROSOFT.CONCAT([.$A14];&quot;: &quot;;[.O14]);&quot;&quot;)">
            <text:p/>
          </table:table-cell>
          <table:table-cell table:style-name="ce42" table:formula="of:=IF([.P14]&lt;&gt;&quot;&quot;;COM.MICROSOFT.CONCAT([.$A14];&quot;: &quot;;[.P14]);&quot;&quot;)">
            <text:p/>
          </table:table-cell>
          <table:table-cell table:style-name="ce42" table:formula="of:=IF([.Q14]&lt;&gt;&quot;&quot;;COM.MICROSOFT.CONCAT([.$A14];&quot;: &quot;;[.Q14]);&quot;&quot;)">
            <text:p/>
          </table:table-cell>
          <table:table-cell table:style-name="ce42" table:formula="of:=IF([.R14]&lt;&gt;&quot;&quot;;COM.MICROSOFT.CONCAT([.$A14];&quot;: &quot;;[.R14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15]&lt;&gt;&quot;&quot;;COM.MICROSOFT.CONCAT(&quot; - &quot;;[.$A15];&quot;: &quot;;[.C15]);&quot;&quot;)">
            <text:p/>
          </table:table-cell>
          <table:table-cell table:style-name="ce41" table:formula="of:=IF([.D15]&lt;&gt;&quot;&quot;;COM.MICROSOFT.CONCAT(&quot; - &quot;;[.$A15];&quot;: &quot;;[.D15]);&quot;&quot;)">
            <text:p/>
          </table:table-cell>
          <table:table-cell table:style-name="ce41" table:formula="of:=IF([.E15]&lt;&gt;&quot;&quot;;COM.MICROSOFT.CONCAT(&quot; - &quot;;[.$A15];&quot;: &quot;;[.E15]);&quot;&quot;)" office:value-type="string" office:string-value=" - express-inserter: 203" calcext:value-type="string">
            <text:p><text:s/>- express-inserter: 203</text:p>
          </table:table-cell>
          <table:table-cell table:style-name="ce41" table:formula="of:=IF([.F15]&lt;&gt;&quot;&quot;;COM.MICROSOFT.CONCAT(&quot; - &quot;;[.$A15];&quot;: &quot;;[.F15]);&quot;&quot;)" office:value-type="string" office:string-value=" - express-inserter: 288" calcext:value-type="string">
            <text:p><text:s/>- express-inserter: 288</text:p>
          </table:table-cell>
          <table:table-cell table:style-name="ce41" table:formula="of:=IF([.G15]&lt;&gt;&quot;&quot;;COM.MICROSOFT.CONCAT(&quot; - &quot;;[.$A15];&quot;: &quot;;[.G15]);&quot;&quot;)" office:value-type="string" office:string-value=" - express-inserter: 683" calcext:value-type="string">
            <text:p><text:s/>- express-inserter: 683</text:p>
          </table:table-cell>
          <table:table-cell table:style-name="ce41" table:formula="of:=IF([.H15]&lt;&gt;&quot;&quot;;COM.MICROSOFT.CONCAT(&quot; - &quot;;[.$A15];&quot;: &quot;;[.H15]);&quot;&quot;)">
            <text:p/>
          </table:table-cell>
          <table:table-cell table:style-name="ce41" table:formula="of:=IF([.I15]&lt;&gt;&quot;&quot;;COM.MICROSOFT.CONCAT(&quot; - &quot;;[.$A15];&quot;: &quot;;[.I15]);&quot;&quot;)">
            <text:p/>
          </table:table-cell>
          <table:table-cell table:style-name="ce41" table:formula="of:=IF([.J15]&lt;&gt;&quot;&quot;;COM.MICROSOFT.CONCAT(&quot; - &quot;;[.$A15];&quot;: &quot;;[.J15]);&quot;&quot;)">
            <text:p/>
          </table:table-cell>
          <table:table-cell table:style-name="ce42" table:formula="of:=IF([.K15]&lt;&gt;&quot;&quot;;COM.MICROSOFT.CONCAT([.$A15];&quot;: &quot;;[.K15]);&quot;&quot;)">
            <text:p/>
          </table:table-cell>
          <table:table-cell table:style-name="ce42" table:formula="of:=IF([.L15]&lt;&gt;&quot;&quot;;COM.MICROSOFT.CONCAT([.$A15];&quot;: &quot;;[.L15]);&quot;&quot;)">
            <text:p/>
          </table:table-cell>
          <table:table-cell table:style-name="ce42" table:formula="of:=IF([.M15]&lt;&gt;&quot;&quot;;COM.MICROSOFT.CONCAT([.$A15];&quot;: &quot;;[.M15]);&quot;&quot;)">
            <text:p/>
          </table:table-cell>
          <table:table-cell table:style-name="ce42" table:formula="of:=IF([.N15]&lt;&gt;&quot;&quot;;COM.MICROSOFT.CONCAT([.$A15];&quot;: &quot;;[.N15]);&quot;&quot;)">
            <text:p/>
          </table:table-cell>
          <table:table-cell table:style-name="ce42" table:formula="of:=IF([.O15]&lt;&gt;&quot;&quot;;COM.MICROSOFT.CONCAT([.$A15];&quot;: &quot;;[.O15]);&quot;&quot;)">
            <text:p/>
          </table:table-cell>
          <table:table-cell table:style-name="ce42" table:formula="of:=IF([.P15]&lt;&gt;&quot;&quot;;COM.MICROSOFT.CONCAT([.$A15];&quot;: &quot;;[.P15]);&quot;&quot;)">
            <text:p/>
          </table:table-cell>
          <table:table-cell table:style-name="ce42" table:formula="of:=IF([.Q15]&lt;&gt;&quot;&quot;;COM.MICROSOFT.CONCAT([.$A15];&quot;: &quot;;[.Q15]);&quot;&quot;)">
            <text:p/>
          </table:table-cell>
          <table:table-cell table:style-name="ce42" table:formula="of:=IF([.R15]&lt;&gt;&quot;&quot;;COM.MICROSOFT.CONCAT([.$A15];&quot;: &quot;;[.R15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16]&lt;&gt;&quot;&quot;;COM.MICROSOFT.CONCAT(&quot; - &quot;;[.$A16];&quot;: &quot;;[.C16]);&quot;&quot;)">
            <text:p/>
          </table:table-cell>
          <table:table-cell table:style-name="ce41" table:formula="of:=IF([.D16]&lt;&gt;&quot;&quot;;COM.MICROSOFT.CONCAT(&quot; - &quot;;[.$A16];&quot;: &quot;;[.D16]);&quot;&quot;)">
            <text:p/>
          </table:table-cell>
          <table:table-cell table:style-name="ce41" table:formula="of:=IF([.E16]&lt;&gt;&quot;&quot;;COM.MICROSOFT.CONCAT(&quot; - &quot;;[.$A16];&quot;: &quot;;[.E16]);&quot;&quot;)" office:value-type="string" office:string-value=" - express-belt: 425" calcext:value-type="string">
            <text:p><text:s/>- express-belt: 425</text:p>
          </table:table-cell>
          <table:table-cell table:style-name="ce41" table:formula="of:=IF([.F16]&lt;&gt;&quot;&quot;;COM.MICROSOFT.CONCAT(&quot; - &quot;;[.$A16];&quot;: &quot;;[.F16]);&quot;&quot;)" office:value-type="string" office:string-value=" - express-belt: 754" calcext:value-type="string">
            <text:p><text:s/>- express-belt: 754</text:p>
          </table:table-cell>
          <table:table-cell table:style-name="ce41" table:formula="of:=IF([.G16]&lt;&gt;&quot;&quot;;COM.MICROSOFT.CONCAT(&quot; - &quot;;[.$A16];&quot;: &quot;;[.G16]);&quot;&quot;)" office:value-type="string" office:string-value=" - express-belt: 2600" calcext:value-type="string">
            <text:p><text:s/>- express-belt: 2600</text:p>
          </table:table-cell>
          <table:table-cell table:style-name="ce41" table:formula="of:=IF([.H16]&lt;&gt;&quot;&quot;;COM.MICROSOFT.CONCAT(&quot; - &quot;;[.$A16];&quot;: &quot;;[.H16]);&quot;&quot;)">
            <text:p/>
          </table:table-cell>
          <table:table-cell table:style-name="ce41" table:formula="of:=IF([.I16]&lt;&gt;&quot;&quot;;COM.MICROSOFT.CONCAT(&quot; - &quot;;[.$A16];&quot;: &quot;;[.I16]);&quot;&quot;)">
            <text:p/>
          </table:table-cell>
          <table:table-cell table:style-name="ce41" table:formula="of:=IF([.J16]&lt;&gt;&quot;&quot;;COM.MICROSOFT.CONCAT(&quot; - &quot;;[.$A16];&quot;: &quot;;[.J16]);&quot;&quot;)">
            <text:p/>
          </table:table-cell>
          <table:table-cell table:style-name="ce42" table:formula="of:=IF([.K16]&lt;&gt;&quot;&quot;;COM.MICROSOFT.CONCAT([.$A16];&quot;: &quot;;[.K16]);&quot;&quot;)">
            <text:p/>
          </table:table-cell>
          <table:table-cell table:style-name="ce42" table:formula="of:=IF([.L16]&lt;&gt;&quot;&quot;;COM.MICROSOFT.CONCAT([.$A16];&quot;: &quot;;[.L16]);&quot;&quot;)">
            <text:p/>
          </table:table-cell>
          <table:table-cell table:style-name="ce42" table:formula="of:=IF([.M16]&lt;&gt;&quot;&quot;;COM.MICROSOFT.CONCAT([.$A16];&quot;: &quot;;[.M16]);&quot;&quot;)">
            <text:p/>
          </table:table-cell>
          <table:table-cell table:style-name="ce42" table:formula="of:=IF([.N16]&lt;&gt;&quot;&quot;;COM.MICROSOFT.CONCAT([.$A16];&quot;: &quot;;[.N16]);&quot;&quot;)">
            <text:p/>
          </table:table-cell>
          <table:table-cell table:style-name="ce42" table:formula="of:=IF([.O16]&lt;&gt;&quot;&quot;;COM.MICROSOFT.CONCAT([.$A16];&quot;: &quot;;[.O16]);&quot;&quot;)">
            <text:p/>
          </table:table-cell>
          <table:table-cell table:style-name="ce42" table:formula="of:=IF([.P16]&lt;&gt;&quot;&quot;;COM.MICROSOFT.CONCAT([.$A16];&quot;: &quot;;[.P16]);&quot;&quot;)">
            <text:p/>
          </table:table-cell>
          <table:table-cell table:style-name="ce42" table:formula="of:=IF([.Q16]&lt;&gt;&quot;&quot;;COM.MICROSOFT.CONCAT([.$A16];&quot;: &quot;;[.Q16]);&quot;&quot;)">
            <text:p/>
          </table:table-cell>
          <table:table-cell table:style-name="ce42" table:formula="of:=IF([.R16]&lt;&gt;&quot;&quot;;COM.MICROSOFT.CONCAT([.$A16];&quot;: &quot;;[.R16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17]&lt;&gt;&quot;&quot;;COM.MICROSOFT.CONCAT(&quot; - &quot;;[.$A17];&quot;: &quot;;[.C17]);&quot;&quot;)">
            <text:p/>
          </table:table-cell>
          <table:table-cell table:style-name="ce41" table:formula="of:=IF([.D17]&lt;&gt;&quot;&quot;;COM.MICROSOFT.CONCAT(&quot; - &quot;;[.$A17];&quot;: &quot;;[.D17]);&quot;&quot;)">
            <text:p/>
          </table:table-cell>
          <table:table-cell table:style-name="ce41" table:formula="of:=IF([.E17]&lt;&gt;&quot;&quot;;COM.MICROSOFT.CONCAT(&quot; - &quot;;[.$A17];&quot;: &quot;;[.E17]);&quot;&quot;)" office:value-type="string" office:string-value=" - express-splitter: 2" calcext:value-type="string">
            <text:p><text:s/>- express-splitter: 2</text:p>
          </table:table-cell>
          <table:table-cell table:style-name="ce41" table:formula="of:=IF([.F17]&lt;&gt;&quot;&quot;;COM.MICROSOFT.CONCAT(&quot; - &quot;;[.$A17];&quot;: &quot;;[.F17]);&quot;&quot;)" office:value-type="string" office:string-value=" - express-splitter: 4" calcext:value-type="string">
            <text:p><text:s/>- express-splitter: 4</text:p>
          </table:table-cell>
          <table:table-cell table:style-name="ce41" table:formula="of:=IF([.G17]&lt;&gt;&quot;&quot;;COM.MICROSOFT.CONCAT(&quot; - &quot;;[.$A17];&quot;: &quot;;[.G17]);&quot;&quot;)" office:value-type="string" office:string-value=" - express-splitter: 8" calcext:value-type="string">
            <text:p><text:s/>- express-splitter: 8</text:p>
          </table:table-cell>
          <table:table-cell table:style-name="ce41" table:formula="of:=IF([.H17]&lt;&gt;&quot;&quot;;COM.MICROSOFT.CONCAT(&quot; - &quot;;[.$A17];&quot;: &quot;;[.H17]);&quot;&quot;)">
            <text:p/>
          </table:table-cell>
          <table:table-cell table:style-name="ce41" table:formula="of:=IF([.I17]&lt;&gt;&quot;&quot;;COM.MICROSOFT.CONCAT(&quot; - &quot;;[.$A17];&quot;: &quot;;[.I17]);&quot;&quot;)">
            <text:p/>
          </table:table-cell>
          <table:table-cell table:style-name="ce41" table:formula="of:=IF([.J17]&lt;&gt;&quot;&quot;;COM.MICROSOFT.CONCAT(&quot; - &quot;;[.$A17];&quot;: &quot;;[.J17]);&quot;&quot;)">
            <text:p/>
          </table:table-cell>
          <table:table-cell table:style-name="ce42" table:formula="of:=IF([.K17]&lt;&gt;&quot;&quot;;COM.MICROSOFT.CONCAT([.$A17];&quot;: &quot;;[.K17]);&quot;&quot;)">
            <text:p/>
          </table:table-cell>
          <table:table-cell table:style-name="ce42" table:formula="of:=IF([.L17]&lt;&gt;&quot;&quot;;COM.MICROSOFT.CONCAT([.$A17];&quot;: &quot;;[.L17]);&quot;&quot;)">
            <text:p/>
          </table:table-cell>
          <table:table-cell table:style-name="ce42" table:formula="of:=IF([.M17]&lt;&gt;&quot;&quot;;COM.MICROSOFT.CONCAT([.$A17];&quot;: &quot;;[.M17]);&quot;&quot;)">
            <text:p/>
          </table:table-cell>
          <table:table-cell table:style-name="ce42" table:formula="of:=IF([.N17]&lt;&gt;&quot;&quot;;COM.MICROSOFT.CONCAT([.$A17];&quot;: &quot;;[.N17]);&quot;&quot;)">
            <text:p/>
          </table:table-cell>
          <table:table-cell table:style-name="ce42" table:formula="of:=IF([.O17]&lt;&gt;&quot;&quot;;COM.MICROSOFT.CONCAT([.$A17];&quot;: &quot;;[.O17]);&quot;&quot;)">
            <text:p/>
          </table:table-cell>
          <table:table-cell table:style-name="ce42" table:formula="of:=IF([.P17]&lt;&gt;&quot;&quot;;COM.MICROSOFT.CONCAT([.$A17];&quot;: &quot;;[.P17]);&quot;&quot;)">
            <text:p/>
          </table:table-cell>
          <table:table-cell table:style-name="ce42" table:formula="of:=IF([.Q17]&lt;&gt;&quot;&quot;;COM.MICROSOFT.CONCAT([.$A17];&quot;: &quot;;[.Q17]);&quot;&quot;)">
            <text:p/>
          </table:table-cell>
          <table:table-cell table:style-name="ce42" table:formula="of:=IF([.R17]&lt;&gt;&quot;&quot;;COM.MICROSOFT.CONCAT([.$A17];&quot;: &quot;;[.R17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18]&lt;&gt;&quot;&quot;;COM.MICROSOFT.CONCAT(&quot; - &quot;;[.$A18];&quot;: &quot;;[.C18]);&quot;&quot;)">
            <text:p/>
          </table:table-cell>
          <table:table-cell table:style-name="ce41" table:formula="of:=IF([.D18]&lt;&gt;&quot;&quot;;COM.MICROSOFT.CONCAT(&quot; - &quot;;[.$A18];&quot;: &quot;;[.D18]);&quot;&quot;)">
            <text:p/>
          </table:table-cell>
          <table:table-cell table:style-name="ce41" table:formula="of:=IF([.E18]&lt;&gt;&quot;&quot;;COM.MICROSOFT.CONCAT(&quot; - &quot;;[.$A18];&quot;: &quot;;[.E18]);&quot;&quot;)" office:value-type="string" office:string-value=" - long-handed-inserter: 9" calcext:value-type="string">
            <text:p><text:s/>- long-handed-inserter: 9</text:p>
          </table:table-cell>
          <table:table-cell table:style-name="ce41" table:formula="of:=IF([.F18]&lt;&gt;&quot;&quot;;COM.MICROSOFT.CONCAT(&quot; - &quot;;[.$A18];&quot;: &quot;;[.F18]);&quot;&quot;)" office:value-type="string" office:string-value=" - long-handed-inserter: 41" calcext:value-type="string">
            <text:p><text:s/>- long-handed-inserter: 41</text:p>
          </table:table-cell>
          <table:table-cell table:style-name="ce41" table:formula="of:=IF([.G18]&lt;&gt;&quot;&quot;;COM.MICROSOFT.CONCAT(&quot; - &quot;;[.$A18];&quot;: &quot;;[.G18]);&quot;&quot;)" office:value-type="string" office:string-value=" - long-handed-inserter: 283" calcext:value-type="string">
            <text:p><text:s/>- long-handed-inserter: 283</text:p>
          </table:table-cell>
          <table:table-cell table:style-name="ce41" table:formula="of:=IF([.H18]&lt;&gt;&quot;&quot;;COM.MICROSOFT.CONCAT(&quot; - &quot;;[.$A18];&quot;: &quot;;[.H18]);&quot;&quot;)">
            <text:p/>
          </table:table-cell>
          <table:table-cell table:style-name="ce41" table:formula="of:=IF([.I18]&lt;&gt;&quot;&quot;;COM.MICROSOFT.CONCAT(&quot; - &quot;;[.$A18];&quot;: &quot;;[.I18]);&quot;&quot;)">
            <text:p/>
          </table:table-cell>
          <table:table-cell table:style-name="ce41" table:formula="of:=IF([.J18]&lt;&gt;&quot;&quot;;COM.MICROSOFT.CONCAT(&quot; - &quot;;[.$A18];&quot;: &quot;;[.J18]);&quot;&quot;)">
            <text:p/>
          </table:table-cell>
          <table:table-cell table:style-name="ce42" table:formula="of:=IF([.K18]&lt;&gt;&quot;&quot;;COM.MICROSOFT.CONCAT([.$A18];&quot;: &quot;;[.K18]);&quot;&quot;)">
            <text:p/>
          </table:table-cell>
          <table:table-cell table:style-name="ce42" table:formula="of:=IF([.L18]&lt;&gt;&quot;&quot;;COM.MICROSOFT.CONCAT([.$A18];&quot;: &quot;;[.L18]);&quot;&quot;)">
            <text:p/>
          </table:table-cell>
          <table:table-cell table:style-name="ce42" table:formula="of:=IF([.M18]&lt;&gt;&quot;&quot;;COM.MICROSOFT.CONCAT([.$A18];&quot;: &quot;;[.M18]);&quot;&quot;)">
            <text:p/>
          </table:table-cell>
          <table:table-cell table:style-name="ce42" table:formula="of:=IF([.N18]&lt;&gt;&quot;&quot;;COM.MICROSOFT.CONCAT([.$A18];&quot;: &quot;;[.N18]);&quot;&quot;)">
            <text:p/>
          </table:table-cell>
          <table:table-cell table:style-name="ce42" table:formula="of:=IF([.O18]&lt;&gt;&quot;&quot;;COM.MICROSOFT.CONCAT([.$A18];&quot;: &quot;;[.O18]);&quot;&quot;)">
            <text:p/>
          </table:table-cell>
          <table:table-cell table:style-name="ce42" table:formula="of:=IF([.P18]&lt;&gt;&quot;&quot;;COM.MICROSOFT.CONCAT([.$A18];&quot;: &quot;;[.P18]);&quot;&quot;)">
            <text:p/>
          </table:table-cell>
          <table:table-cell table:style-name="ce42" table:formula="of:=IF([.Q18]&lt;&gt;&quot;&quot;;COM.MICROSOFT.CONCAT([.$A18];&quot;: &quot;;[.Q18]);&quot;&quot;)">
            <text:p/>
          </table:table-cell>
          <table:table-cell table:style-name="ce42" table:formula="of:=IF([.R18]&lt;&gt;&quot;&quot;;COM.MICROSOFT.CONCAT([.$A18];&quot;: &quot;;[.R18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19]&lt;&gt;&quot;&quot;;COM.MICROSOFT.CONCAT(&quot; - &quot;;[.$A19];&quot;: &quot;;[.C19]);&quot;&quot;)">
            <text:p/>
          </table:table-cell>
          <table:table-cell table:style-name="ce41" table:formula="of:=IF([.D19]&lt;&gt;&quot;&quot;;COM.MICROSOFT.CONCAT(&quot; - &quot;;[.$A19];&quot;: &quot;;[.D19]);&quot;&quot;)">
            <text:p/>
          </table:table-cell>
          <table:table-cell table:style-name="ce41" table:formula="of:=IF([.E19]&lt;&gt;&quot;&quot;;COM.MICROSOFT.CONCAT(&quot; - &quot;;[.$A19];&quot;: &quot;;[.E19]);&quot;&quot;)">
            <text:p/>
          </table:table-cell>
          <table:table-cell table:style-name="ce41" table:formula="of:=IF([.F19]&lt;&gt;&quot;&quot;;COM.MICROSOFT.CONCAT(&quot; - &quot;;[.$A19];&quot;: &quot;;[.F19]);&quot;&quot;)" office:value-type="string" office:string-value=" - fast-inserter: 56" calcext:value-type="string">
            <text:p><text:s/>- fast-inserter: 56</text:p>
          </table:table-cell>
          <table:table-cell table:style-name="ce41" table:formula="of:=IF([.G19]&lt;&gt;&quot;&quot;;COM.MICROSOFT.CONCAT(&quot; - &quot;;[.$A19];&quot;: &quot;;[.G19]);&quot;&quot;)" office:value-type="string" office:string-value=" - fast-inserter: 131" calcext:value-type="string">
            <text:p><text:s/>- fast-inserter: 131</text:p>
          </table:table-cell>
          <table:table-cell table:style-name="ce41" table:formula="of:=IF([.H19]&lt;&gt;&quot;&quot;;COM.MICROSOFT.CONCAT(&quot; - &quot;;[.$A19];&quot;: &quot;;[.H19]);&quot;&quot;)">
            <text:p/>
          </table:table-cell>
          <table:table-cell table:style-name="ce41" table:formula="of:=IF([.I19]&lt;&gt;&quot;&quot;;COM.MICROSOFT.CONCAT(&quot; - &quot;;[.$A19];&quot;: &quot;;[.I19]);&quot;&quot;)">
            <text:p/>
          </table:table-cell>
          <table:table-cell table:style-name="ce41" table:formula="of:=IF([.J19]&lt;&gt;&quot;&quot;;COM.MICROSOFT.CONCAT(&quot; - &quot;;[.$A19];&quot;: &quot;;[.J19]);&quot;&quot;)">
            <text:p/>
          </table:table-cell>
          <table:table-cell table:style-name="ce42" table:formula="of:=IF([.K19]&lt;&gt;&quot;&quot;;COM.MICROSOFT.CONCAT([.$A19];&quot;: &quot;;[.K19]);&quot;&quot;)">
            <text:p/>
          </table:table-cell>
          <table:table-cell table:style-name="ce42" table:formula="of:=IF([.L19]&lt;&gt;&quot;&quot;;COM.MICROSOFT.CONCAT([.$A19];&quot;: &quot;;[.L19]);&quot;&quot;)">
            <text:p/>
          </table:table-cell>
          <table:table-cell table:style-name="ce42" table:formula="of:=IF([.M19]&lt;&gt;&quot;&quot;;COM.MICROSOFT.CONCAT([.$A19];&quot;: &quot;;[.M19]);&quot;&quot;)">
            <text:p/>
          </table:table-cell>
          <table:table-cell table:style-name="ce42" table:formula="of:=IF([.N19]&lt;&gt;&quot;&quot;;COM.MICROSOFT.CONCAT([.$A19];&quot;: &quot;;[.N19]);&quot;&quot;)">
            <text:p/>
          </table:table-cell>
          <table:table-cell table:style-name="ce42" table:formula="of:=IF([.O19]&lt;&gt;&quot;&quot;;COM.MICROSOFT.CONCAT([.$A19];&quot;: &quot;;[.O19]);&quot;&quot;)">
            <text:p/>
          </table:table-cell>
          <table:table-cell table:style-name="ce42" table:formula="of:=IF([.P19]&lt;&gt;&quot;&quot;;COM.MICROSOFT.CONCAT([.$A19];&quot;: &quot;;[.P19]);&quot;&quot;)">
            <text:p/>
          </table:table-cell>
          <table:table-cell table:style-name="ce42" table:formula="of:=IF([.Q19]&lt;&gt;&quot;&quot;;COM.MICROSOFT.CONCAT([.$A19];&quot;: &quot;;[.Q19]);&quot;&quot;)">
            <text:p/>
          </table:table-cell>
          <table:table-cell table:style-name="ce42" table:formula="of:=IF([.R19]&lt;&gt;&quot;&quot;;COM.MICROSOFT.CONCAT([.$A19];&quot;: &quot;;[.R19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20]&lt;&gt;&quot;&quot;;COM.MICROSOFT.CONCAT(&quot; - &quot;;[.$A20];&quot;: &quot;;[.C20]);&quot;&quot;)">
            <text:p/>
          </table:table-cell>
          <table:table-cell table:style-name="ce41" table:formula="of:=IF([.D20]&lt;&gt;&quot;&quot;;COM.MICROSOFT.CONCAT(&quot; - &quot;;[.$A20];&quot;: &quot;;[.D20]);&quot;&quot;)">
            <text:p/>
          </table:table-cell>
          <table:table-cell table:style-name="ce41" table:formula="of:=IF([.E20]&lt;&gt;&quot;&quot;;COM.MICROSOFT.CONCAT(&quot; - &quot;;[.$A20];&quot;: &quot;;[.E20]);&quot;&quot;)">
            <text:p/>
          </table:table-cell>
          <table:table-cell table:style-name="ce41" table:formula="of:=IF([.F20]&lt;&gt;&quot;&quot;;COM.MICROSOFT.CONCAT(&quot; - &quot;;[.$A20];&quot;: &quot;;[.F20]);&quot;&quot;)">
            <text:p/>
          </table:table-cell>
          <table:table-cell table:style-name="ce41" table:formula="of:=IF([.G20]&lt;&gt;&quot;&quot;;COM.MICROSOFT.CONCAT(&quot; - &quot;;[.$A20];&quot;: &quot;;[.G20]);&quot;&quot;)" office:value-type="string" office:string-value=" - underground-belt: 63" calcext:value-type="string">
            <text:p><text:s/>- underground-belt: 63</text:p>
          </table:table-cell>
          <table:table-cell table:style-name="ce41" table:formula="of:=IF([.H20]&lt;&gt;&quot;&quot;;COM.MICROSOFT.CONCAT(&quot; - &quot;;[.$A20];&quot;: &quot;;[.H20]);&quot;&quot;)">
            <text:p/>
          </table:table-cell>
          <table:table-cell table:style-name="ce41" table:formula="of:=IF([.I20]&lt;&gt;&quot;&quot;;COM.MICROSOFT.CONCAT(&quot; - &quot;;[.$A20];&quot;: &quot;;[.I20]);&quot;&quot;)">
            <text:p/>
          </table:table-cell>
          <table:table-cell table:style-name="ce41" table:formula="of:=IF([.J20]&lt;&gt;&quot;&quot;;COM.MICROSOFT.CONCAT(&quot; - &quot;;[.$A20];&quot;: &quot;;[.J20]);&quot;&quot;)">
            <text:p/>
          </table:table-cell>
          <table:table-cell table:style-name="ce42" table:formula="of:=IF([.K20]&lt;&gt;&quot;&quot;;COM.MICROSOFT.CONCAT([.$A20];&quot;: &quot;;[.K20]);&quot;&quot;)">
            <text:p/>
          </table:table-cell>
          <table:table-cell table:style-name="ce42" table:formula="of:=IF([.L20]&lt;&gt;&quot;&quot;;COM.MICROSOFT.CONCAT([.$A20];&quot;: &quot;;[.L20]);&quot;&quot;)">
            <text:p/>
          </table:table-cell>
          <table:table-cell table:style-name="ce42" table:formula="of:=IF([.M20]&lt;&gt;&quot;&quot;;COM.MICROSOFT.CONCAT([.$A20];&quot;: &quot;;[.M20]);&quot;&quot;)">
            <text:p/>
          </table:table-cell>
          <table:table-cell table:style-name="ce42" table:formula="of:=IF([.N20]&lt;&gt;&quot;&quot;;COM.MICROSOFT.CONCAT([.$A20];&quot;: &quot;;[.N20]);&quot;&quot;)">
            <text:p/>
          </table:table-cell>
          <table:table-cell table:style-name="ce42" table:formula="of:=IF([.O20]&lt;&gt;&quot;&quot;;COM.MICROSOFT.CONCAT([.$A20];&quot;: &quot;;[.O20]);&quot;&quot;)">
            <text:p/>
          </table:table-cell>
          <table:table-cell table:style-name="ce42" table:formula="of:=IF([.P20]&lt;&gt;&quot;&quot;;COM.MICROSOFT.CONCAT([.$A20];&quot;: &quot;;[.P20]);&quot;&quot;)">
            <text:p/>
          </table:table-cell>
          <table:table-cell table:style-name="ce42" table:formula="of:=IF([.Q20]&lt;&gt;&quot;&quot;;COM.MICROSOFT.CONCAT([.$A20];&quot;: &quot;;[.Q20]);&quot;&quot;)">
            <text:p/>
          </table:table-cell>
          <table:table-cell table:style-name="ce42" table:formula="of:=IF([.R20]&lt;&gt;&quot;&quot;;COM.MICROSOFT.CONCAT([.$A20];&quot;: &quot;;[.R20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21]&lt;&gt;&quot;&quot;;COM.MICROSOFT.CONCAT(&quot; - &quot;;[.$A21];&quot;: &quot;;[.C21]);&quot;&quot;)">
            <text:p/>
          </table:table-cell>
          <table:table-cell table:style-name="ce41" table:formula="of:=IF([.D21]&lt;&gt;&quot;&quot;;COM.MICROSOFT.CONCAT(&quot; - &quot;;[.$A21];&quot;: &quot;;[.D21]);&quot;&quot;)">
            <text:p/>
          </table:table-cell>
          <table:table-cell table:style-name="ce41" table:formula="of:=IF([.E21]&lt;&gt;&quot;&quot;;COM.MICROSOFT.CONCAT(&quot; - &quot;;[.$A21];&quot;: &quot;;[.E21]);&quot;&quot;)">
            <text:p/>
          </table:table-cell>
          <table:table-cell table:style-name="ce41" table:formula="of:=IF([.F21]&lt;&gt;&quot;&quot;;COM.MICROSOFT.CONCAT(&quot; - &quot;;[.$A21];&quot;: &quot;;[.F21]);&quot;&quot;)">
            <text:p/>
          </table:table-cell>
          <table:table-cell table:style-name="ce41" table:formula="of:=IF([.G21]&lt;&gt;&quot;&quot;;COM.MICROSOFT.CONCAT(&quot; - &quot;;[.$A21];&quot;: &quot;;[.G21]);&quot;&quot;)" office:value-type="string" office:string-value=" - assembling-machine-2: 133" calcext:value-type="string">
            <text:p><text:s/>- assembling-machine-2: 133</text:p>
          </table:table-cell>
          <table:table-cell table:style-name="ce41" table:formula="of:=IF([.H21]&lt;&gt;&quot;&quot;;COM.MICROSOFT.CONCAT(&quot; - &quot;;[.$A21];&quot;: &quot;;[.H21]);&quot;&quot;)">
            <text:p/>
          </table:table-cell>
          <table:table-cell table:style-name="ce41" table:formula="of:=IF([.I21]&lt;&gt;&quot;&quot;;COM.MICROSOFT.CONCAT(&quot; - &quot;;[.$A21];&quot;: &quot;;[.I21]);&quot;&quot;)">
            <text:p/>
          </table:table-cell>
          <table:table-cell table:style-name="ce41" table:formula="of:=IF([.J21]&lt;&gt;&quot;&quot;;COM.MICROSOFT.CONCAT(&quot; - &quot;;[.$A21];&quot;: &quot;;[.J21]);&quot;&quot;)">
            <text:p/>
          </table:table-cell>
          <table:table-cell table:style-name="ce42" table:formula="of:=IF([.K21]&lt;&gt;&quot;&quot;;COM.MICROSOFT.CONCAT([.$A21];&quot;: &quot;;[.K21]);&quot;&quot;)">
            <text:p/>
          </table:table-cell>
          <table:table-cell table:style-name="ce42" table:formula="of:=IF([.L21]&lt;&gt;&quot;&quot;;COM.MICROSOFT.CONCAT([.$A21];&quot;: &quot;;[.L21]);&quot;&quot;)">
            <text:p/>
          </table:table-cell>
          <table:table-cell table:style-name="ce42" table:formula="of:=IF([.M21]&lt;&gt;&quot;&quot;;COM.MICROSOFT.CONCAT([.$A21];&quot;: &quot;;[.M21]);&quot;&quot;)">
            <text:p/>
          </table:table-cell>
          <table:table-cell table:style-name="ce42" table:formula="of:=IF([.N21]&lt;&gt;&quot;&quot;;COM.MICROSOFT.CONCAT([.$A21];&quot;: &quot;;[.N21]);&quot;&quot;)">
            <text:p/>
          </table:table-cell>
          <table:table-cell table:style-name="ce42" table:formula="of:=IF([.O21]&lt;&gt;&quot;&quot;;COM.MICROSOFT.CONCAT([.$A21];&quot;: &quot;;[.O21]);&quot;&quot;)">
            <text:p/>
          </table:table-cell>
          <table:table-cell table:style-name="ce42" table:formula="of:=IF([.P21]&lt;&gt;&quot;&quot;;COM.MICROSOFT.CONCAT([.$A21];&quot;: &quot;;[.P21]);&quot;&quot;)">
            <text:p/>
          </table:table-cell>
          <table:table-cell table:style-name="ce42" table:formula="of:=IF([.Q21]&lt;&gt;&quot;&quot;;COM.MICROSOFT.CONCAT([.$A21];&quot;: &quot;;[.Q21]);&quot;&quot;)">
            <text:p/>
          </table:table-cell>
          <table:table-cell table:style-name="ce42" table:formula="of:=IF([.R21]&lt;&gt;&quot;&quot;;COM.MICROSOFT.CONCAT([.$A21];&quot;: &quot;;[.R21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22]&lt;&gt;&quot;&quot;;COM.MICROSOFT.CONCAT(&quot; - &quot;;[.$A22];&quot;: &quot;;[.C22]);&quot;&quot;)">
            <text:p/>
          </table:table-cell>
          <table:table-cell table:style-name="ce41" table:formula="of:=IF([.D22]&lt;&gt;&quot;&quot;;COM.MICROSOFT.CONCAT(&quot; - &quot;;[.$A22];&quot;: &quot;;[.D22]);&quot;&quot;)">
            <text:p/>
          </table:table-cell>
          <table:table-cell table:style-name="ce41" table:formula="of:=IF([.E22]&lt;&gt;&quot;&quot;;COM.MICROSOFT.CONCAT(&quot; - &quot;;[.$A22];&quot;: &quot;;[.E22]);&quot;&quot;)">
            <text:p/>
          </table:table-cell>
          <table:table-cell table:style-name="ce41" table:formula="of:=IF([.F22]&lt;&gt;&quot;&quot;;COM.MICROSOFT.CONCAT(&quot; - &quot;;[.$A22];&quot;: &quot;;[.F22]);&quot;&quot;)">
            <text:p/>
          </table:table-cell>
          <table:table-cell table:style-name="ce41" table:formula="of:=IF([.G22]&lt;&gt;&quot;&quot;;COM.MICROSOFT.CONCAT(&quot; - &quot;;[.$A22];&quot;: &quot;;[.G22]);&quot;&quot;)" office:value-type="string" office:string-value=" - steel-furnace: 216" calcext:value-type="string">
            <text:p><text:s/>- steel-furnace: 216</text:p>
          </table:table-cell>
          <table:table-cell table:style-name="ce41" table:formula="of:=IF([.H22]&lt;&gt;&quot;&quot;;COM.MICROSOFT.CONCAT(&quot; - &quot;;[.$A22];&quot;: &quot;;[.H22]);&quot;&quot;)">
            <text:p/>
          </table:table-cell>
          <table:table-cell table:style-name="ce41" table:formula="of:=IF([.I22]&lt;&gt;&quot;&quot;;COM.MICROSOFT.CONCAT(&quot; - &quot;;[.$A22];&quot;: &quot;;[.I22]);&quot;&quot;)">
            <text:p/>
          </table:table-cell>
          <table:table-cell table:style-name="ce41" table:formula="of:=IF([.J22]&lt;&gt;&quot;&quot;;COM.MICROSOFT.CONCAT(&quot; - &quot;;[.$A22];&quot;: &quot;;[.J22]);&quot;&quot;)">
            <text:p/>
          </table:table-cell>
          <table:table-cell table:style-name="ce42" table:formula="of:=IF([.K22]&lt;&gt;&quot;&quot;;COM.MICROSOFT.CONCAT([.$A22];&quot;: &quot;;[.K22]);&quot;&quot;)">
            <text:p/>
          </table:table-cell>
          <table:table-cell table:style-name="ce42" table:formula="of:=IF([.L22]&lt;&gt;&quot;&quot;;COM.MICROSOFT.CONCAT([.$A22];&quot;: &quot;;[.L22]);&quot;&quot;)">
            <text:p/>
          </table:table-cell>
          <table:table-cell table:style-name="ce42" table:formula="of:=IF([.M22]&lt;&gt;&quot;&quot;;COM.MICROSOFT.CONCAT([.$A22];&quot;: &quot;;[.M22]);&quot;&quot;)">
            <text:p/>
          </table:table-cell>
          <table:table-cell table:style-name="ce42" table:formula="of:=IF([.N22]&lt;&gt;&quot;&quot;;COM.MICROSOFT.CONCAT([.$A22];&quot;: &quot;;[.N22]);&quot;&quot;)">
            <text:p/>
          </table:table-cell>
          <table:table-cell table:style-name="ce42" table:formula="of:=IF([.O22]&lt;&gt;&quot;&quot;;COM.MICROSOFT.CONCAT([.$A22];&quot;: &quot;;[.O22]);&quot;&quot;)">
            <text:p/>
          </table:table-cell>
          <table:table-cell table:style-name="ce42" table:formula="of:=IF([.P22]&lt;&gt;&quot;&quot;;COM.MICROSOFT.CONCAT([.$A22];&quot;: &quot;;[.P22]);&quot;&quot;)">
            <text:p/>
          </table:table-cell>
          <table:table-cell table:style-name="ce42" table:formula="of:=IF([.Q22]&lt;&gt;&quot;&quot;;COM.MICROSOFT.CONCAT([.$A22];&quot;: &quot;;[.Q22]);&quot;&quot;)">
            <text:p/>
          </table:table-cell>
          <table:table-cell table:style-name="ce42" table:formula="of:=IF([.R22]&lt;&gt;&quot;&quot;;COM.MICROSOFT.CONCAT([.$A22];&quot;: &quot;;[.R22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23]&lt;&gt;&quot;&quot;;COM.MICROSOFT.CONCAT(&quot; - &quot;;[.$A23];&quot;: &quot;;[.C23]);&quot;&quot;)">
            <text:p/>
          </table:table-cell>
          <table:table-cell table:style-name="ce41" table:formula="of:=IF([.D23]&lt;&gt;&quot;&quot;;COM.MICROSOFT.CONCAT(&quot; - &quot;;[.$A23];&quot;: &quot;;[.D23]);&quot;&quot;)">
            <text:p/>
          </table:table-cell>
          <table:table-cell table:style-name="ce41" table:formula="of:=IF([.E23]&lt;&gt;&quot;&quot;;COM.MICROSOFT.CONCAT(&quot; - &quot;;[.$A23];&quot;: &quot;;[.E23]);&quot;&quot;)">
            <text:p/>
          </table:table-cell>
          <table:table-cell table:style-name="ce41" table:formula="of:=IF([.F23]&lt;&gt;&quot;&quot;;COM.MICROSOFT.CONCAT(&quot; - &quot;;[.$A23];&quot;: &quot;;[.F23]);&quot;&quot;)">
            <text:p/>
          </table:table-cell>
          <table:table-cell table:style-name="ce41" table:formula="of:=IF([.G23]&lt;&gt;&quot;&quot;;COM.MICROSOFT.CONCAT(&quot; - &quot;;[.$A23];&quot;: &quot;;[.G23]);&quot;&quot;)" office:value-type="string" office:string-value=" - pumpjack: 5" calcext:value-type="string">
            <text:p><text:s/>- pumpjack: 5</text:p>
          </table:table-cell>
          <table:table-cell table:style-name="ce41" table:formula="of:=IF([.H23]&lt;&gt;&quot;&quot;;COM.MICROSOFT.CONCAT(&quot; - &quot;;[.$A23];&quot;: &quot;;[.H23]);&quot;&quot;)">
            <text:p/>
          </table:table-cell>
          <table:table-cell table:style-name="ce41" table:formula="of:=IF([.I23]&lt;&gt;&quot;&quot;;COM.MICROSOFT.CONCAT(&quot; - &quot;;[.$A23];&quot;: &quot;;[.I23]);&quot;&quot;)">
            <text:p/>
          </table:table-cell>
          <table:table-cell table:style-name="ce41" table:formula="of:=IF([.J23]&lt;&gt;&quot;&quot;;COM.MICROSOFT.CONCAT(&quot; - &quot;;[.$A23];&quot;: &quot;;[.J23]);&quot;&quot;)">
            <text:p/>
          </table:table-cell>
          <table:table-cell table:style-name="ce42" table:formula="of:=IF([.K23]&lt;&gt;&quot;&quot;;COM.MICROSOFT.CONCAT([.$A23];&quot;: &quot;;[.K23]);&quot;&quot;)">
            <text:p/>
          </table:table-cell>
          <table:table-cell table:style-name="ce42" table:formula="of:=IF([.L23]&lt;&gt;&quot;&quot;;COM.MICROSOFT.CONCAT([.$A23];&quot;: &quot;;[.L23]);&quot;&quot;)">
            <text:p/>
          </table:table-cell>
          <table:table-cell table:style-name="ce42" table:formula="of:=IF([.M23]&lt;&gt;&quot;&quot;;COM.MICROSOFT.CONCAT([.$A23];&quot;: &quot;;[.M23]);&quot;&quot;)">
            <text:p/>
          </table:table-cell>
          <table:table-cell table:style-name="ce42" table:formula="of:=IF([.N23]&lt;&gt;&quot;&quot;;COM.MICROSOFT.CONCAT([.$A23];&quot;: &quot;;[.N23]);&quot;&quot;)">
            <text:p/>
          </table:table-cell>
          <table:table-cell table:style-name="ce42" table:formula="of:=IF([.O23]&lt;&gt;&quot;&quot;;COM.MICROSOFT.CONCAT([.$A23];&quot;: &quot;;[.O23]);&quot;&quot;)">
            <text:p/>
          </table:table-cell>
          <table:table-cell table:style-name="ce42" table:formula="of:=IF([.P23]&lt;&gt;&quot;&quot;;COM.MICROSOFT.CONCAT([.$A23];&quot;: &quot;;[.P23]);&quot;&quot;)">
            <text:p/>
          </table:table-cell>
          <table:table-cell table:style-name="ce42" table:formula="of:=IF([.Q23]&lt;&gt;&quot;&quot;;COM.MICROSOFT.CONCAT([.$A23];&quot;: &quot;;[.Q23]);&quot;&quot;)">
            <text:p/>
          </table:table-cell>
          <table:table-cell table:style-name="ce42" table:formula="of:=IF([.R23]&lt;&gt;&quot;&quot;;COM.MICROSOFT.CONCAT([.$A23];&quot;: &quot;;[.R23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24]&lt;&gt;&quot;&quot;;COM.MICROSOFT.CONCAT(&quot; - &quot;;[.$A24];&quot;: &quot;;[.C24]);&quot;&quot;)">
            <text:p/>
          </table:table-cell>
          <table:table-cell table:style-name="ce41" table:formula="of:=IF([.D24]&lt;&gt;&quot;&quot;;COM.MICROSOFT.CONCAT(&quot; - &quot;;[.$A24];&quot;: &quot;;[.D24]);&quot;&quot;)">
            <text:p/>
          </table:table-cell>
          <table:table-cell table:style-name="ce41" table:formula="of:=IF([.E24]&lt;&gt;&quot;&quot;;COM.MICROSOFT.CONCAT(&quot; - &quot;;[.$A24];&quot;: &quot;;[.E24]);&quot;&quot;)">
            <text:p/>
          </table:table-cell>
          <table:table-cell table:style-name="ce41" table:formula="of:=IF([.F24]&lt;&gt;&quot;&quot;;COM.MICROSOFT.CONCAT(&quot; - &quot;;[.$A24];&quot;: &quot;;[.F24]);&quot;&quot;)">
            <text:p/>
          </table:table-cell>
          <table:table-cell table:style-name="ce41" table:formula="of:=IF([.G24]&lt;&gt;&quot;&quot;;COM.MICROSOFT.CONCAT(&quot; - &quot;;[.$A24];&quot;: &quot;;[.G24]);&quot;&quot;)" office:value-type="string" office:string-value=" - oil-refinery: 9" calcext:value-type="string">
            <text:p><text:s/>- oil-refinery: 9</text:p>
          </table:table-cell>
          <table:table-cell table:style-name="ce41" table:formula="of:=IF([.H24]&lt;&gt;&quot;&quot;;COM.MICROSOFT.CONCAT(&quot; - &quot;;[.$A24];&quot;: &quot;;[.H24]);&quot;&quot;)">
            <text:p/>
          </table:table-cell>
          <table:table-cell table:style-name="ce41" table:formula="of:=IF([.I24]&lt;&gt;&quot;&quot;;COM.MICROSOFT.CONCAT(&quot; - &quot;;[.$A24];&quot;: &quot;;[.I24]);&quot;&quot;)">
            <text:p/>
          </table:table-cell>
          <table:table-cell table:style-name="ce41" table:formula="of:=IF([.J24]&lt;&gt;&quot;&quot;;COM.MICROSOFT.CONCAT(&quot; - &quot;;[.$A24];&quot;: &quot;;[.J24]);&quot;&quot;)">
            <text:p/>
          </table:table-cell>
          <table:table-cell table:style-name="ce42" table:formula="of:=IF([.K24]&lt;&gt;&quot;&quot;;COM.MICROSOFT.CONCAT([.$A24];&quot;: &quot;;[.K24]);&quot;&quot;)">
            <text:p/>
          </table:table-cell>
          <table:table-cell table:style-name="ce42" table:formula="of:=IF([.L24]&lt;&gt;&quot;&quot;;COM.MICROSOFT.CONCAT([.$A24];&quot;: &quot;;[.L24]);&quot;&quot;)">
            <text:p/>
          </table:table-cell>
          <table:table-cell table:style-name="ce42" table:formula="of:=IF([.M24]&lt;&gt;&quot;&quot;;COM.MICROSOFT.CONCAT([.$A24];&quot;: &quot;;[.M24]);&quot;&quot;)">
            <text:p/>
          </table:table-cell>
          <table:table-cell table:style-name="ce42" table:formula="of:=IF([.N24]&lt;&gt;&quot;&quot;;COM.MICROSOFT.CONCAT([.$A24];&quot;: &quot;;[.N24]);&quot;&quot;)">
            <text:p/>
          </table:table-cell>
          <table:table-cell table:style-name="ce42" table:formula="of:=IF([.O24]&lt;&gt;&quot;&quot;;COM.MICROSOFT.CONCAT([.$A24];&quot;: &quot;;[.O24]);&quot;&quot;)">
            <text:p/>
          </table:table-cell>
          <table:table-cell table:style-name="ce42" table:formula="of:=IF([.P24]&lt;&gt;&quot;&quot;;COM.MICROSOFT.CONCAT([.$A24];&quot;: &quot;;[.P24]);&quot;&quot;)">
            <text:p/>
          </table:table-cell>
          <table:table-cell table:style-name="ce42" table:formula="of:=IF([.Q24]&lt;&gt;&quot;&quot;;COM.MICROSOFT.CONCAT([.$A24];&quot;: &quot;;[.Q24]);&quot;&quot;)">
            <text:p/>
          </table:table-cell>
          <table:table-cell table:style-name="ce42" table:formula="of:=IF([.R24]&lt;&gt;&quot;&quot;;COM.MICROSOFT.CONCAT([.$A24];&quot;: &quot;;[.R24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25]&lt;&gt;&quot;&quot;;COM.MICROSOFT.CONCAT(&quot; - &quot;;[.$A25];&quot;: &quot;;[.C25]);&quot;&quot;)">
            <text:p/>
          </table:table-cell>
          <table:table-cell table:style-name="ce41" table:formula="of:=IF([.D25]&lt;&gt;&quot;&quot;;COM.MICROSOFT.CONCAT(&quot; - &quot;;[.$A25];&quot;: &quot;;[.D25]);&quot;&quot;)">
            <text:p/>
          </table:table-cell>
          <table:table-cell table:style-name="ce41" table:formula="of:=IF([.E25]&lt;&gt;&quot;&quot;;COM.MICROSOFT.CONCAT(&quot; - &quot;;[.$A25];&quot;: &quot;;[.E25]);&quot;&quot;)">
            <text:p/>
          </table:table-cell>
          <table:table-cell table:style-name="ce41" table:formula="of:=IF([.F25]&lt;&gt;&quot;&quot;;COM.MICROSOFT.CONCAT(&quot; - &quot;;[.$A25];&quot;: &quot;;[.F25]);&quot;&quot;)">
            <text:p/>
          </table:table-cell>
          <table:table-cell table:style-name="ce41" table:formula="of:=IF([.G25]&lt;&gt;&quot;&quot;;COM.MICROSOFT.CONCAT(&quot; - &quot;;[.$A25];&quot;: &quot;;[.G25]);&quot;&quot;)" office:value-type="string" office:string-value=" - chemical-plant: 8" calcext:value-type="string">
            <text:p><text:s/>- chemical-plant: 8</text:p>
          </table:table-cell>
          <table:table-cell table:style-name="ce41" table:formula="of:=IF([.H25]&lt;&gt;&quot;&quot;;COM.MICROSOFT.CONCAT(&quot; - &quot;;[.$A25];&quot;: &quot;;[.H25]);&quot;&quot;)">
            <text:p/>
          </table:table-cell>
          <table:table-cell table:style-name="ce41" table:formula="of:=IF([.I25]&lt;&gt;&quot;&quot;;COM.MICROSOFT.CONCAT(&quot; - &quot;;[.$A25];&quot;: &quot;;[.I25]);&quot;&quot;)">
            <text:p/>
          </table:table-cell>
          <table:table-cell table:style-name="ce41" table:formula="of:=IF([.J25]&lt;&gt;&quot;&quot;;COM.MICROSOFT.CONCAT(&quot; - &quot;;[.$A25];&quot;: &quot;;[.J25]);&quot;&quot;)">
            <text:p/>
          </table:table-cell>
          <table:table-cell table:style-name="ce42" table:formula="of:=IF([.K25]&lt;&gt;&quot;&quot;;COM.MICROSOFT.CONCAT([.$A25];&quot;: &quot;;[.K25]);&quot;&quot;)">
            <text:p/>
          </table:table-cell>
          <table:table-cell table:style-name="ce42" table:formula="of:=IF([.L25]&lt;&gt;&quot;&quot;;COM.MICROSOFT.CONCAT([.$A25];&quot;: &quot;;[.L25]);&quot;&quot;)">
            <text:p/>
          </table:table-cell>
          <table:table-cell table:style-name="ce42" table:formula="of:=IF([.M25]&lt;&gt;&quot;&quot;;COM.MICROSOFT.CONCAT([.$A25];&quot;: &quot;;[.M25]);&quot;&quot;)">
            <text:p/>
          </table:table-cell>
          <table:table-cell table:style-name="ce42" table:formula="of:=IF([.N25]&lt;&gt;&quot;&quot;;COM.MICROSOFT.CONCAT([.$A25];&quot;: &quot;;[.N25]);&quot;&quot;)">
            <text:p/>
          </table:table-cell>
          <table:table-cell table:style-name="ce42" table:formula="of:=IF([.O25]&lt;&gt;&quot;&quot;;COM.MICROSOFT.CONCAT([.$A25];&quot;: &quot;;[.O25]);&quot;&quot;)">
            <text:p/>
          </table:table-cell>
          <table:table-cell table:style-name="ce42" table:formula="of:=IF([.P25]&lt;&gt;&quot;&quot;;COM.MICROSOFT.CONCAT([.$A25];&quot;: &quot;;[.P25]);&quot;&quot;)">
            <text:p/>
          </table:table-cell>
          <table:table-cell table:style-name="ce42" table:formula="of:=IF([.Q25]&lt;&gt;&quot;&quot;;COM.MICROSOFT.CONCAT([.$A25];&quot;: &quot;;[.Q25]);&quot;&quot;)">
            <text:p/>
          </table:table-cell>
          <table:table-cell table:style-name="ce42" table:formula="of:=IF([.R25]&lt;&gt;&quot;&quot;;COM.MICROSOFT.CONCAT([.$A25];&quot;: &quot;;[.R25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26]&lt;&gt;&quot;&quot;;COM.MICROSOFT.CONCAT(&quot; - &quot;;[.$A26];&quot;: &quot;;[.C26]);&quot;&quot;)">
            <text:p/>
          </table:table-cell>
          <table:table-cell table:style-name="ce41" table:formula="of:=IF([.D26]&lt;&gt;&quot;&quot;;COM.MICROSOFT.CONCAT(&quot; - &quot;;[.$A26];&quot;: &quot;;[.D26]);&quot;&quot;)">
            <text:p/>
          </table:table-cell>
          <table:table-cell table:style-name="ce41" table:formula="of:=IF([.E26]&lt;&gt;&quot;&quot;;COM.MICROSOFT.CONCAT(&quot; - &quot;;[.$A26];&quot;: &quot;;[.E26]);&quot;&quot;)">
            <text:p/>
          </table:table-cell>
          <table:table-cell table:style-name="ce41" table:formula="of:=IF([.F26]&lt;&gt;&quot;&quot;;COM.MICROSOFT.CONCAT(&quot; - &quot;;[.$A26];&quot;: &quot;;[.F26]);&quot;&quot;)">
            <text:p/>
          </table:table-cell>
          <table:table-cell table:style-name="ce41" table:formula="of:=IF([.G26]&lt;&gt;&quot;&quot;;COM.MICROSOFT.CONCAT(&quot; - &quot;;[.$A26];&quot;: &quot;;[.G26]);&quot;&quot;)" office:value-type="string" office:string-value=" - storage-tank: 10" calcext:value-type="string">
            <text:p><text:s/>- storage-tank: 10</text:p>
          </table:table-cell>
          <table:table-cell table:style-name="ce41" table:formula="of:=IF([.H26]&lt;&gt;&quot;&quot;;COM.MICROSOFT.CONCAT(&quot; - &quot;;[.$A26];&quot;: &quot;;[.H26]);&quot;&quot;)">
            <text:p/>
          </table:table-cell>
          <table:table-cell table:style-name="ce41" table:formula="of:=IF([.I26]&lt;&gt;&quot;&quot;;COM.MICROSOFT.CONCAT(&quot; - &quot;;[.$A26];&quot;: &quot;;[.I26]);&quot;&quot;)">
            <text:p/>
          </table:table-cell>
          <table:table-cell table:style-name="ce41" table:formula="of:=IF([.J26]&lt;&gt;&quot;&quot;;COM.MICROSOFT.CONCAT(&quot; - &quot;;[.$A26];&quot;: &quot;;[.J26]);&quot;&quot;)">
            <text:p/>
          </table:table-cell>
          <table:table-cell table:style-name="ce42" table:formula="of:=IF([.K26]&lt;&gt;&quot;&quot;;COM.MICROSOFT.CONCAT([.$A26];&quot;: &quot;;[.K26]);&quot;&quot;)">
            <text:p/>
          </table:table-cell>
          <table:table-cell table:style-name="ce42" table:formula="of:=IF([.L26]&lt;&gt;&quot;&quot;;COM.MICROSOFT.CONCAT([.$A26];&quot;: &quot;;[.L26]);&quot;&quot;)">
            <text:p/>
          </table:table-cell>
          <table:table-cell table:style-name="ce42" table:formula="of:=IF([.M26]&lt;&gt;&quot;&quot;;COM.MICROSOFT.CONCAT([.$A26];&quot;: &quot;;[.M26]);&quot;&quot;)">
            <text:p/>
          </table:table-cell>
          <table:table-cell table:style-name="ce42" table:formula="of:=IF([.N26]&lt;&gt;&quot;&quot;;COM.MICROSOFT.CONCAT([.$A26];&quot;: &quot;;[.N26]);&quot;&quot;)">
            <text:p/>
          </table:table-cell>
          <table:table-cell table:style-name="ce42" table:formula="of:=IF([.O26]&lt;&gt;&quot;&quot;;COM.MICROSOFT.CONCAT([.$A26];&quot;: &quot;;[.O26]);&quot;&quot;)">
            <text:p/>
          </table:table-cell>
          <table:table-cell table:style-name="ce42" table:formula="of:=IF([.P26]&lt;&gt;&quot;&quot;;COM.MICROSOFT.CONCAT([.$A26];&quot;: &quot;;[.P26]);&quot;&quot;)">
            <text:p/>
          </table:table-cell>
          <table:table-cell table:style-name="ce42" table:formula="of:=IF([.Q26]&lt;&gt;&quot;&quot;;COM.MICROSOFT.CONCAT([.$A26];&quot;: &quot;;[.Q26]);&quot;&quot;)">
            <text:p/>
          </table:table-cell>
          <table:table-cell table:style-name="ce42" table:formula="of:=IF([.R26]&lt;&gt;&quot;&quot;;COM.MICROSOFT.CONCAT([.$A26];&quot;: &quot;;[.R26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27]&lt;&gt;&quot;&quot;;COM.MICROSOFT.CONCAT(&quot; - &quot;;[.$A27];&quot;: &quot;;[.C27]);&quot;&quot;)">
            <text:p/>
          </table:table-cell>
          <table:table-cell table:style-name="ce41" table:formula="of:=IF([.D27]&lt;&gt;&quot;&quot;;COM.MICROSOFT.CONCAT(&quot; - &quot;;[.$A27];&quot;: &quot;;[.D27]);&quot;&quot;)">
            <text:p/>
          </table:table-cell>
          <table:table-cell table:style-name="ce41" table:formula="of:=IF([.E27]&lt;&gt;&quot;&quot;;COM.MICROSOFT.CONCAT(&quot; - &quot;;[.$A27];&quot;: &quot;;[.E27]);&quot;&quot;)">
            <text:p/>
          </table:table-cell>
          <table:table-cell table:style-name="ce41" table:formula="of:=IF([.F27]&lt;&gt;&quot;&quot;;COM.MICROSOFT.CONCAT(&quot; - &quot;;[.$A27];&quot;: &quot;;[.F27]);&quot;&quot;)">
            <text:p/>
          </table:table-cell>
          <table:table-cell table:style-name="ce41" table:formula="of:=IF([.G27]&lt;&gt;&quot;&quot;;COM.MICROSOFT.CONCAT(&quot; - &quot;;[.$A27];&quot;: &quot;;[.G27]);&quot;&quot;)">
            <text:p/>
          </table:table-cell>
          <table:table-cell table:style-name="ce41" table:formula="of:=IF([.H27]&lt;&gt;&quot;&quot;;COM.MICROSOFT.CONCAT(&quot; - &quot;;[.$A27];&quot;: &quot;;[.H27]);&quot;&quot;)">
            <text:p/>
          </table:table-cell>
          <table:table-cell table:style-name="ce41" table:formula="of:=IF([.I27]&lt;&gt;&quot;&quot;;COM.MICROSOFT.CONCAT(&quot; - &quot;;[.$A27];&quot;: &quot;;[.I27]);&quot;&quot;)">
            <text:p/>
          </table:table-cell>
          <table:table-cell table:style-name="ce41" table:formula="of:=IF([.J27]&lt;&gt;&quot;&quot;;COM.MICROSOFT.CONCAT(&quot; - &quot;;[.$A27];&quot;: &quot;;[.J27]);&quot;&quot;)">
            <text:p/>
          </table:table-cell>
          <table:table-cell table:style-name="ce42" table:formula="of:=IF([.K27]&lt;&gt;&quot;&quot;;COM.MICROSOFT.CONCAT([.$A27];&quot;: &quot;;[.K27]);&quot;&quot;)">
            <text:p/>
          </table:table-cell>
          <table:table-cell table:style-name="ce42" table:formula="of:=IF([.L27]&lt;&gt;&quot;&quot;;COM.MICROSOFT.CONCAT([.$A27];&quot;: &quot;;[.L27]);&quot;&quot;)">
            <text:p/>
          </table:table-cell>
          <table:table-cell table:style-name="ce42" table:formula="of:=IF([.M27]&lt;&gt;&quot;&quot;;COM.MICROSOFT.CONCAT([.$A27];&quot;: &quot;;[.M27]);&quot;&quot;)">
            <text:p/>
          </table:table-cell>
          <table:table-cell table:style-name="ce42" table:formula="of:=IF([.N27]&lt;&gt;&quot;&quot;;COM.MICROSOFT.CONCAT([.$A27];&quot;: &quot;;[.N27]);&quot;&quot;)">
            <text:p/>
          </table:table-cell>
          <table:table-cell table:style-name="ce42" table:formula="of:=IF([.O27]&lt;&gt;&quot;&quot;;COM.MICROSOFT.CONCAT([.$A27];&quot;: &quot;;[.O27]);&quot;&quot;)">
            <text:p/>
          </table:table-cell>
          <table:table-cell table:style-name="ce42" table:formula="of:=IF([.P27]&lt;&gt;&quot;&quot;;COM.MICROSOFT.CONCAT([.$A27];&quot;: &quot;;[.P27]);&quot;&quot;)">
            <text:p/>
          </table:table-cell>
          <table:table-cell table:style-name="ce42" table:formula="of:=IF([.Q27]&lt;&gt;&quot;&quot;;COM.MICROSOFT.CONCAT([.$A27];&quot;: &quot;;[.Q27]);&quot;&quot;)">
            <text:p/>
          </table:table-cell>
          <table:table-cell table:style-name="ce42" table:formula="of:=IF([.R27]&lt;&gt;&quot;&quot;;COM.MICROSOFT.CONCAT([.$A27];&quot;: &quot;;[.R27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28]&lt;&gt;&quot;&quot;;COM.MICROSOFT.CONCAT(&quot; - &quot;;[.$A28];&quot;: &quot;;[.C28]);&quot;&quot;)">
            <text:p/>
          </table:table-cell>
          <table:table-cell table:style-name="ce41" table:formula="of:=IF([.D28]&lt;&gt;&quot;&quot;;COM.MICROSOFT.CONCAT(&quot; - &quot;;[.$A28];&quot;: &quot;;[.D28]);&quot;&quot;)">
            <text:p/>
          </table:table-cell>
          <table:table-cell table:style-name="ce41" table:formula="of:=IF([.E28]&lt;&gt;&quot;&quot;;COM.MICROSOFT.CONCAT(&quot; - &quot;;[.$A28];&quot;: &quot;;[.E28]);&quot;&quot;)">
            <text:p/>
          </table:table-cell>
          <table:table-cell table:style-name="ce41" table:formula="of:=IF([.F28]&lt;&gt;&quot;&quot;;COM.MICROSOFT.CONCAT(&quot; - &quot;;[.$A28];&quot;: &quot;;[.F28]);&quot;&quot;)">
            <text:p/>
          </table:table-cell>
          <table:table-cell table:style-name="ce41" table:formula="of:=IF([.G28]&lt;&gt;&quot;&quot;;COM.MICROSOFT.CONCAT(&quot; - &quot;;[.$A28];&quot;: &quot;;[.G28]);&quot;&quot;)">
            <text:p/>
          </table:table-cell>
          <table:table-cell table:style-name="ce41" table:formula="of:=IF([.H28]&lt;&gt;&quot;&quot;;COM.MICROSOFT.CONCAT(&quot; - &quot;;[.$A28];&quot;: &quot;;[.H28]);&quot;&quot;)">
            <text:p/>
          </table:table-cell>
          <table:table-cell table:style-name="ce41" table:formula="of:=IF([.I28]&lt;&gt;&quot;&quot;;COM.MICROSOFT.CONCAT(&quot; - &quot;;[.$A28];&quot;: &quot;;[.I28]);&quot;&quot;)">
            <text:p/>
          </table:table-cell>
          <table:table-cell table:style-name="ce41" table:formula="of:=IF([.J28]&lt;&gt;&quot;&quot;;COM.MICROSOFT.CONCAT(&quot; - &quot;;[.$A28];&quot;: &quot;;[.J28]);&quot;&quot;)">
            <text:p/>
          </table:table-cell>
          <table:table-cell table:style-name="ce42" table:formula="of:=IF([.K28]&lt;&gt;&quot;&quot;;COM.MICROSOFT.CONCAT([.$A28];&quot;: &quot;;[.K28]);&quot;&quot;)">
            <text:p/>
          </table:table-cell>
          <table:table-cell table:style-name="ce42" table:formula="of:=IF([.L28]&lt;&gt;&quot;&quot;;COM.MICROSOFT.CONCAT([.$A28];&quot;: &quot;;[.L28]);&quot;&quot;)">
            <text:p/>
          </table:table-cell>
          <table:table-cell table:style-name="ce42" table:formula="of:=IF([.M28]&lt;&gt;&quot;&quot;;COM.MICROSOFT.CONCAT([.$A28];&quot;: &quot;;[.M28]);&quot;&quot;)">
            <text:p/>
          </table:table-cell>
          <table:table-cell table:style-name="ce42" table:formula="of:=IF([.N28]&lt;&gt;&quot;&quot;;COM.MICROSOFT.CONCAT([.$A28];&quot;: &quot;;[.N28]);&quot;&quot;)">
            <text:p/>
          </table:table-cell>
          <table:table-cell table:style-name="ce42" table:formula="of:=IF([.O28]&lt;&gt;&quot;&quot;;COM.MICROSOFT.CONCAT([.$A28];&quot;: &quot;;[.O28]);&quot;&quot;)">
            <text:p/>
          </table:table-cell>
          <table:table-cell table:style-name="ce42" table:formula="of:=IF([.P28]&lt;&gt;&quot;&quot;;COM.MICROSOFT.CONCAT([.$A28];&quot;: &quot;;[.P28]);&quot;&quot;)">
            <text:p/>
          </table:table-cell>
          <table:table-cell table:style-name="ce42" table:formula="of:=IF([.Q28]&lt;&gt;&quot;&quot;;COM.MICROSOFT.CONCAT([.$A28];&quot;: &quot;;[.Q28]);&quot;&quot;)">
            <text:p/>
          </table:table-cell>
          <table:table-cell table:style-name="ce42" table:formula="of:=IF([.R28]&lt;&gt;&quot;&quot;;COM.MICROSOFT.CONCAT([.$A28];&quot;: &quot;;[.R28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29]&lt;&gt;&quot;&quot;;COM.MICROSOFT.CONCAT(&quot; - &quot;;[.$A29];&quot;: &quot;;[.C29]);&quot;&quot;)">
            <text:p/>
          </table:table-cell>
          <table:table-cell table:style-name="ce41" table:formula="of:=IF([.D29]&lt;&gt;&quot;&quot;;COM.MICROSOFT.CONCAT(&quot; - &quot;;[.$A29];&quot;: &quot;;[.D29]);&quot;&quot;)">
            <text:p/>
          </table:table-cell>
          <table:table-cell table:style-name="ce41" table:formula="of:=IF([.E29]&lt;&gt;&quot;&quot;;COM.MICROSOFT.CONCAT(&quot; - &quot;;[.$A29];&quot;: &quot;;[.E29]);&quot;&quot;)">
            <text:p/>
          </table:table-cell>
          <table:table-cell table:style-name="ce41" table:formula="of:=IF([.F29]&lt;&gt;&quot;&quot;;COM.MICROSOFT.CONCAT(&quot; - &quot;;[.$A29];&quot;: &quot;;[.F29]);&quot;&quot;)">
            <text:p/>
          </table:table-cell>
          <table:table-cell table:style-name="ce41" table:formula="of:=IF([.G29]&lt;&gt;&quot;&quot;;COM.MICROSOFT.CONCAT(&quot; - &quot;;[.$A29];&quot;: &quot;;[.G29]);&quot;&quot;)">
            <text:p/>
          </table:table-cell>
          <table:table-cell table:style-name="ce41" table:formula="of:=IF([.H29]&lt;&gt;&quot;&quot;;COM.MICROSOFT.CONCAT(&quot; - &quot;;[.$A29];&quot;: &quot;;[.H29]);&quot;&quot;)">
            <text:p/>
          </table:table-cell>
          <table:table-cell table:style-name="ce41" table:formula="of:=IF([.I29]&lt;&gt;&quot;&quot;;COM.MICROSOFT.CONCAT(&quot; - &quot;;[.$A29];&quot;: &quot;;[.I29]);&quot;&quot;)">
            <text:p/>
          </table:table-cell>
          <table:table-cell table:style-name="ce41" table:formula="of:=IF([.J29]&lt;&gt;&quot;&quot;;COM.MICROSOFT.CONCAT(&quot; - &quot;;[.$A29];&quot;: &quot;;[.J29]);&quot;&quot;)">
            <text:p/>
          </table:table-cell>
          <table:table-cell table:style-name="ce42" table:formula="of:=IF([.K29]&lt;&gt;&quot;&quot;;COM.MICROSOFT.CONCAT([.$A29];&quot;: &quot;;[.K29]);&quot;&quot;)">
            <text:p/>
          </table:table-cell>
          <table:table-cell table:style-name="ce42" table:formula="of:=IF([.L29]&lt;&gt;&quot;&quot;;COM.MICROSOFT.CONCAT([.$A29];&quot;: &quot;;[.L29]);&quot;&quot;)">
            <text:p/>
          </table:table-cell>
          <table:table-cell table:style-name="ce42" table:formula="of:=IF([.M29]&lt;&gt;&quot;&quot;;COM.MICROSOFT.CONCAT([.$A29];&quot;: &quot;;[.M29]);&quot;&quot;)">
            <text:p/>
          </table:table-cell>
          <table:table-cell table:style-name="ce42" table:formula="of:=IF([.N29]&lt;&gt;&quot;&quot;;COM.MICROSOFT.CONCAT([.$A29];&quot;: &quot;;[.N29]);&quot;&quot;)">
            <text:p/>
          </table:table-cell>
          <table:table-cell table:style-name="ce42" table:formula="of:=IF([.O29]&lt;&gt;&quot;&quot;;COM.MICROSOFT.CONCAT([.$A29];&quot;: &quot;;[.O29]);&quot;&quot;)">
            <text:p/>
          </table:table-cell>
          <table:table-cell table:style-name="ce42" table:formula="of:=IF([.P29]&lt;&gt;&quot;&quot;;COM.MICROSOFT.CONCAT([.$A29];&quot;: &quot;;[.P29]);&quot;&quot;)">
            <text:p/>
          </table:table-cell>
          <table:table-cell table:style-name="ce42" table:formula="of:=IF([.Q29]&lt;&gt;&quot;&quot;;COM.MICROSOFT.CONCAT([.$A29];&quot;: &quot;;[.Q29]);&quot;&quot;)">
            <text:p/>
          </table:table-cell>
          <table:table-cell table:style-name="ce42" table:formula="of:=IF([.R29]&lt;&gt;&quot;&quot;;COM.MICROSOFT.CONCAT([.$A29];&quot;: &quot;;[.R29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30]&lt;&gt;&quot;&quot;;COM.MICROSOFT.CONCAT(&quot; - &quot;;[.$A30];&quot;: &quot;;[.C30]);&quot;&quot;)">
            <text:p/>
          </table:table-cell>
          <table:table-cell table:style-name="ce41" table:formula="of:=IF([.D30]&lt;&gt;&quot;&quot;;COM.MICROSOFT.CONCAT(&quot; - &quot;;[.$A30];&quot;: &quot;;[.D30]);&quot;&quot;)">
            <text:p/>
          </table:table-cell>
          <table:table-cell table:style-name="ce41" table:formula="of:=IF([.E30]&lt;&gt;&quot;&quot;;COM.MICROSOFT.CONCAT(&quot; - &quot;;[.$A30];&quot;: &quot;;[.E30]);&quot;&quot;)">
            <text:p/>
          </table:table-cell>
          <table:table-cell table:style-name="ce41" table:formula="of:=IF([.F30]&lt;&gt;&quot;&quot;;COM.MICROSOFT.CONCAT(&quot; - &quot;;[.$A30];&quot;: &quot;;[.F30]);&quot;&quot;)">
            <text:p/>
          </table:table-cell>
          <table:table-cell table:style-name="ce41" table:formula="of:=IF([.G30]&lt;&gt;&quot;&quot;;COM.MICROSOFT.CONCAT(&quot; - &quot;;[.$A30];&quot;: &quot;;[.G30]);&quot;&quot;)">
            <text:p/>
          </table:table-cell>
          <table:table-cell table:style-name="ce41" table:formula="of:=IF([.H30]&lt;&gt;&quot;&quot;;COM.MICROSOFT.CONCAT(&quot; - &quot;;[.$A30];&quot;: &quot;;[.H30]);&quot;&quot;)">
            <text:p/>
          </table:table-cell>
          <table:table-cell table:style-name="ce41" table:formula="of:=IF([.I30]&lt;&gt;&quot;&quot;;COM.MICROSOFT.CONCAT(&quot; - &quot;;[.$A30];&quot;: &quot;;[.I30]);&quot;&quot;)">
            <text:p/>
          </table:table-cell>
          <table:table-cell table:style-name="ce41" table:formula="of:=IF([.J30]&lt;&gt;&quot;&quot;;COM.MICROSOFT.CONCAT(&quot; - &quot;;[.$A30];&quot;: &quot;;[.J30]);&quot;&quot;)">
            <text:p/>
          </table:table-cell>
          <table:table-cell table:style-name="ce42" table:formula="of:=IF([.K30]&lt;&gt;&quot;&quot;;COM.MICROSOFT.CONCAT([.$A30];&quot;: &quot;;[.K30]);&quot;&quot;)">
            <text:p/>
          </table:table-cell>
          <table:table-cell table:style-name="ce42" table:formula="of:=IF([.L30]&lt;&gt;&quot;&quot;;COM.MICROSOFT.CONCAT([.$A30];&quot;: &quot;;[.L30]);&quot;&quot;)">
            <text:p/>
          </table:table-cell>
          <table:table-cell table:style-name="ce42" table:formula="of:=IF([.M30]&lt;&gt;&quot;&quot;;COM.MICROSOFT.CONCAT([.$A30];&quot;: &quot;;[.M30]);&quot;&quot;)">
            <text:p/>
          </table:table-cell>
          <table:table-cell table:style-name="ce42" table:formula="of:=IF([.N30]&lt;&gt;&quot;&quot;;COM.MICROSOFT.CONCAT([.$A30];&quot;: &quot;;[.N30]);&quot;&quot;)">
            <text:p/>
          </table:table-cell>
          <table:table-cell table:style-name="ce42" table:formula="of:=IF([.O30]&lt;&gt;&quot;&quot;;COM.MICROSOFT.CONCAT([.$A30];&quot;: &quot;;[.O30]);&quot;&quot;)">
            <text:p/>
          </table:table-cell>
          <table:table-cell table:style-name="ce42" table:formula="of:=IF([.P30]&lt;&gt;&quot;&quot;;COM.MICROSOFT.CONCAT([.$A30];&quot;: &quot;;[.P30]);&quot;&quot;)">
            <text:p/>
          </table:table-cell>
          <table:table-cell table:style-name="ce42" table:formula="of:=IF([.Q30]&lt;&gt;&quot;&quot;;COM.MICROSOFT.CONCAT([.$A30];&quot;: &quot;;[.Q30]);&quot;&quot;)">
            <text:p/>
          </table:table-cell>
          <table:table-cell table:style-name="ce42" table:formula="of:=IF([.R30]&lt;&gt;&quot;&quot;;COM.MICROSOFT.CONCAT([.$A30];&quot;: &quot;;[.R30]);&quot;&quot;)">
            <text:p/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41" table:formula="of:=IF([.C31]&lt;&gt;&quot;&quot;;COM.MICROSOFT.CONCAT(&quot; - &quot;;[.$A31];&quot;: &quot;;[.C31]);&quot;&quot;)">
            <text:p/>
          </table:table-cell>
          <table:table-cell table:style-name="ce41" table:formula="of:=IF([.D31]&lt;&gt;&quot;&quot;;COM.MICROSOFT.CONCAT(&quot; - &quot;;[.$A31];&quot;: &quot;;[.D31]);&quot;&quot;)">
            <text:p/>
          </table:table-cell>
          <table:table-cell table:style-name="ce41" table:formula="of:=IF([.E31]&lt;&gt;&quot;&quot;;COM.MICROSOFT.CONCAT(&quot; - &quot;;[.$A31];&quot;: &quot;;[.E31]);&quot;&quot;)">
            <text:p/>
          </table:table-cell>
          <table:table-cell table:style-name="ce41" table:formula="of:=IF([.F31]&lt;&gt;&quot;&quot;;COM.MICROSOFT.CONCAT(&quot; - &quot;;[.$A31];&quot;: &quot;;[.F31]);&quot;&quot;)">
            <text:p/>
          </table:table-cell>
          <table:table-cell table:style-name="ce41" table:formula="of:=IF([.G31]&lt;&gt;&quot;&quot;;COM.MICROSOFT.CONCAT(&quot; - &quot;;[.$A31];&quot;: &quot;;[.G31]);&quot;&quot;)">
            <text:p/>
          </table:table-cell>
          <table:table-cell table:style-name="ce41" table:formula="of:=IF([.H31]&lt;&gt;&quot;&quot;;COM.MICROSOFT.CONCAT(&quot; - &quot;;[.$A31];&quot;: &quot;;[.H31]);&quot;&quot;)">
            <text:p/>
          </table:table-cell>
          <table:table-cell table:style-name="ce41" table:formula="of:=IF([.I31]&lt;&gt;&quot;&quot;;COM.MICROSOFT.CONCAT(&quot; - &quot;;[.$A31];&quot;: &quot;;[.I31]);&quot;&quot;)">
            <text:p/>
          </table:table-cell>
          <table:table-cell table:style-name="ce41" table:formula="of:=IF([.J31]&lt;&gt;&quot;&quot;;COM.MICROSOFT.CONCAT(&quot; - &quot;;[.$A31];&quot;: &quot;;[.J31]);&quot;&quot;)">
            <text:p/>
          </table:table-cell>
          <table:table-cell table:style-name="ce42" table:formula="of:=IF([.K31]&lt;&gt;&quot;&quot;;COM.MICROSOFT.CONCAT([.$A31];&quot;: &quot;;[.K31]);&quot;&quot;)">
            <text:p/>
          </table:table-cell>
          <table:table-cell table:style-name="ce42" table:formula="of:=IF([.L31]&lt;&gt;&quot;&quot;;COM.MICROSOFT.CONCAT([.$A31];&quot;: &quot;;[.L31]);&quot;&quot;)">
            <text:p/>
          </table:table-cell>
          <table:table-cell table:style-name="ce42" table:formula="of:=IF([.M31]&lt;&gt;&quot;&quot;;COM.MICROSOFT.CONCAT([.$A31];&quot;: &quot;;[.M31]);&quot;&quot;)">
            <text:p/>
          </table:table-cell>
          <table:table-cell table:style-name="ce42" table:formula="of:=IF([.N31]&lt;&gt;&quot;&quot;;COM.MICROSOFT.CONCAT([.$A31];&quot;: &quot;;[.N31]);&quot;&quot;)">
            <text:p/>
          </table:table-cell>
          <table:table-cell table:style-name="ce42" table:formula="of:=IF([.O31]&lt;&gt;&quot;&quot;;COM.MICROSOFT.CONCAT([.$A31];&quot;: &quot;;[.O31]);&quot;&quot;)">
            <text:p/>
          </table:table-cell>
          <table:table-cell table:style-name="ce42" table:formula="of:=IF([.P31]&lt;&gt;&quot;&quot;;COM.MICROSOFT.CONCAT([.$A31];&quot;: &quot;;[.P31]);&quot;&quot;)">
            <text:p/>
          </table:table-cell>
          <table:table-cell table:style-name="ce42" table:formula="of:=IF([.Q31]&lt;&gt;&quot;&quot;;COM.MICROSOFT.CONCAT([.$A31];&quot;: &quot;;[.Q31]);&quot;&quot;)">
            <text:p/>
          </table:table-cell>
          <table:table-cell table:style-name="ce42" table:formula="of:=IF([.R31]&lt;&gt;&quot;&quot;;COM.MICROSOFT.CONCAT([.$A31];&quot;: &quot;;[.R31]);&quot;&quot;)">
            <text:p/>
          </table:table-cell>
          <table:table-cell table:number-columns-repeated="1006"/>
        </table:table-row>
        <table:table-row table:style-name="ro3" table:number-rows-repeated="11">
          <table:table-cell table:number-columns-repeated="2"/>
          <table:table-cell table:style-name="ce42" table:number-columns-repeated="14"/>
          <table:table-cell table:number-columns-repeated="1008"/>
        </table:table-row>
        <table:table-row table:style-name="ro3" table:number-rows-repeated="38">
          <table:table-cell table:number-columns-repeated="2"/>
          <table:table-cell table:style-name="ce42"/>
          <table:table-cell table:number-columns-repeated="1021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cat BuildingSplitsConfig" table:style-name="ta4"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number-columns-repeated="1011" table:default-cell-style-name="Default"/>
        <table:table-row table:style-name="ro1">
          <table:table-cell table:style-name="ce44" office:value-type="string" calcext:value-type="string">
            <text:p>Start</text:p>
          </table:table-cell>
          <table:table-cell table:style-name="ce44" office:value-type="string" calcext:value-type="string">
            <text:p>SplitName</text:p>
          </table:table-cell>
          <table:table-cell table:style-name="ce44" office:value-type="string" calcext:value-type="string">
            <text:p>Index</text:p>
          </table:table-cell>
          <table:table-cell table:style-name="ce44"/>
          <table:table-cell table:style-name="ce44" office:value-type="string" calcext:value-type="string">
            <text:p>Name</text:p>
          </table:table-cell>
          <table:table-cell table:style-name="ce44"/>
          <table:table-cell table:number-columns-repeated="2" table:style-name="ce44" office:value-type="string" calcext:value-type="string">
            <text:p>Number</text:p>
          </table:table-cell>
          <table:table-cell table:style-name="ce50"/>
          <table:table-cell table:style-name="ce44" office:value-type="string" calcext:value-type="string">
            <text:p>End</text:p>
          </table:table-cell>
          <table:table-cell table:style-name="ce44"/>
          <table:table-cell table:style-name="ce50"/>
          <table:table-cell table:style-name="ce44" office:value-type="string" calcext:value-type="string">
            <text:p>To copy/paste in BuildingSplitsConfig section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{ "</text:p>
          </table:table-cell>
          <table:table-cell table:style-name="ce46" table:content-validation-name="val1" office:value-type="string" calcext:value-type="string">
            <text:p>Blue Science</text:p>
          </table:table-cell>
          <table:table-cell table:style-name="ce47" table:formula="of:=MATCH([.B2]; [$'Split Configuration (buildings)'.E2:.M2];0)" office:value-type="float" office:value="6" calcext:value-type="float">
            <text:p>6</text:p>
          </table:table-cell>
          <table:table-cell table:style-name="ce45" office:value-type="string" calcext:value-type="string">
            <text:p>", "</text:p>
          </table:table-cell>
          <table:table-cell table:style-name="ce48" table:formula="of:=[$'Split Configuration (buildings)'.B3]" office:value-type="string" office:string-value="stone-furnace" calcext:value-type="string">
            <text:p>stone-furnace</text:p>
          </table:table-cell>
          <table:table-cell table:style-name="ce45" office:value-type="string" calcext:value-type="string">
            <text:p>", </text:p>
          </table:table-cell>
          <table:table-cell table:style-name="ce47" table:formula="of:=VLOOKUP([.E2];[$'Split Configuration (buildings)'.$B$1:.$M$1048576];[.$C$2]+3;0)" office:value-type="float" office:value="103" calcext:value-type="float">
            <text:p>103</text:p>
          </table:table-cell>
          <table:table-cell table:style-name="ce47" table:formula="of:=IF([.G2]=&quot;&quot;;&quot;00&quot;;[.G2])" office:value-type="float" office:value="103" calcext:value-type="float">
            <text:p>103</text:p>
          </table:table-cell>
          <table:table-cell table:style-name="ce45" office:value-type="string" calcext:value-type="string">
            <text:p>, </text:p>
          </table:table-cell>
          <table:table-cell table:style-name="ce47" table:formula="of:=VLOOKUP([.E2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5" office:value-type="string" calcext:value-type="string">
            <text:p><text:s/>},</text:p>
          </table:table-cell>
          <table:table-cell table:style-name="ce51" table:formula="of:=CONCATENATE([.$A$2];[.$B$2];[.$D$2];[.E2];[.$F$2];[.H2];[.$I$2];[.J2];[.$L$2])" office:value-type="string" office:string-value="{ &quot;Blue Science&quot;, &quot;stone-furnace&quot;, 103, true }," calcext:value-type="string">
            <text:p>{ "Blue Science", "stone-furnace", 103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4]" office:value-type="string" office:string-value="burner-mining-drill" calcext:value-type="string">
            <text:p>burner-mining-drill</text:p>
          </table:table-cell>
          <table:table-cell table:style-name="ce49"/>
          <table:table-cell table:style-name="ce47" table:formula="of:=VLOOKUP([.E3];[$'Split Configuration (buildings)'.$B$1:.$M$1048576];[.$C$2]+3;0)" office:value-type="float" office:value="37" calcext:value-type="float">
            <text:p>37</text:p>
          </table:table-cell>
          <table:table-cell table:style-name="ce47" table:formula="of:=IF([.G3]=&quot;&quot;;&quot;00&quot;;[.G3])" office:value-type="float" office:value="37" calcext:value-type="float">
            <text:p>37</text:p>
          </table:table-cell>
          <table:table-cell table:style-name="ce49"/>
          <table:table-cell table:style-name="ce47" table:formula="of:=VLOOKUP([.E3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3];[.$F$2];[.H3];[.$I$2];[.J3];[.$L$2])" office:value-type="string" office:string-value="{ &quot;Blue Science&quot;, &quot;burner-mining-drill&quot;, 37, true }," calcext:value-type="string">
            <text:p>{ "Blue Science", "burner-mining-drill", 37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5]" office:value-type="string" office:string-value="iron-chest" calcext:value-type="string">
            <text:p>iron-chest</text:p>
          </table:table-cell>
          <table:table-cell table:style-name="ce49"/>
          <table:table-cell table:style-name="ce47" table:formula="of:=VLOOKUP([.E4];[$'Split Configuration (buildings)'.$B$1:.$M$1048576];[.$C$2]+3;0)" office:value-type="float" office:value="37" calcext:value-type="float">
            <text:p>37</text:p>
          </table:table-cell>
          <table:table-cell table:style-name="ce47" table:formula="of:=IF([.G4]=&quot;&quot;;&quot;00&quot;;[.G4])" office:value-type="float" office:value="37" calcext:value-type="float">
            <text:p>37</text:p>
          </table:table-cell>
          <table:table-cell table:style-name="ce49"/>
          <table:table-cell table:style-name="ce47" table:formula="of:=VLOOKUP([.E4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4];[.$F$2];[.H4];[.$I$2];[.J4];[.$L$2])" office:value-type="string" office:string-value="{ &quot;Blue Science&quot;, &quot;iron-chest&quot;, 37, true }," calcext:value-type="string">
            <text:p>{ "Blue Science", "iron-chest", 37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6]" office:value-type="string" office:string-value="offshore-pump" calcext:value-type="string">
            <text:p>offshore-pump</text:p>
          </table:table-cell>
          <table:table-cell table:style-name="ce49"/>
          <table:table-cell table:style-name="ce47" table:formula="of:=VLOOKUP([.E5];[$'Split Configuration (buildings)'.$B$1:.$M$1048576];[.$C$2]+3;0)" office:value-type="float" office:value="3" calcext:value-type="float">
            <text:p>3</text:p>
          </table:table-cell>
          <table:table-cell table:style-name="ce47" table:formula="of:=IF([.G5]=&quot;&quot;;&quot;00&quot;;[.G5])" office:value-type="float" office:value="3" calcext:value-type="float">
            <text:p>3</text:p>
          </table:table-cell>
          <table:table-cell table:style-name="ce49"/>
          <table:table-cell table:style-name="ce47" table:formula="of:=VLOOKUP([.E5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5];[.$F$2];[.H5];[.$I$2];[.J5];[.$L$2])" office:value-type="string" office:string-value="{ &quot;Blue Science&quot;, &quot;offshore-pump&quot;, 3, true }," calcext:value-type="string">
            <text:p>{ "Blue Science", "offshore-pump", 3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7]" office:value-type="string" office:string-value="boiler" calcext:value-type="string">
            <text:p>boiler</text:p>
          </table:table-cell>
          <table:table-cell table:style-name="ce49"/>
          <table:table-cell table:style-name="ce47" table:formula="of:=VLOOKUP([.E6];[$'Split Configuration (buildings)'.$B$1:.$M$1048576];[.$C$2]+3;0)" office:value-type="float" office:value="37" calcext:value-type="float">
            <text:p>37</text:p>
          </table:table-cell>
          <table:table-cell table:style-name="ce47" table:formula="of:=IF([.G6]=&quot;&quot;;&quot;00&quot;;[.G6])" office:value-type="float" office:value="37" calcext:value-type="float">
            <text:p>37</text:p>
          </table:table-cell>
          <table:table-cell table:style-name="ce49"/>
          <table:table-cell table:style-name="ce47" table:formula="of:=VLOOKUP([.E6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6];[.$F$2];[.H6];[.$I$2];[.J6];[.$L$2])" office:value-type="string" office:string-value="{ &quot;Blue Science&quot;, &quot;boiler&quot;, 37, true }," calcext:value-type="string">
            <text:p>{ "Blue Science", "boiler", 37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8]" office:value-type="string" office:string-value="steam-engine" calcext:value-type="string">
            <text:p>steam-engine</text:p>
          </table:table-cell>
          <table:table-cell table:style-name="ce49"/>
          <table:table-cell table:style-name="ce47" table:formula="of:=VLOOKUP([.E7];[$'Split Configuration (buildings)'.$B$1:.$M$1048576];[.$C$2]+3;0)" office:value-type="float" office:value="74" calcext:value-type="float">
            <text:p>74</text:p>
          </table:table-cell>
          <table:table-cell table:style-name="ce47" table:formula="of:=IF([.G7]=&quot;&quot;;&quot;00&quot;;[.G7])" office:value-type="float" office:value="74" calcext:value-type="float">
            <text:p>74</text:p>
          </table:table-cell>
          <table:table-cell table:style-name="ce49"/>
          <table:table-cell table:style-name="ce47" table:formula="of:=VLOOKUP([.E7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7];[.$F$2];[.H7];[.$I$2];[.J7];[.$L$2])" office:value-type="string" office:string-value="{ &quot;Blue Science&quot;, &quot;steam-engine&quot;, 74, true }," calcext:value-type="string">
            <text:p>{ "Blue Science", "steam-engine", 74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9]" office:value-type="string" office:string-value="pump" calcext:value-type="string">
            <text:p>pump</text:p>
          </table:table-cell>
          <table:table-cell table:style-name="ce49"/>
          <table:table-cell table:style-name="ce47" table:formula="of:=VLOOKUP([.E8];[$'Split Configuration (buildings)'.$B$1:.$M$1048576];[.$C$2]+3;0)" office:value-type="float" office:value="6" calcext:value-type="float">
            <text:p>6</text:p>
          </table:table-cell>
          <table:table-cell table:style-name="ce47" table:formula="of:=IF([.G8]=&quot;&quot;;&quot;00&quot;;[.G8])" office:value-type="float" office:value="6" calcext:value-type="float">
            <text:p>6</text:p>
          </table:table-cell>
          <table:table-cell table:style-name="ce49"/>
          <table:table-cell table:style-name="ce47" table:formula="of:=VLOOKUP([.E8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8];[.$F$2];[.H8];[.$I$2];[.J8];[.$L$2])" office:value-type="string" office:string-value="{ &quot;Blue Science&quot;, &quot;pump&quot;, 6, true }," calcext:value-type="string">
            <text:p>{ "Blue Science", "pump", 6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10]" office:value-type="string" office:string-value="electric-mining-drill" calcext:value-type="string">
            <text:p>electric-mining-drill</text:p>
          </table:table-cell>
          <table:table-cell table:style-name="ce49"/>
          <table:table-cell table:style-name="ce47" table:formula="of:=VLOOKUP([.E9];[$'Split Configuration (buildings)'.$B$1:.$M$1048576];[.$C$2]+3;0)" office:value-type="float" office:value="312" calcext:value-type="float">
            <text:p>312</text:p>
          </table:table-cell>
          <table:table-cell table:style-name="ce47" table:formula="of:=IF([.G9]=&quot;&quot;;&quot;00&quot;;[.G9])" office:value-type="float" office:value="312" calcext:value-type="float">
            <text:p>312</text:p>
          </table:table-cell>
          <table:table-cell table:style-name="ce49"/>
          <table:table-cell table:style-name="ce47" table:formula="of:=VLOOKUP([.E9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9];[.$F$2];[.H9];[.$I$2];[.J9];[.$L$2])" office:value-type="string" office:string-value="{ &quot;Blue Science&quot;, &quot;electric-mining-drill&quot;, 312, true }," calcext:value-type="string">
            <text:p>{ "Blue Science", "electric-mining-drill", 312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11]" office:value-type="string" office:string-value="small-electric-pole" calcext:value-type="string">
            <text:p>small-electric-pole</text:p>
          </table:table-cell>
          <table:table-cell table:style-name="ce49"/>
          <table:table-cell table:style-name="ce47" table:formula="of:=VLOOKUP([.E10];[$'Split Configuration (buildings)'.$B$1:.$M$1048576];[.$C$2]+3;0)" office:value-type="float" office:value="449" calcext:value-type="float">
            <text:p>449</text:p>
          </table:table-cell>
          <table:table-cell table:style-name="ce47" table:formula="of:=IF([.G10]=&quot;&quot;;&quot;00&quot;;[.G10])" office:value-type="float" office:value="449" calcext:value-type="float">
            <text:p>449</text:p>
          </table:table-cell>
          <table:table-cell table:style-name="ce49"/>
          <table:table-cell table:style-name="ce47" table:formula="of:=VLOOKUP([.E10];[$'Split Configuration (buildings)'.$B$1:.$M$1048576];3;0)" office:value-type="string" office:string-value="false" calcext:value-type="string">
            <text:p>false</text:p>
          </table:table-cell>
          <table:table-cell table:style-name="ce45"/>
          <table:table-cell table:style-name="ce49"/>
          <table:table-cell table:style-name="ce51" table:formula="of:=CONCATENATE([.$A$2];[.$B$2];[.$D$2];[.E10];[.$F$2];[.H10];[.$I$2];[.J10];[.$L$2])" office:value-type="string" office:string-value="{ &quot;Blue Science&quot;, &quot;small-electric-pole&quot;, 449, false }," calcext:value-type="string">
            <text:p>{ "Blue Science", "small-electric-pole", 449, fals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12]" office:value-type="string" office:string-value="lab" calcext:value-type="string">
            <text:p>lab</text:p>
          </table:table-cell>
          <table:table-cell table:style-name="ce49"/>
          <table:table-cell table:style-name="ce47" table:formula="of:=VLOOKUP([.E11];[$'Split Configuration (buildings)'.$B$1:.$M$1048576];[.$C$2]+3;0)" office:value-type="float" office:value="36" calcext:value-type="float">
            <text:p>36</text:p>
          </table:table-cell>
          <table:table-cell table:style-name="ce47" table:formula="of:=IF([.G11]=&quot;&quot;;&quot;00&quot;;[.G11])" office:value-type="float" office:value="36" calcext:value-type="float">
            <text:p>36</text:p>
          </table:table-cell>
          <table:table-cell table:style-name="ce49"/>
          <table:table-cell table:style-name="ce47" table:formula="of:=VLOOKUP([.E11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11];[.$F$2];[.H11];[.$I$2];[.J11];[.$L$2])" office:value-type="string" office:string-value="{ &quot;Blue Science&quot;, &quot;lab&quot;, 36, true }," calcext:value-type="string">
            <text:p>{ "Blue Science", "lab", 36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13]" office:value-type="string" office:string-value="pipe" calcext:value-type="string">
            <text:p>pipe</text:p>
          </table:table-cell>
          <table:table-cell table:style-name="ce49"/>
          <table:table-cell table:style-name="ce47" table:formula="of:=VLOOKUP([.E12];[$'Split Configuration (buildings)'.$B$1:.$M$1048576];[.$C$2]+3;0)" office:value-type="float" office:value="185" calcext:value-type="float">
            <text:p>185</text:p>
          </table:table-cell>
          <table:table-cell table:style-name="ce47" table:formula="of:=IF([.G12]=&quot;&quot;;&quot;00&quot;;[.G12])" office:value-type="float" office:value="185" calcext:value-type="float">
            <text:p>185</text:p>
          </table:table-cell>
          <table:table-cell table:style-name="ce49"/>
          <table:table-cell table:style-name="ce47" table:formula="of:=VLOOKUP([.E12];[$'Split Configuration (buildings)'.$B$1:.$M$1048576];3;0)" office:value-type="string" office:string-value="false" calcext:value-type="string">
            <text:p>false</text:p>
          </table:table-cell>
          <table:table-cell table:style-name="ce45"/>
          <table:table-cell table:style-name="ce49"/>
          <table:table-cell table:style-name="ce51" table:formula="of:=CONCATENATE([.$A$2];[.$B$2];[.$D$2];[.E12];[.$F$2];[.H12];[.$I$2];[.J12];[.$L$2])" office:value-type="string" office:string-value="{ &quot;Blue Science&quot;, &quot;pipe&quot;, 185, false }," calcext:value-type="string">
            <text:p>{ "Blue Science", "pipe", 185, fals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14]" office:value-type="string" office:string-value="pipe-to-ground" calcext:value-type="string">
            <text:p>pipe-to-ground</text:p>
          </table:table-cell>
          <table:table-cell table:style-name="ce49"/>
          <table:table-cell table:style-name="ce47" table:formula="of:=VLOOKUP([.E13];[$'Split Configuration (buildings)'.$B$1:.$M$1048576];[.$C$2]+3;0)" office:value-type="float" office:value="71" calcext:value-type="float">
            <text:p>71</text:p>
          </table:table-cell>
          <table:table-cell table:style-name="ce47" table:formula="of:=IF([.G13]=&quot;&quot;;&quot;00&quot;;[.G13])" office:value-type="float" office:value="71" calcext:value-type="float">
            <text:p>71</text:p>
          </table:table-cell>
          <table:table-cell table:style-name="ce49"/>
          <table:table-cell table:style-name="ce47" table:formula="of:=VLOOKUP([.E13];[$'Split Configuration (buildings)'.$B$1:.$M$1048576];3;0)" office:value-type="string" office:string-value="false" calcext:value-type="string">
            <text:p>false</text:p>
          </table:table-cell>
          <table:table-cell table:style-name="ce45"/>
          <table:table-cell table:style-name="ce49"/>
          <table:table-cell table:style-name="ce51" table:formula="of:=CONCATENATE([.$A$2];[.$B$2];[.$D$2];[.E13];[.$F$2];[.H13];[.$I$2];[.J13];[.$L$2])" office:value-type="string" office:string-value="{ &quot;Blue Science&quot;, &quot;pipe-to-ground&quot;, 71, false }," calcext:value-type="string">
            <text:p>{ "Blue Science", "pipe-to-ground", 71, fals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15]" office:value-type="string" office:string-value="assembling-machine-1" calcext:value-type="string">
            <text:p>assembling-machine-1</text:p>
          </table:table-cell>
          <table:table-cell table:style-name="ce49"/>
          <table:table-cell table:style-name="ce47" table:formula="of:=VLOOKUP([.E14];[$'Split Configuration (buildings)'.$B$1:.$M$1048576];[.$C$2]+3;0)" office:value-type="float" office:value="26" calcext:value-type="float">
            <text:p>26</text:p>
          </table:table-cell>
          <table:table-cell table:style-name="ce47" table:formula="of:=IF([.G14]=&quot;&quot;;&quot;00&quot;;[.G14])" office:value-type="float" office:value="26" calcext:value-type="float">
            <text:p>26</text:p>
          </table:table-cell>
          <table:table-cell table:style-name="ce49"/>
          <table:table-cell table:style-name="ce47" table:formula="of:=VLOOKUP([.E14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14];[.$F$2];[.H14];[.$I$2];[.J14];[.$L$2])" office:value-type="string" office:string-value="{ &quot;Blue Science&quot;, &quot;assembling-machine-1&quot;, 26, true }," calcext:value-type="string">
            <text:p>{ "Blue Science", "assembling-machine-1", 26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16]" office:value-type="string" office:string-value="express-inserter" calcext:value-type="string">
            <text:p>express-inserter</text:p>
          </table:table-cell>
          <table:table-cell table:style-name="ce49"/>
          <table:table-cell table:style-name="ce47" table:formula="of:=VLOOKUP([.E15];[$'Split Configuration (buildings)'.$B$1:.$M$1048576];[.$C$2]+3;0)" office:value-type="float" office:value="683" calcext:value-type="float">
            <text:p>683</text:p>
          </table:table-cell>
          <table:table-cell table:style-name="ce47" table:formula="of:=IF([.G15]=&quot;&quot;;&quot;00&quot;;[.G15])" office:value-type="float" office:value="683" calcext:value-type="float">
            <text:p>683</text:p>
          </table:table-cell>
          <table:table-cell table:style-name="ce49"/>
          <table:table-cell table:style-name="ce47" table:formula="of:=VLOOKUP([.E15];[$'Split Configuration (buildings)'.$B$1:.$M$1048576];3;0)" office:value-type="string" office:string-value="false" calcext:value-type="string">
            <text:p>false</text:p>
          </table:table-cell>
          <table:table-cell table:style-name="ce45"/>
          <table:table-cell table:style-name="ce49"/>
          <table:table-cell table:style-name="ce51" table:formula="of:=CONCATENATE([.$A$2];[.$B$2];[.$D$2];[.E15];[.$F$2];[.H15];[.$I$2];[.J15];[.$L$2])" office:value-type="string" office:string-value="{ &quot;Blue Science&quot;, &quot;express-inserter&quot;, 683, false }," calcext:value-type="string">
            <text:p>{ "Blue Science", "express-inserter", 683, fals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17]" office:value-type="string" office:string-value="express-belt" calcext:value-type="string">
            <text:p>express-belt</text:p>
          </table:table-cell>
          <table:table-cell table:style-name="ce49"/>
          <table:table-cell table:style-name="ce47" table:formula="of:=VLOOKUP([.E16];[$'Split Configuration (buildings)'.$B$1:.$M$1048576];[.$C$2]+3;0)" office:value-type="float" office:value="2600" calcext:value-type="float">
            <text:p>2600</text:p>
          </table:table-cell>
          <table:table-cell table:style-name="ce47" table:formula="of:=IF([.G16]=&quot;&quot;;&quot;00&quot;;[.G16])" office:value-type="float" office:value="2600" calcext:value-type="float">
            <text:p>2600</text:p>
          </table:table-cell>
          <table:table-cell table:style-name="ce49"/>
          <table:table-cell table:style-name="ce47" table:formula="of:=VLOOKUP([.E16];[$'Split Configuration (buildings)'.$B$1:.$M$1048576];3;0)" office:value-type="string" office:string-value="false" calcext:value-type="string">
            <text:p>false</text:p>
          </table:table-cell>
          <table:table-cell table:style-name="ce45"/>
          <table:table-cell table:style-name="ce49"/>
          <table:table-cell table:style-name="ce51" table:formula="of:=CONCATENATE([.$A$2];[.$B$2];[.$D$2];[.E16];[.$F$2];[.H16];[.$I$2];[.J16];[.$L$2])" office:value-type="string" office:string-value="{ &quot;Blue Science&quot;, &quot;express-belt&quot;, 2600, false }," calcext:value-type="string">
            <text:p>{ "Blue Science", "express-belt", 2600, fals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18]" office:value-type="string" office:string-value="express-splitter" calcext:value-type="string">
            <text:p>express-splitter</text:p>
          </table:table-cell>
          <table:table-cell table:style-name="ce49"/>
          <table:table-cell table:style-name="ce47" table:formula="of:=VLOOKUP([.E17];[$'Split Configuration (buildings)'.$B$1:.$M$1048576];[.$C$2]+3;0)" office:value-type="float" office:value="8" calcext:value-type="float">
            <text:p>8</text:p>
          </table:table-cell>
          <table:table-cell table:style-name="ce47" table:formula="of:=IF([.G17]=&quot;&quot;;&quot;00&quot;;[.G17])" office:value-type="float" office:value="8" calcext:value-type="float">
            <text:p>8</text:p>
          </table:table-cell>
          <table:table-cell table:style-name="ce49"/>
          <table:table-cell table:style-name="ce47" table:formula="of:=VLOOKUP([.E17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17];[.$F$2];[.H17];[.$I$2];[.J17];[.$L$2])" office:value-type="string" office:string-value="{ &quot;Blue Science&quot;, &quot;express-splitter&quot;, 8, true }," calcext:value-type="string">
            <text:p>{ "Blue Science", "express-splitter", 8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19]" office:value-type="string" office:string-value="long-handed-inserter" calcext:value-type="string">
            <text:p>long-handed-inserter</text:p>
          </table:table-cell>
          <table:table-cell table:style-name="ce49"/>
          <table:table-cell table:style-name="ce47" table:formula="of:=VLOOKUP([.E18];[$'Split Configuration (buildings)'.$B$1:.$M$1048576];[.$C$2]+3;0)" office:value-type="float" office:value="283" calcext:value-type="float">
            <text:p>283</text:p>
          </table:table-cell>
          <table:table-cell table:style-name="ce47" table:formula="of:=IF([.G18]=&quot;&quot;;&quot;00&quot;;[.G18])" office:value-type="float" office:value="283" calcext:value-type="float">
            <text:p>283</text:p>
          </table:table-cell>
          <table:table-cell table:style-name="ce49"/>
          <table:table-cell table:style-name="ce47" table:formula="of:=VLOOKUP([.E18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18];[.$F$2];[.H18];[.$I$2];[.J18];[.$L$2])" office:value-type="string" office:string-value="{ &quot;Blue Science&quot;, &quot;long-handed-inserter&quot;, 283, true }," calcext:value-type="string">
            <text:p>{ "Blue Science", "long-handed-inserter", 283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20]" office:value-type="string" office:string-value="fast-inserter" calcext:value-type="string">
            <text:p>fast-inserter</text:p>
          </table:table-cell>
          <table:table-cell table:style-name="ce49"/>
          <table:table-cell table:style-name="ce47" table:formula="of:=VLOOKUP([.E19];[$'Split Configuration (buildings)'.$B$1:.$M$1048576];[.$C$2]+3;0)" office:value-type="float" office:value="131" calcext:value-type="float">
            <text:p>131</text:p>
          </table:table-cell>
          <table:table-cell table:style-name="ce47" table:formula="of:=IF([.G19]=&quot;&quot;;&quot;00&quot;;[.G19])" office:value-type="float" office:value="131" calcext:value-type="float">
            <text:p>131</text:p>
          </table:table-cell>
          <table:table-cell table:style-name="ce49"/>
          <table:table-cell table:style-name="ce47" table:formula="of:=VLOOKUP([.E19];[$'Split Configuration (buildings)'.$B$1:.$M$1048576];3;0)" office:value-type="string" office:string-value="false" calcext:value-type="string">
            <text:p>false</text:p>
          </table:table-cell>
          <table:table-cell table:style-name="ce45"/>
          <table:table-cell table:style-name="ce49"/>
          <table:table-cell table:style-name="ce51" table:formula="of:=CONCATENATE([.$A$2];[.$B$2];[.$D$2];[.E19];[.$F$2];[.H19];[.$I$2];[.J19];[.$L$2])" office:value-type="string" office:string-value="{ &quot;Blue Science&quot;, &quot;fast-inserter&quot;, 131, false }," calcext:value-type="string">
            <text:p>{ "Blue Science", "fast-inserter", 131, fals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21]" office:value-type="string" office:string-value="underground-belt" calcext:value-type="string">
            <text:p>underground-belt</text:p>
          </table:table-cell>
          <table:table-cell table:style-name="ce49"/>
          <table:table-cell table:style-name="ce47" table:formula="of:=VLOOKUP([.E20];[$'Split Configuration (buildings)'.$B$1:.$M$1048576];[.$C$2]+3;0)" office:value-type="float" office:value="63" calcext:value-type="float">
            <text:p>63</text:p>
          </table:table-cell>
          <table:table-cell table:style-name="ce47" table:formula="of:=IF([.G20]=&quot;&quot;;&quot;00&quot;;[.G20])" office:value-type="float" office:value="63" calcext:value-type="float">
            <text:p>63</text:p>
          </table:table-cell>
          <table:table-cell table:style-name="ce49"/>
          <table:table-cell table:style-name="ce47" table:formula="of:=VLOOKUP([.E20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20];[.$F$2];[.H20];[.$I$2];[.J20];[.$L$2])" office:value-type="string" office:string-value="{ &quot;Blue Science&quot;, &quot;underground-belt&quot;, 63, true }," calcext:value-type="string">
            <text:p>{ "Blue Science", "underground-belt", 63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22]" office:value-type="string" office:string-value="assembling-machine-2" calcext:value-type="string">
            <text:p>assembling-machine-2</text:p>
          </table:table-cell>
          <table:table-cell table:style-name="ce49"/>
          <table:table-cell table:style-name="ce47" table:formula="of:=VLOOKUP([.E21];[$'Split Configuration (buildings)'.$B$1:.$M$1048576];[.$C$2]+3;0)" office:value-type="float" office:value="133" calcext:value-type="float">
            <text:p>133</text:p>
          </table:table-cell>
          <table:table-cell table:style-name="ce47" table:formula="of:=IF([.G21]=&quot;&quot;;&quot;00&quot;;[.G21])" office:value-type="float" office:value="133" calcext:value-type="float">
            <text:p>133</text:p>
          </table:table-cell>
          <table:table-cell table:style-name="ce49"/>
          <table:table-cell table:style-name="ce47" table:formula="of:=VLOOKUP([.E21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21];[.$F$2];[.H21];[.$I$2];[.J21];[.$L$2])" office:value-type="string" office:string-value="{ &quot;Blue Science&quot;, &quot;assembling-machine-2&quot;, 133, true }," calcext:value-type="string">
            <text:p>{ "Blue Science", "assembling-machine-2", 133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23]" office:value-type="string" office:string-value="steel-furnace" calcext:value-type="string">
            <text:p>steel-furnace</text:p>
          </table:table-cell>
          <table:table-cell table:style-name="ce49"/>
          <table:table-cell table:style-name="ce47" table:formula="of:=VLOOKUP([.E22];[$'Split Configuration (buildings)'.$B$1:.$M$1048576];[.$C$2]+3;0)" office:value-type="float" office:value="216" calcext:value-type="float">
            <text:p>216</text:p>
          </table:table-cell>
          <table:table-cell table:style-name="ce47" table:formula="of:=IF([.G22]=&quot;&quot;;&quot;00&quot;;[.G22])" office:value-type="float" office:value="216" calcext:value-type="float">
            <text:p>216</text:p>
          </table:table-cell>
          <table:table-cell table:style-name="ce49"/>
          <table:table-cell table:style-name="ce47" table:formula="of:=VLOOKUP([.E22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22];[.$F$2];[.H22];[.$I$2];[.J22];[.$L$2])" office:value-type="string" office:string-value="{ &quot;Blue Science&quot;, &quot;steel-furnace&quot;, 216, true }," calcext:value-type="string">
            <text:p>{ "Blue Science", "steel-furnace", 216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24]" office:value-type="string" office:string-value="pumpjack" calcext:value-type="string">
            <text:p>pumpjack</text:p>
          </table:table-cell>
          <table:table-cell table:style-name="ce49"/>
          <table:table-cell table:style-name="ce47" table:formula="of:=VLOOKUP([.E23];[$'Split Configuration (buildings)'.$B$1:.$M$1048576];[.$C$2]+3;0)" office:value-type="float" office:value="5" calcext:value-type="float">
            <text:p>5</text:p>
          </table:table-cell>
          <table:table-cell table:style-name="ce47" table:formula="of:=IF([.G23]=&quot;&quot;;&quot;00&quot;;[.G23])" office:value-type="float" office:value="5" calcext:value-type="float">
            <text:p>5</text:p>
          </table:table-cell>
          <table:table-cell table:style-name="ce49"/>
          <table:table-cell table:style-name="ce47" table:formula="of:=VLOOKUP([.E23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23];[.$F$2];[.H23];[.$I$2];[.J23];[.$L$2])" office:value-type="string" office:string-value="{ &quot;Blue Science&quot;, &quot;pumpjack&quot;, 5, true }," calcext:value-type="string">
            <text:p>{ "Blue Science", "pumpjack", 5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25]" office:value-type="string" office:string-value="oil-refinery" calcext:value-type="string">
            <text:p>oil-refinery</text:p>
          </table:table-cell>
          <table:table-cell table:style-name="ce49"/>
          <table:table-cell table:style-name="ce47" table:formula="of:=VLOOKUP([.E24];[$'Split Configuration (buildings)'.$B$1:.$M$1048576];[.$C$2]+3;0)" office:value-type="float" office:value="9" calcext:value-type="float">
            <text:p>9</text:p>
          </table:table-cell>
          <table:table-cell table:style-name="ce47" table:formula="of:=IF([.G24]=&quot;&quot;;&quot;00&quot;;[.G24])" office:value-type="float" office:value="9" calcext:value-type="float">
            <text:p>9</text:p>
          </table:table-cell>
          <table:table-cell table:style-name="ce49"/>
          <table:table-cell table:style-name="ce47" table:formula="of:=VLOOKUP([.E24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24];[.$F$2];[.H24];[.$I$2];[.J24];[.$L$2])" office:value-type="string" office:string-value="{ &quot;Blue Science&quot;, &quot;oil-refinery&quot;, 9, true }," calcext:value-type="string">
            <text:p>{ "Blue Science", "oil-refinery", 9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26]" office:value-type="string" office:string-value="chemical-plant" calcext:value-type="string">
            <text:p>chemical-plant</text:p>
          </table:table-cell>
          <table:table-cell table:style-name="ce49"/>
          <table:table-cell table:style-name="ce47" table:formula="of:=VLOOKUP([.E25];[$'Split Configuration (buildings)'.$B$1:.$M$1048576];[.$C$2]+3;0)" office:value-type="float" office:value="8" calcext:value-type="float">
            <text:p>8</text:p>
          </table:table-cell>
          <table:table-cell table:style-name="ce47" table:formula="of:=IF([.G25]=&quot;&quot;;&quot;00&quot;;[.G25])" office:value-type="float" office:value="8" calcext:value-type="float">
            <text:p>8</text:p>
          </table:table-cell>
          <table:table-cell table:style-name="ce49"/>
          <table:table-cell table:style-name="ce47" table:formula="of:=VLOOKUP([.E25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25];[.$F$2];[.H25];[.$I$2];[.J25];[.$L$2])" office:value-type="string" office:string-value="{ &quot;Blue Science&quot;, &quot;chemical-plant&quot;, 8, true }," calcext:value-type="string">
            <text:p>{ "Blue Science", "chemical-plant", 8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27]" office:value-type="string" office:string-value="storage-tank" calcext:value-type="string">
            <text:p>storage-tank</text:p>
          </table:table-cell>
          <table:table-cell table:style-name="ce49"/>
          <table:table-cell table:style-name="ce47" table:formula="of:=VLOOKUP([.E26];[$'Split Configuration (buildings)'.$B$1:.$M$1048576];[.$C$2]+3;0)" office:value-type="float" office:value="10" calcext:value-type="float">
            <text:p>10</text:p>
          </table:table-cell>
          <table:table-cell table:style-name="ce47" table:formula="of:=IF([.G26]=&quot;&quot;;&quot;00&quot;;[.G26])" office:value-type="float" office:value="10" calcext:value-type="float">
            <text:p>10</text:p>
          </table:table-cell>
          <table:table-cell table:style-name="ce49"/>
          <table:table-cell table:style-name="ce47" table:formula="of:=VLOOKUP([.E26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26];[.$F$2];[.H26];[.$I$2];[.J26];[.$L$2])" office:value-type="string" office:string-value="{ &quot;Blue Science&quot;, &quot;storage-tank&quot;, 10, true }," calcext:value-type="string">
            <text:p>{ "Blue Science", "storage-tank", 10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28]" office:value-type="string" office:string-value="storage-chest" calcext:value-type="string">
            <text:p>storage-chest</text:p>
          </table:table-cell>
          <table:table-cell table:style-name="ce49"/>
          <table:table-cell table:style-name="ce47" table:formula="of:=VLOOKUP([.E27];[$'Split Configuration (buildings)'.$B$1:.$M$1048576];[.$C$2]+3;0)" office:value-type="float" office:value="0" calcext:value-type="float">
            <text:p/>
          </table:table-cell>
          <table:table-cell table:style-name="ce47" table:formula="of:=IF([.G27]=&quot;&quot;;&quot;00&quot;;[.G27])" office:value-type="string" office:string-value="00" calcext:value-type="string">
            <text:p>00</text:p>
          </table:table-cell>
          <table:table-cell table:style-name="ce49"/>
          <table:table-cell table:style-name="ce47" table:formula="of:=VLOOKUP([.E27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27];[.$F$2];[.H27];[.$I$2];[.J27];[.$L$2])" office:value-type="string" office:string-value="{ &quot;Blue Science&quot;, &quot;storage-chest&quot;, 00, true }," calcext:value-type="string">
            <text:p>{ "Blue Science", "storage-chest", 00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29]" office:value-type="string" office:string-value="passive-provider-chest" calcext:value-type="string">
            <text:p>passive-provider-chest</text:p>
          </table:table-cell>
          <table:table-cell table:style-name="ce49"/>
          <table:table-cell table:style-name="ce47" table:formula="of:=VLOOKUP([.E28];[$'Split Configuration (buildings)'.$B$1:.$M$1048576];[.$C$2]+3;0)" office:value-type="float" office:value="0" calcext:value-type="float">
            <text:p/>
          </table:table-cell>
          <table:table-cell table:style-name="ce47" table:formula="of:=IF([.G28]=&quot;&quot;;&quot;00&quot;;[.G28])" office:value-type="string" office:string-value="00" calcext:value-type="string">
            <text:p>00</text:p>
          </table:table-cell>
          <table:table-cell table:style-name="ce49"/>
          <table:table-cell table:style-name="ce47" table:formula="of:=VLOOKUP([.E28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28];[.$F$2];[.H28];[.$I$2];[.J28];[.$L$2])" office:value-type="string" office:string-value="{ &quot;Blue Science&quot;, &quot;passive-provider-chest&quot;, 00, true }," calcext:value-type="string">
            <text:p>{ "Blue Science", "passive-provider-chest", 00, true },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8" table:formula="of:=[$'Split Configuration (buildings)'.B30]" office:value-type="string" office:string-value="roboport" calcext:value-type="string">
            <text:p>roboport</text:p>
          </table:table-cell>
          <table:table-cell table:style-name="ce49"/>
          <table:table-cell table:style-name="ce47" table:formula="of:=VLOOKUP([.E29];[$'Split Configuration (buildings)'.$B$1:.$M$1048576];[.$C$2]+3;0)" office:value-type="float" office:value="0" calcext:value-type="float">
            <text:p/>
          </table:table-cell>
          <table:table-cell table:style-name="ce47" table:formula="of:=IF([.G29]=&quot;&quot;;&quot;00&quot;;[.G29])" office:value-type="string" office:string-value="00" calcext:value-type="string">
            <text:p>00</text:p>
          </table:table-cell>
          <table:table-cell table:style-name="ce49"/>
          <table:table-cell table:style-name="ce47" table:formula="of:=VLOOKUP([.E29];[$'Split Configuration (buildings)'.$B$1:.$M$1048576];3;0)" office:value-type="string" office:string-value="true" calcext:value-type="string">
            <text:p>true</text:p>
          </table:table-cell>
          <table:table-cell table:style-name="ce45"/>
          <table:table-cell table:style-name="ce49"/>
          <table:table-cell table:style-name="ce51" table:formula="of:=CONCATENATE([.$A$2];[.$B$2];[.$D$2];[.E29];[.$F$2];[.H29];[.$I$2];[.J29];[.$L$2])" office:value-type="string" office:string-value="{ &quot;Blue Science&quot;, &quot;roboport&quot;, 00, true }," calcext:value-type="string">
            <text:p>{ "Blue Science", "roboport", 00, true },</text:p>
          </table:table-cell>
          <table:table-cell table:number-columns-repeated="101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cat BuildingsAddressList " table:style-name="ta5">
        <table:table-column table:style-name="co9" table:default-cell-style-name="Default"/>
        <table:table-column table:style-name="co34" table:default-cell-style-name="Default"/>
        <table:table-column table:style-name="co9" table:number-columns-repeated="3" table:default-cell-style-name="Default"/>
        <table:table-column table:style-name="co42" table:default-cell-style-name="Default"/>
        <table:table-column table:style-name="co9" table:number-columns-repeated="1018" table:default-cell-style-name="Default"/>
        <table:table-row table:style-name="ro1">
          <table:table-cell table:style-name="ce52" office:value-type="string" calcext:value-type="string">
            <text:p>BuildingsAddressList</text:p>
          </table:table-cell>
          <table:table-cell table:style-name="ce49" table:number-columns-repeated="5"/>
          <table:table-cell table:number-columns-repeated="1018"/>
        </table:table-row>
        <table:table-row table:style-name="ro1">
          <table:table-cell table:style-name="ce53" office:value-type="string" calcext:value-type="string">
            <text:p>Start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Between</text:p>
          </table:table-cell>
          <table:table-cell table:style-name="ce53" office:value-type="string" calcext:value-type="string">
            <text:p>Adress</text:p>
          </table:table-cell>
          <table:table-cell table:style-name="ce53" office:value-type="string" calcext:value-type="string">
            <text:p>End</text:p>
          </table:table-cell>
          <table:table-cell table:style-name="ce53" office:value-type="string" calcext:value-type="string">
            <text:p>To copy/paste in BuildingsAddressList section</text:p>
          </table:table-cell>
          <table:table-cell table:number-columns-repeated="1018"/>
        </table:table-row>
        <table:table-row table:style-name="ro1">
          <table:table-cell table:style-name="ce45" office:value-type="string" calcext:value-type="string">
            <text:p>{ "</text:p>
          </table:table-cell>
          <table:table-cell table:style-name="ce48" table:formula="of:=[$'Split Configuration (buildings)'.B3]" office:value-type="string" office:string-value="stone-furnace" calcext:value-type="string">
            <text:p>stone-furnace</text:p>
          </table:table-cell>
          <table:table-cell table:style-name="ce45" office:value-type="string" calcext:value-type="string">
            <text:p>", 0x</text:p>
          </table:table-cell>
          <table:table-cell table:style-name="ce48" table:formula="of:=[$'Split Configuration (buildings)'.C3]" office:value-type="string" office:string-value="3A4" calcext:value-type="string">
            <text:p>3A4</text:p>
          </table:table-cell>
          <table:table-cell table:style-name="ce45" office:value-type="string" calcext:value-type="string">
            <text:p><text:s/>},</text:p>
          </table:table-cell>
          <table:table-cell table:style-name="ce54" table:formula="of:=CONCATENATE([.$A$3];[.B3];[.$C$3];[.D3];[.$E$3])" office:value-type="string" office:string-value="{ &quot;stone-furnace&quot;, 0x3A4 }," calcext:value-type="string">
            <text:p>{ "stone-furnace", 0x3A4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4]" office:value-type="string" office:string-value="burner-mining-drill" calcext:value-type="string">
            <text:p>burner-mining-drill</text:p>
          </table:table-cell>
          <table:table-cell table:style-name="ce49"/>
          <table:table-cell table:style-name="ce48" table:formula="of:=[$'Split Configuration (buildings)'.C4]" office:value-type="string" office:string-value="F4" calcext:value-type="string">
            <text:p>F4</text:p>
          </table:table-cell>
          <table:table-cell table:style-name="ce49"/>
          <table:table-cell table:style-name="ce54" table:formula="of:=CONCATENATE([.$A$3];[.B4];[.$C$3];[.D4];[.$E$3])" office:value-type="string" office:string-value="{ &quot;burner-mining-drill&quot;, 0xF4 }," calcext:value-type="string">
            <text:p>{ "burner-mining-drill", 0xF4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5]" office:value-type="string" office:string-value="iron-chest" calcext:value-type="string">
            <text:p>iron-chest</text:p>
          </table:table-cell>
          <table:table-cell table:style-name="ce49"/>
          <table:table-cell table:style-name="ce48" table:formula="of:=[$'Split Configuration (buildings)'.C5]" office:value-type="string" office:string-value="39C" calcext:value-type="string">
            <text:p>39C</text:p>
          </table:table-cell>
          <table:table-cell table:style-name="ce49"/>
          <table:table-cell table:style-name="ce54" table:formula="of:=CONCATENATE([.$A$3];[.B5];[.$C$3];[.D5];[.$E$3])" office:value-type="string" office:string-value="{ &quot;iron-chest&quot;, 0x39C }," calcext:value-type="string">
            <text:p>{ "iron-chest", 0x39C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6]" office:value-type="string" office:string-value="offshore-pump" calcext:value-type="string">
            <text:p>offshore-pump</text:p>
          </table:table-cell>
          <table:table-cell table:style-name="ce49"/>
          <table:table-cell table:style-name="ce48" table:formula="of:=[$'Split Configuration (buildings)'.C6]" office:value-type="string" office:string-value="2CC" calcext:value-type="string">
            <text:p>2CC</text:p>
          </table:table-cell>
          <table:table-cell table:style-name="ce49"/>
          <table:table-cell table:style-name="ce54" table:formula="of:=CONCATENATE([.$A$3];[.B6];[.$C$3];[.D6];[.$E$3])" office:value-type="string" office:string-value="{ &quot;offshore-pump&quot;, 0x2CC }," calcext:value-type="string">
            <text:p>{ "offshore-pump", 0x2CC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7]" office:value-type="string" office:string-value="boiler" calcext:value-type="string">
            <text:p>boiler</text:p>
          </table:table-cell>
          <table:table-cell table:style-name="ce49"/>
          <table:table-cell table:style-name="ce48" table:formula="of:=[$'Split Configuration (buildings)'.C7]" office:value-type="string" office:string-value="E8" calcext:value-type="string">
            <text:p>E8</text:p>
          </table:table-cell>
          <table:table-cell table:style-name="ce49"/>
          <table:table-cell table:style-name="ce54" table:formula="of:=CONCATENATE([.$A$3];[.B7];[.$C$3];[.D7];[.$E$3])" office:value-type="string" office:string-value="{ &quot;boiler&quot;, 0xE8 }," calcext:value-type="string">
            <text:p>{ "boiler", 0xE8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8]" office:value-type="string" office:string-value="steam-engine" calcext:value-type="string">
            <text:p>steam-engine</text:p>
          </table:table-cell>
          <table:table-cell table:style-name="ce49"/>
          <table:table-cell table:style-name="ce48" table:formula="of:=[$'Split Configuration (buildings)'.C8]" office:value-type="string" office:string-value="394" calcext:value-type="string">
            <text:p>394</text:p>
          </table:table-cell>
          <table:table-cell table:style-name="ce49"/>
          <table:table-cell table:style-name="ce54" table:formula="of:=CONCATENATE([.$A$3];[.B8];[.$C$3];[.D8];[.$E$3])" office:value-type="string" office:string-value="{ &quot;steam-engine&quot;, 0x394 }," calcext:value-type="string">
            <text:p>{ "steam-engine", 0x394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9]" office:value-type="string" office:string-value="pump" calcext:value-type="string">
            <text:p>pump</text:p>
          </table:table-cell>
          <table:table-cell table:style-name="ce49"/>
          <table:table-cell table:style-name="ce48" table:formula="of:=[$'Split Configuration (buildings)'.C9]" office:value-type="string" office:string-value="300" calcext:value-type="string">
            <text:p>300</text:p>
          </table:table-cell>
          <table:table-cell table:style-name="ce49"/>
          <table:table-cell table:style-name="ce54" table:formula="of:=CONCATENATE([.$A$3];[.B9];[.$C$3];[.D9];[.$E$3])" office:value-type="string" office:string-value="{ &quot;pump&quot;, 0x300 }," calcext:value-type="string">
            <text:p>{ "pump", 0x300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10]" office:value-type="string" office:string-value="electric-mining-drill" calcext:value-type="string">
            <text:p>electric-mining-drill</text:p>
          </table:table-cell>
          <table:table-cell table:style-name="ce49"/>
          <table:table-cell table:style-name="ce48" table:formula="of:=[$'Split Configuration (buildings)'.C10]" office:value-type="string" office:string-value="198" calcext:value-type="string">
            <text:p>198</text:p>
          </table:table-cell>
          <table:table-cell table:style-name="ce49"/>
          <table:table-cell table:style-name="ce54" table:formula="of:=CONCATENATE([.$A$3];[.B10];[.$C$3];[.D10];[.$E$3])" office:value-type="string" office:string-value="{ &quot;electric-mining-drill&quot;, 0x198 }," calcext:value-type="string">
            <text:p>{ "electric-mining-drill", 0x198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11]" office:value-type="string" office:string-value="small-electric-pole" calcext:value-type="string">
            <text:p>small-electric-pole</text:p>
          </table:table-cell>
          <table:table-cell table:style-name="ce49"/>
          <table:table-cell table:style-name="ce48" table:formula="of:=[$'Split Configuration (buildings)'.C11]" office:value-type="string" office:string-value="33C" calcext:value-type="string">
            <text:p>33C</text:p>
          </table:table-cell>
          <table:table-cell table:style-name="ce49"/>
          <table:table-cell table:style-name="ce54" table:formula="of:=CONCATENATE([.$A$3];[.B11];[.$C$3];[.D11];[.$E$3])" office:value-type="string" office:string-value="{ &quot;small-electric-pole&quot;, 0x33C }," calcext:value-type="string">
            <text:p>{ "small-electric-pole", 0x33C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12]" office:value-type="string" office:string-value="lab" calcext:value-type="string">
            <text:p>lab</text:p>
          </table:table-cell>
          <table:table-cell table:style-name="ce49"/>
          <table:table-cell table:style-name="ce48" table:formula="of:=[$'Split Configuration (buildings)'.C12]" office:value-type="string" office:string-value="25C" calcext:value-type="string">
            <text:p>25C</text:p>
          </table:table-cell>
          <table:table-cell table:style-name="ce49"/>
          <table:table-cell table:style-name="ce54" table:formula="of:=CONCATENATE([.$A$3];[.B12];[.$C$3];[.D12];[.$E$3])" office:value-type="string" office:string-value="{ &quot;lab&quot;, 0x25C }," calcext:value-type="string">
            <text:p>{ "lab", 0x25C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13]" office:value-type="string" office:string-value="pipe" calcext:value-type="string">
            <text:p>pipe</text:p>
          </table:table-cell>
          <table:table-cell table:style-name="ce49"/>
          <table:table-cell table:style-name="ce48" table:formula="of:=[$'Split Configuration (buildings)'.C13]" office:value-type="string" office:string-value="2E0" calcext:value-type="string">
            <text:p>2E0</text:p>
          </table:table-cell>
          <table:table-cell table:style-name="ce49"/>
          <table:table-cell table:style-name="ce54" table:formula="of:=CONCATENATE([.$A$3];[.B13];[.$C$3];[.D13];[.$E$3])" office:value-type="string" office:string-value="{ &quot;pipe&quot;, 0x2E0 }," calcext:value-type="string">
            <text:p>{ "pipe", 0x2E0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14]" office:value-type="string" office:string-value="pipe-to-ground" calcext:value-type="string">
            <text:p>pipe-to-ground</text:p>
          </table:table-cell>
          <table:table-cell table:style-name="ce49"/>
          <table:table-cell table:style-name="ce48" table:formula="of:=[$'Split Configuration (buildings)'.C14]" office:value-type="string" office:string-value="2E4" calcext:value-type="string">
            <text:p>2E4</text:p>
          </table:table-cell>
          <table:table-cell table:style-name="ce49"/>
          <table:table-cell table:style-name="ce54" table:formula="of:=CONCATENATE([.$A$3];[.B14];[.$C$3];[.D14];[.$E$3])" office:value-type="string" office:string-value="{ &quot;pipe-to-ground&quot;, 0x2E4 }," calcext:value-type="string">
            <text:p>{ "pipe-to-ground", 0x2E4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15]" office:value-type="string" office:string-value="assembling-machine-1" calcext:value-type="string">
            <text:p>assembling-machine-1</text:p>
          </table:table-cell>
          <table:table-cell table:style-name="ce49"/>
          <table:table-cell table:style-name="ce48" table:formula="of:=[$'Split Configuration (buildings)'.C15]" office:value-type="string" office:string-value="70" calcext:value-type="string">
            <text:p>70</text:p>
          </table:table-cell>
          <table:table-cell table:style-name="ce49"/>
          <table:table-cell table:style-name="ce54" table:formula="of:=CONCATENATE([.$A$3];[.B15];[.$C$3];[.D15];[.$E$3])" office:value-type="string" office:string-value="{ &quot;assembling-machine-1&quot;, 0x70 }," calcext:value-type="string">
            <text:p>{ "assembling-machine-1", 0x70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16]" office:value-type="string" office:string-value="express-inserter" calcext:value-type="string">
            <text:p>express-inserter</text:p>
          </table:table-cell>
          <table:table-cell table:style-name="ce49"/>
          <table:table-cell table:style-name="ce48" table:formula="of:=[$'Split Configuration (buildings)'.C16]" office:value-type="string" office:string-value="24C" calcext:value-type="string">
            <text:p>24C</text:p>
          </table:table-cell>
          <table:table-cell table:style-name="ce49"/>
          <table:table-cell table:style-name="ce54" table:formula="of:=CONCATENATE([.$A$3];[.B16];[.$C$3];[.D16];[.$E$3])" office:value-type="string" office:string-value="{ &quot;express-inserter&quot;, 0x24C }," calcext:value-type="string">
            <text:p>{ "express-inserter", 0x24C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17]" office:value-type="string" office:string-value="express-belt" calcext:value-type="string">
            <text:p>express-belt</text:p>
          </table:table-cell>
          <table:table-cell table:style-name="ce49"/>
          <table:table-cell table:style-name="ce48" table:formula="of:=[$'Split Configuration (buildings)'.C17]" office:value-type="string" office:string-value="3D0" calcext:value-type="string">
            <text:p>3D0</text:p>
          </table:table-cell>
          <table:table-cell table:style-name="ce49"/>
          <table:table-cell table:style-name="ce54" table:formula="of:=CONCATENATE([.$A$3];[.B17];[.$C$3];[.D17];[.$E$3])" office:value-type="string" office:string-value="{ &quot;express-belt&quot;, 0x3D0 }," calcext:value-type="string">
            <text:p>{ "express-belt", 0x3D0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18]" office:value-type="string" office:string-value="express-splitter" calcext:value-type="string">
            <text:p>express-splitter</text:p>
          </table:table-cell>
          <table:table-cell table:style-name="ce49"/>
          <table:table-cell table:style-name="ce48" table:formula="of:=[$'Split Configuration (buildings)'.C18]" office:value-type="string" office:string-value="388" calcext:value-type="string">
            <text:p>388</text:p>
          </table:table-cell>
          <table:table-cell table:style-name="ce49"/>
          <table:table-cell table:style-name="ce54" table:formula="of:=CONCATENATE([.$A$3];[.B18];[.$C$3];[.D18];[.$E$3])" office:value-type="string" office:string-value="{ &quot;express-splitter&quot;, 0x388 }," calcext:value-type="string">
            <text:p>{ "express-splitter", 0x388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19]" office:value-type="string" office:string-value="long-handed-inserter" calcext:value-type="string">
            <text:p>long-handed-inserter</text:p>
          </table:table-cell>
          <table:table-cell table:style-name="ce49"/>
          <table:table-cell table:style-name="ce48" table:formula="of:=[$'Split Configuration (buildings)'.C19]" office:value-type="string" office:string-value="2A4" calcext:value-type="string">
            <text:p>2A4</text:p>
          </table:table-cell>
          <table:table-cell table:style-name="ce49"/>
          <table:table-cell table:style-name="ce54" table:formula="of:=CONCATENATE([.$A$3];[.B19];[.$C$3];[.D19];[.$E$3])" office:value-type="string" office:string-value="{ &quot;long-handed-inserter&quot;, 0x2A4 }," calcext:value-type="string">
            <text:p>{ "long-handed-inserter", 0x2A4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20]" office:value-type="string" office:string-value="fast-inserter" calcext:value-type="string">
            <text:p>fast-inserter</text:p>
          </table:table-cell>
          <table:table-cell table:style-name="ce49"/>
          <table:table-cell table:style-name="ce48" table:formula="of:=[$'Split Configuration (buildings)'.C20]" office:value-type="string" office:string-value="1E4" calcext:value-type="string">
            <text:p>1E4</text:p>
          </table:table-cell>
          <table:table-cell table:style-name="ce49"/>
          <table:table-cell table:style-name="ce54" table:formula="of:=CONCATENATE([.$A$3];[.B20];[.$C$3];[.D20];[.$E$3])" office:value-type="string" office:string-value="{ &quot;fast-inserter&quot;, 0x1E4 }," calcext:value-type="string">
            <text:p>{ "fast-inserter", 0x1E4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21]" office:value-type="string" office:string-value="underground-belt" calcext:value-type="string">
            <text:p>underground-belt</text:p>
          </table:table-cell>
          <table:table-cell table:style-name="ce49"/>
          <table:table-cell table:style-name="ce48" table:formula="of:=[$'Split Configuration (buildings)'.C21]" office:value-type="string" office:string-value="3E0" calcext:value-type="string">
            <text:p>3E0</text:p>
          </table:table-cell>
          <table:table-cell table:style-name="ce49"/>
          <table:table-cell table:style-name="ce54" table:formula="of:=CONCATENATE([.$A$3];[.B21];[.$C$3];[.D21];[.$E$3])" office:value-type="string" office:string-value="{ &quot;underground-belt&quot;, 0x3E0 }," calcext:value-type="string">
            <text:p>{ "underground-belt", 0x3E0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22]" office:value-type="string" office:string-value="assembling-machine-2" calcext:value-type="string">
            <text:p>assembling-machine-2</text:p>
          </table:table-cell>
          <table:table-cell table:style-name="ce49"/>
          <table:table-cell table:style-name="ce48" table:formula="of:=[$'Split Configuration (buildings)'.C22]" office:value-type="string" office:string-value="74" calcext:value-type="string">
            <text:p>74</text:p>
          </table:table-cell>
          <table:table-cell table:style-name="ce49"/>
          <table:table-cell table:style-name="ce54" table:formula="of:=CONCATENATE([.$A$3];[.B22];[.$C$3];[.D22];[.$E$3])" office:value-type="string" office:string-value="{ &quot;assembling-machine-2&quot;, 0x74 }," calcext:value-type="string">
            <text:p>{ "assembling-machine-2", 0x74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23]" office:value-type="string" office:string-value="steel-furnace" calcext:value-type="string">
            <text:p>steel-furnace</text:p>
          </table:table-cell>
          <table:table-cell table:style-name="ce49"/>
          <table:table-cell table:style-name="ce48" table:formula="of:=[$'Split Configuration (buildings)'.C23]" office:value-type="string" office:string-value="3A0" calcext:value-type="string">
            <text:p>3A0</text:p>
          </table:table-cell>
          <table:table-cell table:style-name="ce49"/>
          <table:table-cell table:style-name="ce54" table:formula="of:=CONCATENATE([.$A$3];[.B23];[.$C$3];[.D23];[.$E$3])" office:value-type="string" office:string-value="{ &quot;steel-furnace&quot;, 0x3A0 }," calcext:value-type="string">
            <text:p>{ "steel-furnace", 0x3A0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24]" office:value-type="string" office:string-value="pumpjack" calcext:value-type="string">
            <text:p>pumpjack</text:p>
          </table:table-cell>
          <table:table-cell table:style-name="ce49"/>
          <table:table-cell table:style-name="ce48" table:formula="of:=[$'Split Configuration (buildings)'.C24]" office:value-type="string" office:string-value="304" calcext:value-type="string">
            <text:p>304</text:p>
          </table:table-cell>
          <table:table-cell table:style-name="ce49"/>
          <table:table-cell table:style-name="ce54" table:formula="of:=CONCATENATE([.$A$3];[.B24];[.$C$3];[.D24];[.$E$3])" office:value-type="string" office:string-value="{ &quot;pumpjack&quot;, 0x304 }," calcext:value-type="string">
            <text:p>{ "pumpjack", 0x304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25]" office:value-type="string" office:string-value="oil-refinery" calcext:value-type="string">
            <text:p>oil-refinery</text:p>
          </table:table-cell>
          <table:table-cell table:style-name="ce49"/>
          <table:table-cell table:style-name="ce48" table:formula="of:=[$'Split Configuration (buildings)'.C25]" office:value-type="string" office:string-value="2D0" calcext:value-type="string">
            <text:p>2D0</text:p>
          </table:table-cell>
          <table:table-cell table:style-name="ce49"/>
          <table:table-cell table:style-name="ce54" table:formula="of:=CONCATENATE([.$A$3];[.B25];[.$C$3];[.D25];[.$E$3])" office:value-type="string" office:string-value="{ &quot;oil-refinery&quot;, 0x2D0 }," calcext:value-type="string">
            <text:p>{ "oil-refinery", 0x2D0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26]" office:value-type="string" office:string-value="chemical-plant" calcext:value-type="string">
            <text:p>chemical-plant</text:p>
          </table:table-cell>
          <table:table-cell table:style-name="ce49"/>
          <table:table-cell table:style-name="ce48" table:formula="of:=[$'Split Configuration (buildings)'.C26]" office:value-type="string" office:string-value="10C" calcext:value-type="string">
            <text:p>10C</text:p>
          </table:table-cell>
          <table:table-cell table:style-name="ce49"/>
          <table:table-cell table:style-name="ce54" table:formula="of:=CONCATENATE([.$A$3];[.B26];[.$C$3];[.D26];[.$E$3])" office:value-type="string" office:string-value="{ &quot;chemical-plant&quot;, 0x10C }," calcext:value-type="string">
            <text:p>{ "chemical-plant", 0x10C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27]" office:value-type="string" office:string-value="storage-tank" calcext:value-type="string">
            <text:p>storage-tank</text:p>
          </table:table-cell>
          <table:table-cell table:style-name="ce49"/>
          <table:table-cell table:style-name="ce48" table:formula="of:=[$'Split Configuration (buildings)'.C27]" office:value-type="string" office:string-value="3AC" calcext:value-type="string">
            <text:p>3AC</text:p>
          </table:table-cell>
          <table:table-cell table:style-name="ce49"/>
          <table:table-cell table:style-name="ce54" table:formula="of:=CONCATENATE([.$A$3];[.B27];[.$C$3];[.D27];[.$E$3])" office:value-type="string" office:string-value="{ &quot;storage-tank&quot;, 0x3AC }," calcext:value-type="string">
            <text:p>{ "storage-tank", 0x3AC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28]" office:value-type="string" office:string-value="storage-chest" calcext:value-type="string">
            <text:p>storage-chest</text:p>
          </table:table-cell>
          <table:table-cell table:style-name="ce49"/>
          <table:table-cell table:style-name="ce48" table:formula="of:=[$'Split Configuration (buildings)'.C28]" office:value-type="string" office:string-value="29C" calcext:value-type="string">
            <text:p>29C</text:p>
          </table:table-cell>
          <table:table-cell table:style-name="ce49"/>
          <table:table-cell table:style-name="ce54" table:formula="of:=CONCATENATE([.$A$3];[.B28];[.$C$3];[.D28];[.$E$3])" office:value-type="string" office:string-value="{ &quot;storage-chest&quot;, 0x29C }," calcext:value-type="string">
            <text:p>{ "storage-chest", 0x29C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29]" office:value-type="string" office:string-value="passive-provider-chest" calcext:value-type="string">
            <text:p>passive-provider-chest</text:p>
          </table:table-cell>
          <table:table-cell table:style-name="ce49"/>
          <table:table-cell table:style-name="ce48" table:formula="of:=[$'Split Configuration (buildings)'.C29]" office:value-type="string" office:string-value="294" calcext:value-type="string">
            <text:p>294</text:p>
          </table:table-cell>
          <table:table-cell table:style-name="ce49"/>
          <table:table-cell table:style-name="ce54" table:formula="of:=CONCATENATE([.$A$3];[.B29];[.$C$3];[.D29];[.$E$3])" office:value-type="string" office:string-value="{ &quot;passive-provider-chest&quot;, 0x294 }," calcext:value-type="string">
            <text:p>{ "passive-provider-chest", 0x294 },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48" table:formula="of:=[$'Split Configuration (buildings)'.B30]" office:value-type="string" office:string-value="roboport" calcext:value-type="string">
            <text:p>roboport</text:p>
          </table:table-cell>
          <table:table-cell table:style-name="ce49"/>
          <table:table-cell table:style-name="ce48" table:formula="of:=[$'Split Configuration (buildings)'.C30]" office:value-type="string" office:string-value="314" calcext:value-type="string">
            <text:p>314</text:p>
          </table:table-cell>
          <table:table-cell table:style-name="ce49"/>
          <table:table-cell table:style-name="ce54" table:formula="of:=CONCATENATE([.$A$3];[.B30];[.$C$3];[.D30];[.$E$3])" office:value-type="string" office:string-value="{ &quot;roboport&quot;, 0x314 }," calcext:value-type="string">
            <text:p>{ "roboport", 0x314 },</text:p>
          </table:table-cell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'Split Configuration (buildings)'.A2:'Split Configuration (buildings)'.M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Cambria" svg:font-family="Cambria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earch" style:display-name="PageStyle_Rese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at_20_BuildingSplitsConfig" style:display-name="PageStyle_Concat BuildingSplitsConfi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lit_20_Configuration_20__28_buildings_29_" style:display-name="PageStyle_Split Configuration (building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at_20_BuildingsAddressList_20_" style:display-name="PageStyle_Concat BuildingsAddressList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_20_of_20_building" style:display-name="PageStyle_Number of build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4T15:03:27.929000000</dc:date>
    <meta:editing-duration>PT4M6S</meta:editing-duration>
    <meta:editing-cycles>2</meta:editing-cycles>
    <meta:generator>LibreOffice/6.0.6.2$Windows_X86_64 LibreOffice_project/0c292870b25a325b5ed35f6b45599d2ea4458e77</meta:generator>
    <meta:document-statistic meta:table-count="5" meta:cell-count="1768" meta:object-count="0"/>
  </office:meta>
</office:document-meta>
</file>